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218cm"/>
    </style:style>
    <style:style style:name="co3" style:family="table-column">
      <style:table-column-properties fo:break-before="auto" style:column-width="4.346cm"/>
    </style:style>
    <style:style style:name="co4" style:family="table-column">
      <style:table-column-properties fo:break-before="auto" style:column-width="3.194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2.993cm"/>
    </style:style>
    <style:style style:name="co7" style:family="table-column">
      <style:table-column-properties fo:break-before="auto" style:column-width="3.741cm"/>
    </style:style>
    <style:style style:name="co8" style:family="table-column">
      <style:table-column-properties fo:break-before="auto" style:column-width="6.073cm"/>
    </style:style>
    <style:style style:name="co9" style:family="table-column">
      <style:table-column-properties fo:break-before="auto" style:column-width="7.11cm"/>
    </style:style>
    <style:style style:name="co10" style:family="table-column">
      <style:table-column-properties fo:break-before="auto" style:column-width="3.914cm"/>
    </style:style>
    <style:style style:name="co11" style:family="table-column">
      <style:table-column-properties fo:break-before="auto" style:column-width="5.211cm"/>
    </style:style>
    <style:style style:name="co12" style:family="table-column">
      <style:table-column-properties fo:break-before="auto" style:column-width="5.382cm"/>
    </style:style>
    <style:style style:name="co13" style:family="table-column">
      <style:table-column-properties fo:break-before="auto" style:column-width="4.835cm"/>
    </style:style>
    <style:style style:name="co14" style:family="table-column">
      <style:table-column-properties fo:break-before="auto" style:column-width="3.108cm"/>
    </style:style>
    <style:style style:name="co15" style:family="table-column">
      <style:table-column-properties fo:break-before="auto" style:column-width="6.274cm"/>
    </style:style>
    <style:style style:name="co16" style:family="table-column">
      <style:table-column-properties fo:break-before="auto" style:column-width="4.893cm"/>
    </style:style>
    <style:style style:name="co17" style:family="table-column">
      <style:table-column-properties fo:break-before="auto" style:column-width="4.807cm"/>
    </style:style>
    <style:style style:name="co18" style:family="table-column">
      <style:table-column-properties fo:break-before="auto" style:column-width="5.008cm"/>
    </style:style>
    <style:style style:name="co19" style:family="table-column">
      <style:table-column-properties fo:break-before="auto" style:column-width="3.7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9" style:family="table-cell" style:parent-style-name="Default" style:data-style-name="N84"/>
    <style:style style:name="ce10" style:family="table-cell" style:parent-style-name="Default" style:data-style-name="N4"/>
    <style:style style:name="ce11" style:family="table-cell" style:parent-style-name="Default" style:data-style-name="N1"/>
    <style:style style:name="ce12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rance" table:style-name="ta1">
        <table:table-column table:style-name="co1" table:default-cell-style-name="Default"/>
        <table:table-column table:style-name="co1" table:default-cell-style-name="ce9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0"/>
        <table:table-row table:style-name="ro1" table:number-rows-repeated="5">
          <table:table-cell table:number-columns-repeated="8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France Dead predicted from first case</text:p>
          </table:table-cell>
          <table:table-cell office:value-type="string" calcext:value-type="string">
            <text:p>160 time dead – Cases</text:p>
          </table:table-cell>
          <table:table-cell office:value-type="string" calcext:value-type="string">
            <text:p>Real Deaths</text:p>
          </table:table-cell>
          <table:table-cell office:value-type="string" calcext:value-type="string">
            <text:p>Real Dead Total</text:p>
          </table:table-cell>
          <table:table-cell office:value-type="string" calcext:value-type="string">
            <text:p>Cases 160 Deaths</text:p>
          </table:table-cell>
          <table:table-cell office:value-type="string" calcext:value-type="string">
            <text:p><text:s/>Risk Franc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date" office:date-value="2020-02-15" calcext:value-type="date">
            <text:p>2020-02-15</text:p>
          </table:table-cell>
          <table:table-cell office:value-type="float" office:value="1" calcext:value-type="float">
            <text:p>1</text:p>
          </table:table-cell>
          <table:table-cell table:formula="of:=160 * [.C8]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formula="of:=[.E7]+[.E8]" office:value-type="float" office:value="1" calcext:value-type="float">
            <text:p>1</text:p>
          </table:table-cell>
          <table:table-cell table:formula="of:= 160 * [.F8]" office:value-type="float" office:value="160" calcext:value-type="float">
            <text:p>160</text:p>
          </table:table-cell>
          <table:table-cell table:formula="of:=60000000/[.G8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8]+[.E9]" office:value-type="float" office:value="1" calcext:value-type="float">
            <text:p>1</text:p>
          </table:table-cell>
          <table:table-cell table:formula="of:= 160 * [.F9]" office:value-type="float" office:value="160" calcext:value-type="float">
            <text:p>160</text:p>
          </table:table-cell>
          <table:table-cell table:formula="of:=60000000/[.G9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9]+[.E10]" office:value-type="float" office:value="1" calcext:value-type="float">
            <text:p>1</text:p>
          </table:table-cell>
          <table:table-cell table:formula="of:= 160 * [.F10]" office:value-type="float" office:value="160" calcext:value-type="float">
            <text:p>160</text:p>
          </table:table-cell>
          <table:table-cell table:formula="of:=60000000/[.G10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0]+[.E11]" office:value-type="float" office:value="1" calcext:value-type="float">
            <text:p>1</text:p>
          </table:table-cell>
          <table:table-cell table:formula="of:= 160 * [.F11]" office:value-type="float" office:value="160" calcext:value-type="float">
            <text:p>160</text:p>
          </table:table-cell>
          <table:table-cell table:formula="of:=60000000/[.G11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19" calcext:value-type="date">
            <text:p>2020-02-19</text:p>
          </table:table-cell>
          <table:table-cell office:value-type="float" office:value="2" calcext:value-type="float">
            <text:p>2</text:p>
          </table:table-cell>
          <table:table-cell table:formula="of:=160 * [.C12]"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formula="of:=[.F11]+[.E12]" office:value-type="float" office:value="1" calcext:value-type="float">
            <text:p>1</text:p>
          </table:table-cell>
          <table:table-cell table:formula="of:= 160 * [.F12]" office:value-type="float" office:value="160" calcext:value-type="float">
            <text:p>160</text:p>
          </table:table-cell>
          <table:table-cell table:formula="of:=60000000/[.G12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0" calcext:value-type="date">
            <text:p>2020-02-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2]+[.E13]" office:value-type="float" office:value="1" calcext:value-type="float">
            <text:p>1</text:p>
          </table:table-cell>
          <table:table-cell table:formula="of:= 160 * [.F13]" office:value-type="float" office:value="160" calcext:value-type="float">
            <text:p>160</text:p>
          </table:table-cell>
          <table:table-cell table:formula="of:=60000000/[.G13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1" calcext:value-type="date">
            <text:p>2020-02-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3]+[.E14]" office:value-type="float" office:value="1" calcext:value-type="float">
            <text:p>1</text:p>
          </table:table-cell>
          <table:table-cell table:formula="of:= 160 * [.F14]" office:value-type="float" office:value="160" calcext:value-type="float">
            <text:p>160</text:p>
          </table:table-cell>
          <table:table-cell table:formula="of:=60000000/[.G14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2" calcext:value-type="date">
            <text:p>2020-02-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4]+[.E15]" office:value-type="float" office:value="1" calcext:value-type="float">
            <text:p>1</text:p>
          </table:table-cell>
          <table:table-cell table:formula="of:= 160 * [.F15]" office:value-type="float" office:value="160" calcext:value-type="float">
            <text:p>160</text:p>
          </table:table-cell>
          <table:table-cell table:formula="of:=60000000/[.G15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3" calcext:value-type="date">
            <text:p>2020-02-23</text:p>
          </table:table-cell>
          <table:table-cell office:value-type="float" office:value="4" calcext:value-type="float">
            <text:p>4</text:p>
          </table:table-cell>
          <table:table-cell table:formula="of:=160 * [.C16]"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table:formula="of:=[.F15]+[.E16]" office:value-type="float" office:value="1" calcext:value-type="float">
            <text:p>1</text:p>
          </table:table-cell>
          <table:table-cell table:formula="of:= 160 * [.F16]" office:value-type="float" office:value="160" calcext:value-type="float">
            <text:p>160</text:p>
          </table:table-cell>
          <table:table-cell table:formula="of:=60000000/[.G16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4" calcext:value-type="date">
            <text:p>2020-02-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6]+[.E17]" office:value-type="float" office:value="1" calcext:value-type="float">
            <text:p>1</text:p>
          </table:table-cell>
          <table:table-cell table:formula="of:= 160 * [.F17]" office:value-type="float" office:value="160" calcext:value-type="float">
            <text:p>160</text:p>
          </table:table-cell>
          <table:table-cell table:formula="of:=60000000/[.G17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5" calcext:value-type="date">
            <text:p>2020-02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7]+[.E18]" office:value-type="float" office:value="1" calcext:value-type="float">
            <text:p>1</text:p>
          </table:table-cell>
          <table:table-cell table:formula="of:= 160 * [.F18]" office:value-type="float" office:value="160" calcext:value-type="float">
            <text:p>160</text:p>
          </table:table-cell>
          <table:table-cell table:formula="of:=60000000/[.G18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6" calcext:value-type="date">
            <text:p>2020-02-2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8]+[.E19]" office:value-type="float" office:value="1" calcext:value-type="float">
            <text:p>1</text:p>
          </table:table-cell>
          <table:table-cell table:formula="of:= 160 * [.F19]" office:value-type="float" office:value="160" calcext:value-type="float">
            <text:p>160</text:p>
          </table:table-cell>
          <table:table-cell table:formula="of:=60000000/[.G19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7" calcext:value-type="date">
            <text:p>2020-02-27</text:p>
          </table:table-cell>
          <table:table-cell office:value-type="float" office:value="8" calcext:value-type="float">
            <text:p>8</text:p>
          </table:table-cell>
          <table:table-cell table:formula="of:=160 * [.C20]" office:value-type="float" office:value="1280" calcext:value-type="float">
            <text:p>1280</text:p>
          </table:table-cell>
          <table:table-cell office:value-type="float" office:value="1" calcext:value-type="float">
            <text:p>1</text:p>
          </table:table-cell>
          <table:table-cell table:formula="of:=[.F19]+[.E20]" office:value-type="float" office:value="2" calcext:value-type="float">
            <text:p>2</text:p>
          </table:table-cell>
          <table:table-cell table:formula="of:= 160 * [.F20]" office:value-type="float" office:value="320" calcext:value-type="float">
            <text:p>320</text:p>
          </table:table-cell>
          <table:table-cell table:formula="of:=60000000/[.G20]" office:value-type="float" office:value="187500" calcext:value-type="float">
            <text:p>187,500.00</text:p>
          </table:table-cell>
        </table:table-row>
        <table:table-row table:style-name="ro1">
          <table:table-cell/>
          <table:table-cell office:value-type="date" office:date-value="2020-02-28" calcext:value-type="date">
            <text:p>2020-02-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20]+[.E21]" office:value-type="float" office:value="2" calcext:value-type="float">
            <text:p>2</text:p>
          </table:table-cell>
          <table:table-cell table:formula="of:= 160 * [.F21]" office:value-type="float" office:value="320" calcext:value-type="float">
            <text:p>320</text:p>
          </table:table-cell>
          <table:table-cell table:formula="of:=60000000/[.G21]" office:value-type="float" office:value="187500" calcext:value-type="float">
            <text:p>187,500.00</text:p>
          </table:table-cell>
        </table:table-row>
        <table:table-row table:style-name="ro1">
          <table:table-cell/>
          <table:table-cell office:value-type="date" office:date-value="2020-02-29" calcext:value-type="date">
            <text:p>2020-02-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21]+[.E22]" office:value-type="float" office:value="2" calcext:value-type="float">
            <text:p>2</text:p>
          </table:table-cell>
          <table:table-cell table:formula="of:= 160 * [.F22]" office:value-type="float" office:value="320" calcext:value-type="float">
            <text:p>320</text:p>
          </table:table-cell>
          <table:table-cell table:formula="of:=60000000/[.G22]" office:value-type="float" office:value="187500" calcext:value-type="float">
            <text:p>187,500.00</text:p>
          </table:table-cell>
        </table:table-row>
        <table:table-row table:style-name="ro1">
          <table:table-cell/>
          <table:table-cell office:value-type="date" office:date-value="2020-03-01" calcext:value-type="date">
            <text:p>2020-03-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22]+[.E23]" office:value-type="float" office:value="2" calcext:value-type="float">
            <text:p>2</text:p>
          </table:table-cell>
          <table:table-cell table:formula="of:= 160 * [.F23]" office:value-type="float" office:value="320" calcext:value-type="float">
            <text:p>320</text:p>
          </table:table-cell>
          <table:table-cell table:formula="of:=60000000/[.G23]" office:value-type="float" office:value="187500" calcext:value-type="float">
            <text:p>187,500.00</text:p>
          </table:table-cell>
        </table:table-row>
        <table:table-row table:style-name="ro1">
          <table:table-cell/>
          <table:table-cell office:value-type="date" office:date-value="2020-03-02" calcext:value-type="date">
            <text:p>2020-03-02</text:p>
          </table:table-cell>
          <table:table-cell office:value-type="float" office:value="16" calcext:value-type="float">
            <text:p>16</text:p>
          </table:table-cell>
          <table:table-cell table:formula="of:=160 * [.C24]" office:value-type="float" office:value="2560" calcext:value-type="float">
            <text:p>2560</text:p>
          </table:table-cell>
          <table:table-cell office:value-type="float" office:value="0" calcext:value-type="float">
            <text:p>0</text:p>
          </table:table-cell>
          <table:table-cell table:formula="of:=[.F23]+[.E24]" office:value-type="float" office:value="2" calcext:value-type="float">
            <text:p>2</text:p>
          </table:table-cell>
          <table:table-cell table:formula="of:= 160 * [.F24]" office:value-type="float" office:value="320" calcext:value-type="float">
            <text:p>320</text:p>
          </table:table-cell>
          <table:table-cell table:formula="of:=60000000/[.G24]" office:value-type="float" office:value="187500" calcext:value-type="float">
            <text:p>187,500.00</text:p>
          </table:table-cell>
        </table:table-row>
        <table:table-row table:style-name="ro1">
          <table:table-cell/>
          <table:table-cell office:value-type="date" office:date-value="2020-03-03" calcext:value-type="date">
            <text:p>2020-03-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24]+[.E25]" office:value-type="float" office:value="3" calcext:value-type="float">
            <text:p>3</text:p>
          </table:table-cell>
          <table:table-cell table:formula="of:= 160 * [.F25]" office:value-type="float" office:value="480" calcext:value-type="float">
            <text:p>480</text:p>
          </table:table-cell>
          <table:table-cell table:formula="of:=60000000/[.G25]" office:value-type="float" office:value="125000" calcext:value-type="float">
            <text:p>125,000.00</text:p>
          </table:table-cell>
        </table:table-row>
        <table:table-row table:style-name="ro1">
          <table:table-cell/>
          <table:table-cell office:value-type="date" office:date-value="2020-03-04" calcext:value-type="date">
            <text:p>2020-03-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25]+[.E26]" office:value-type="float" office:value="4" calcext:value-type="float">
            <text:p>4</text:p>
          </table:table-cell>
          <table:table-cell table:formula="of:= 160 * [.F26]" office:value-type="float" office:value="640" calcext:value-type="float">
            <text:p>640</text:p>
          </table:table-cell>
          <table:table-cell table:formula="of:=60000000/[.G26]" office:value-type="float" office:value="93750" calcext:value-type="float">
            <text:p>93,750.00</text:p>
          </table:table-cell>
        </table:table-row>
        <table:table-row table:style-name="ro1">
          <table:table-cell/>
          <table:table-cell office:value-type="date" office:date-value="2020-03-05" calcext:value-type="date">
            <text:p>2020-03-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26]+[.E27]" office:value-type="float" office:value="4" calcext:value-type="float">
            <text:p>4</text:p>
          </table:table-cell>
          <table:table-cell table:formula="of:= 160 * [.F27]" office:value-type="float" office:value="640" calcext:value-type="float">
            <text:p>640</text:p>
          </table:table-cell>
          <table:table-cell table:formula="of:=60000000/[.G27]" office:value-type="float" office:value="93750" calcext:value-type="float">
            <text:p>93,750.00</text:p>
          </table:table-cell>
        </table:table-row>
        <table:table-row table:style-name="ro1">
          <table:table-cell/>
          <table:table-cell office:value-type="date" office:date-value="2020-03-06" calcext:value-type="date">
            <text:p>2020-03-06</text:p>
          </table:table-cell>
          <table:table-cell table:formula="of:=[.C24] * 2" office:value-type="float" office:value="32" calcext:value-type="float">
            <text:p>32</text:p>
          </table:table-cell>
          <table:table-cell table:formula="of:=160 * [.C28]" office:value-type="float" office:value="5120" calcext:value-type="float">
            <text:p>5120</text:p>
          </table:table-cell>
          <table:table-cell office:value-type="float" office:value="3" calcext:value-type="float">
            <text:p>3</text:p>
          </table:table-cell>
          <table:table-cell table:formula="of:=[.F27]+[.E28]" office:value-type="float" office:value="7" calcext:value-type="float">
            <text:p>7</text:p>
          </table:table-cell>
          <table:table-cell table:formula="of:= 160 * [.F28]" office:value-type="float" office:value="1120" calcext:value-type="float">
            <text:p>1120</text:p>
          </table:table-cell>
          <table:table-cell table:formula="of:=60000000/[.G28]" office:value-type="float" office:value="53571.4285714286" calcext:value-type="float">
            <text:p>53,571.43</text:p>
          </table:table-cell>
        </table:table-row>
        <table:table-row table:style-name="ro1">
          <table:table-cell/>
          <table:table-cell office:value-type="date" office:date-value="2020-03-07" calcext:value-type="date">
            <text:p>2020-03-0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F28]+[.E29]" office:value-type="float" office:value="9" calcext:value-type="float">
            <text:p>9</text:p>
          </table:table-cell>
          <table:table-cell table:formula="of:= 160 * [.F29]" office:value-type="float" office:value="1440" calcext:value-type="float">
            <text:p>1440</text:p>
          </table:table-cell>
          <table:table-cell table:formula="of:=60000000/[.G29]" office:value-type="float" office:value="41666.6666666667" calcext:value-type="float">
            <text:p>41,666.67</text:p>
          </table:table-cell>
        </table:table-row>
        <table:table-row table:style-name="ro1">
          <table:table-cell/>
          <table:table-cell office:value-type="date" office:date-value="2020-03-08" calcext:value-type="date">
            <text:p>2020-03-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29]+[.E30]" office:value-type="float" office:value="10" calcext:value-type="float">
            <text:p>10</text:p>
          </table:table-cell>
          <table:table-cell table:formula="of:= 160 * [.F30]" office:value-type="float" office:value="1600" calcext:value-type="float">
            <text:p>1600</text:p>
          </table:table-cell>
          <table:table-cell table:formula="of:=60000000/[.G30]" office:value-type="float" office:value="37500" calcext:value-type="float">
            <text:p>37,500.00</text:p>
          </table:table-cell>
        </table:table-row>
        <table:table-row table:style-name="ro1">
          <table:table-cell/>
          <table:table-cell office:value-type="date" office:date-value="2020-03-09" calcext:value-type="date">
            <text:p>2020-03-0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F30]+[.E31]" office:value-type="float" office:value="19" calcext:value-type="float">
            <text:p>19</text:p>
          </table:table-cell>
          <table:table-cell table:formula="of:= 160 * [.F31]" office:value-type="float" office:value="3040" calcext:value-type="float">
            <text:p>3040</text:p>
          </table:table-cell>
          <table:table-cell table:formula="of:=60000000/[.G31]" office:value-type="float" office:value="19736.8421052632" calcext:value-type="float">
            <text:p>19,736.84</text:p>
          </table:table-cell>
        </table:table-row>
        <table:table-row table:style-name="ro1">
          <table:table-cell/>
          <table:table-cell office:value-type="date" office:date-value="2020-03-10" calcext:value-type="date">
            <text:p>2020-03-10</text:p>
          </table:table-cell>
          <table:table-cell table:formula="of:=[.C28] * 2" office:value-type="float" office:value="64" calcext:value-type="float">
            <text:p>64</text:p>
          </table:table-cell>
          <table:table-cell table:formula="of:=160 * [.C32]" office:value-type="float" office:value="10240" calcext:value-type="float">
            <text:p>10240</text:p>
          </table:table-cell>
          <table:table-cell office:value-type="float" office:value="11" calcext:value-type="float">
            <text:p>11</text:p>
          </table:table-cell>
          <table:table-cell table:formula="of:=[.F31]+[.E32]" office:value-type="float" office:value="30" calcext:value-type="float">
            <text:p>30</text:p>
          </table:table-cell>
          <table:table-cell table:formula="of:= 160 * [.F32]" office:value-type="float" office:value="4800" calcext:value-type="float">
            <text:p>4800</text:p>
          </table:table-cell>
          <table:table-cell table:formula="of:=60000000/[.G32]" office:value-type="float" office:value="12500" calcext:value-type="float">
            <text:p>12,500.00</text:p>
          </table:table-cell>
        </table:table-row>
        <table:table-row table:style-name="ro1">
          <table:table-cell/>
          <table:table-cell office:value-type="date" office:date-value="2020-03-11" calcext:value-type="date">
            <text:p>2020-03-1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F32]+[.E33]" office:value-type="float" office:value="33" calcext:value-type="float">
            <text:p>33</text:p>
          </table:table-cell>
          <table:table-cell table:formula="of:= 160 * [.F33]" office:value-type="float" office:value="5280" calcext:value-type="float">
            <text:p>5280</text:p>
          </table:table-cell>
          <table:table-cell table:formula="of:=60000000/[.G33]" office:value-type="float" office:value="11363.6363636364" calcext:value-type="float">
            <text:p>11,363.64</text:p>
          </table:table-cell>
        </table:table-row>
        <table:table-row table:style-name="ro1">
          <table:table-cell/>
          <table:table-cell office:value-type="date" office:date-value="2020-03-12" calcext:value-type="date">
            <text:p>2020-03-1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F33]+[.E34]" office:value-type="float" office:value="48" calcext:value-type="float">
            <text:p>48</text:p>
          </table:table-cell>
          <table:table-cell table:formula="of:= 160 * [.F34]" office:value-type="float" office:value="7680" calcext:value-type="float">
            <text:p>7680</text:p>
          </table:table-cell>
          <table:table-cell table:formula="of:=60000000/[.G34]" office:value-type="float" office:value="7812.5" calcext:value-type="float">
            <text:p>7,812.50</text:p>
          </table:table-cell>
        </table:table-row>
        <table:table-row table:style-name="ro1">
          <table:table-cell/>
          <table:table-cell office:value-type="date" office:date-value="2020-03-13" calcext:value-type="date">
            <text:p>2020-03-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F34]+[.E35]" office:value-type="float" office:value="61" calcext:value-type="float">
            <text:p>61</text:p>
          </table:table-cell>
          <table:table-cell table:formula="of:= 160 * [.F35]" office:value-type="float" office:value="9760" calcext:value-type="float">
            <text:p>9760</text:p>
          </table:table-cell>
          <table:table-cell table:formula="of:=60000000/[.G35]" office:value-type="float" office:value="6147.54098360656" calcext:value-type="float">
            <text:p>6,147.54</text:p>
          </table:table-cell>
        </table:table-row>
        <table:table-row table:style-name="ro1">
          <table:table-cell/>
          <table:table-cell office:value-type="date" office:date-value="2020-03-14" calcext:value-type="date">
            <text:p>2020-03-14</text:p>
          </table:table-cell>
          <table:table-cell table:formula="of:=[.C32] * 2" office:value-type="float" office:value="128" calcext:value-type="float">
            <text:p>128</text:p>
          </table:table-cell>
          <table:table-cell table:formula="of:=160 * [.C36]" office:value-type="float" office:value="20480" calcext:value-type="float">
            <text:p>20480</text:p>
          </table:table-cell>
          <table:table-cell office:value-type="float" office:value="18" calcext:value-type="float">
            <text:p>18</text:p>
          </table:table-cell>
          <table:table-cell table:formula="of:=[.F35]+[.E36]" office:value-type="float" office:value="79" calcext:value-type="float">
            <text:p>79</text:p>
          </table:table-cell>
          <table:table-cell table:formula="of:= 160 * [.F36]" office:value-type="float" office:value="12640" calcext:value-type="float">
            <text:p>12640</text:p>
          </table:table-cell>
          <table:table-cell table:formula="of:=60000000/[.G36]" office:value-type="float" office:value="4746.83544303798" calcext:value-type="float">
            <text:p>4,746.84</text:p>
          </table:table-cell>
        </table:table-row>
        <table:table-row table:style-name="ro1">
          <table:table-cell/>
          <table:table-cell office:value-type="date" office:date-value="2020-03-15" calcext:value-type="date">
            <text:p>2020-03-1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F36]+[.E37]" office:value-type="float" office:value="91" calcext:value-type="float">
            <text:p>91</text:p>
          </table:table-cell>
          <table:table-cell table:formula="of:= 160 * [.F37]" office:value-type="float" office:value="14560" calcext:value-type="float">
            <text:p>14560</text:p>
          </table:table-cell>
          <table:table-cell table:formula="of:=60000000/[.G37]" office:value-type="float" office:value="4120.87912087912" calcext:value-type="float">
            <text:p>4,120.88</text:p>
          </table:table-cell>
        </table:table-row>
        <table:table-row table:style-name="ro1">
          <table:table-cell/>
          <table:table-cell office:value-type="date" office:date-value="2020-03-16" calcext:value-type="date">
            <text:p>2020-03-1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F37]+[.E38]" office:value-type="float" office:value="127" calcext:value-type="float">
            <text:p>127</text:p>
          </table:table-cell>
          <table:table-cell table:formula="of:= 160 * [.F38]" office:value-type="float" office:value="20320" calcext:value-type="float">
            <text:p>20320</text:p>
          </table:table-cell>
          <table:table-cell table:formula="of:=60000000/[.G38]" office:value-type="float" office:value="2952.75590551181" calcext:value-type="float">
            <text:p>2,952.76</text:p>
          </table:table-cell>
        </table:table-row>
        <table:table-row table:style-name="ro1">
          <table:table-cell/>
          <table:table-cell office:value-type="date" office:date-value="2020-03-17" calcext:value-type="date">
            <text:p>2020-03-1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[.F38]+[.E39]" office:value-type="float" office:value="148" calcext:value-type="float">
            <text:p>148</text:p>
          </table:table-cell>
          <table:table-cell table:formula="of:= 160 * [.F39]" office:value-type="float" office:value="23680" calcext:value-type="float">
            <text:p>23680</text:p>
          </table:table-cell>
          <table:table-cell table:formula="of:=60000000/[.G39]" office:value-type="float" office:value="2533.78378378378" calcext:value-type="float">
            <text:p>2,533.78</text:p>
          </table:table-cell>
        </table:table-row>
        <table:table-row table:style-name="ro1">
          <table:table-cell/>
          <table:table-cell office:value-type="date" office:date-value="2020-03-18" calcext:value-type="date">
            <text:p>2020-03-18</text:p>
          </table:table-cell>
          <table:table-cell table:formula="of:=[.C36] * 2" office:value-type="float" office:value="256" calcext:value-type="float">
            <text:p>256</text:p>
          </table:table-cell>
          <table:table-cell table:formula="of:=160 * [.C40]" office:value-type="float" office:value="40960" calcext:value-type="float">
            <text:p>40960</text:p>
          </table:table-cell>
          <table:table-cell office:value-type="float" office:value="27" calcext:value-type="float">
            <text:p>27</text:p>
          </table:table-cell>
          <table:table-cell table:formula="of:=[.F39]+[.E40]" office:value-type="float" office:value="175" calcext:value-type="float">
            <text:p>175</text:p>
          </table:table-cell>
          <table:table-cell table:formula="of:= 160 * [.F40]" office:value-type="float" office:value="28000" calcext:value-type="float">
            <text:p>28000</text:p>
          </table:table-cell>
          <table:table-cell table:formula="of:=60000000/[.G40]" office:value-type="float" office:value="2142.85714285714" calcext:value-type="float">
            <text:p>2,142.86</text:p>
          </table:table-cell>
        </table:table-row>
        <table:table-row table:style-name="ro1">
          <table:table-cell/>
          <table:table-cell office:value-type="date" office:date-value="2020-03-19" calcext:value-type="date">
            <text:p>2020-03-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0]+[.E41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0" calcext:value-type="date">
            <text:p>2020-03-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1]+[.E42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1" calcext:value-type="date">
            <text:p>2020-03-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2]+[.E43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2" calcext:value-type="date">
            <text:p>2020-03-22</text:p>
          </table:table-cell>
          <table:table-cell table:formula="of:=[.C40] * 2" office:value-type="float" office:value="512" calcext:value-type="float">
            <text:p>512</text:p>
          </table:table-cell>
          <table:table-cell table:formula="of:=160 * [.C44]" office:value-type="float" office:value="81920" calcext:value-type="float">
            <text:p>81920</text:p>
          </table:table-cell>
          <table:table-cell office:value-type="float" office:value="0" calcext:value-type="float">
            <text:p>0</text:p>
          </table:table-cell>
          <table:table-cell table:formula="of:=[.F43]+[.E44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3" calcext:value-type="date">
            <text:p>2020-03-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4]+[.E45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4" calcext:value-type="date">
            <text:p>2020-03-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5]+[.E46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5" calcext:value-type="date">
            <text:p>2020-03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6]+[.E47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6" calcext:value-type="date">
            <text:p>2020-03-26</text:p>
          </table:table-cell>
          <table:table-cell table:formula="of:=[.C44] * 2" office:value-type="float" office:value="1024" calcext:value-type="float">
            <text:p>1024</text:p>
          </table:table-cell>
          <table:table-cell table:formula="of:=160 * [.C48]" office:value-type="float" office:value="163840" calcext:value-type="float">
            <text:p>163840</text:p>
          </table:table-cell>
          <table:table-cell office:value-type="float" office:value="0" calcext:value-type="float">
            <text:p>0</text:p>
          </table:table-cell>
          <table:table-cell table:formula="of:=[.F47]+[.E48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7" calcext:value-type="date">
            <text:p>2020-03-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8]+[.E49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8" calcext:value-type="date">
            <text:p>2020-03-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9]+[.E50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9" calcext:value-type="date">
            <text:p>2020-03-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0]+[.E51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30" calcext:value-type="date">
            <text:p>2020-03-30</text:p>
          </table:table-cell>
          <table:table-cell table:formula="of:=[.C48] * 2" office:value-type="float" office:value="2048" calcext:value-type="float">
            <text:p>2048</text:p>
          </table:table-cell>
          <table:table-cell table:formula="of:=160 * [.C52]" office:value-type="float" office:value="327680" calcext:value-type="float">
            <text:p>327680</text:p>
          </table:table-cell>
          <table:table-cell office:value-type="float" office:value="0" calcext:value-type="float">
            <text:p>0</text:p>
          </table:table-cell>
          <table:table-cell table:formula="of:=[.F51]+[.E52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31" calcext:value-type="date">
            <text:p>2020-03-3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2]+[.E53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1" calcext:value-type="date">
            <text:p>2020-04-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3]+[.E54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2" calcext:value-type="date">
            <text:p>2020-04-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4]+[.E55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3" calcext:value-type="date">
            <text:p>2020-04-03</text:p>
          </table:table-cell>
          <table:table-cell table:formula="of:=[.C52] * 2" office:value-type="float" office:value="4096" calcext:value-type="float">
            <text:p>4096</text:p>
          </table:table-cell>
          <table:table-cell table:formula="of:=160 * [.C56]" office:value-type="float" office:value="655360" calcext:value-type="float">
            <text:p>655360</text:p>
          </table:table-cell>
          <table:table-cell office:value-type="float" office:value="0" calcext:value-type="float">
            <text:p>0</text:p>
          </table:table-cell>
          <table:table-cell table:formula="of:=[.F55]+[.E56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4" calcext:value-type="date">
            <text:p>2020-04-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6]+[.E57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5" calcext:value-type="date">
            <text:p>2020-04-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7]+[.E58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6" calcext:value-type="date">
            <text:p>2020-04-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8]+[.E59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7" calcext:value-type="date">
            <text:p>2020-04-07</text:p>
          </table:table-cell>
          <table:table-cell table:formula="of:=[.C56] * 2" office:value-type="float" office:value="8192" calcext:value-type="float">
            <text:p>8192</text:p>
          </table:table-cell>
          <table:table-cell table:formula="of:=160 * [.C60]" office:value-type="float" office:value="1310720" calcext:value-type="float">
            <text:p>1310720</text:p>
          </table:table-cell>
          <table:table-cell office:value-type="float" office:value="0" calcext:value-type="float">
            <text:p>0</text:p>
          </table:table-cell>
          <table:table-cell table:formula="of:=[.F59]+[.E60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8" calcext:value-type="date">
            <text:p>2020-04-0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0]+[.E61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9" calcext:value-type="date">
            <text:p>2020-04-0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1]+[.E62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0" calcext:value-type="date">
            <text:p>2020-04-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2]+[.E63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1" calcext:value-type="date">
            <text:p>2020-04-11</text:p>
          </table:table-cell>
          <table:table-cell table:formula="of:=[.C60] * 2" office:value-type="float" office:value="16384" calcext:value-type="float">
            <text:p>16384</text:p>
          </table:table-cell>
          <table:table-cell table:formula="of:=160 * [.C64]" office:value-type="float" office:value="2621440" calcext:value-type="float">
            <text:p>2621440</text:p>
          </table:table-cell>
          <table:table-cell office:value-type="float" office:value="0" calcext:value-type="float">
            <text:p>0</text:p>
          </table:table-cell>
          <table:table-cell table:formula="of:=[.F63]+[.E64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2" calcext:value-type="date">
            <text:p>2020-04-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4]+[.E65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3" calcext:value-type="date">
            <text:p>2020-04-1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5]+[.E66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4" calcext:value-type="date">
            <text:p>2020-04-1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6]+[.E67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5" calcext:value-type="date">
            <text:p>2020-04-15</text:p>
          </table:table-cell>
          <table:table-cell table:formula="of:=[.C64] * 2" office:value-type="float" office:value="32768" calcext:value-type="float">
            <text:p>32768</text:p>
          </table:table-cell>
          <table:table-cell table:formula="of:=160 * [.C68]" office:value-type="float" office:value="5242880" calcext:value-type="float">
            <text:p>5242880</text:p>
          </table:table-cell>
          <table:table-cell office:value-type="float" office:value="0" calcext:value-type="float">
            <text:p>0</text:p>
          </table:table-cell>
          <table:table-cell table:formula="of:=[.F67]+[.E68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6" calcext:value-type="date">
            <text:p>2020-04-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8]+[.E69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7" calcext:value-type="date">
            <text:p>2020-04-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9]+[.E70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8" calcext:value-type="date">
            <text:p>2020-04-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70]+[.E71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9" calcext:value-type="date">
            <text:p>2020-04-19</text:p>
          </table:table-cell>
          <table:table-cell table:formula="of:=[.C68] * 2" office:value-type="float" office:value="65536" calcext:value-type="float">
            <text:p>65536</text:p>
          </table:table-cell>
          <table:table-cell table:formula="of:=160 * [.C72]" office:value-type="float" office:value="10485760" calcext:value-type="float">
            <text:p>10485760</text:p>
          </table:table-cell>
          <table:table-cell office:value-type="float" office:value="0" calcext:value-type="float">
            <text:p>0</text:p>
          </table:table-cell>
          <table:table-cell table:formula="of:=[.F71]+[.E72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0" calcext:value-type="date">
            <text:p>2020-04-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72]+[.E73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1" calcext:value-type="date">
            <text:p>2020-04-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73]+[.E74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2" calcext:value-type="date">
            <text:p>2020-04-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74]+[.E75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3" calcext:value-type="date">
            <text:p>2020-04-23</text:p>
          </table:table-cell>
          <table:table-cell table:formula="of:=[.C72] * 2" office:value-type="float" office:value="131072" calcext:value-type="float">
            <text:p>131072</text:p>
          </table:table-cell>
          <table:table-cell table:formula="of:=160 * [.C76]" office:value-type="float" office:value="20971520" calcext:value-type="float">
            <text:p>20971520</text:p>
          </table:table-cell>
          <table:table-cell office:value-type="float" office:value="0" calcext:value-type="float">
            <text:p>0</text:p>
          </table:table-cell>
          <table:table-cell table:formula="of:=[.F75]+[.E76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4" calcext:value-type="date">
            <text:p>2020-04-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76]+[.E77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5" calcext:value-type="date">
            <text:p>2020-04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77]+[.E78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6" calcext:value-type="date">
            <text:p>2020-04-2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78]+[.E79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7" calcext:value-type="date">
            <text:p>2020-04-27</text:p>
          </table:table-cell>
          <table:table-cell table:formula="of:=[.C76] * 2" office:value-type="float" office:value="262144" calcext:value-type="float">
            <text:p>262144</text:p>
          </table:table-cell>
          <table:table-cell table:formula="of:=160 * [.C80]" office:value-type="float" office:value="41943040" calcext:value-type="float">
            <text:p>41943040</text:p>
          </table:table-cell>
          <table:table-cell office:value-type="float" office:value="0" calcext:value-type="float">
            <text:p>0</text:p>
          </table:table-cell>
          <table:table-cell table:formula="of:=[.F79]+[.E80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8" calcext:value-type="date">
            <text:p>2020-04-28</text:p>
          </table:table-cell>
          <table:table-cell table:number-columns-repeated="6"/>
        </table:table-row>
        <table:table-row table:style-name="ro1" table:number-rows-repeated="104849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FranceChart" table:style-name="ta1">
        <table:shapes>
          <draw:frame draw:z-index="0" draw:style-name="gr1" draw:text-style-name="P1" svg:width="24.88cm" svg:height="14.479cm" svg:x="4.372cm" svg:y="2.53cm">
            <draw:object draw:notify-on-update-of-ranges="France.B7:France.B40 France.B7:France.B40 France.H6:France.H6 France.H7:France.H4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UK -" table:style-name="ta1">
        <table:table-column table:style-name="co1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ce11"/>
        <table:table-column table:style-name="co10" table:default-cell-style-name="ce11"/>
        <table:table-column table:style-name="co11" table:default-cell-style-name="ce11"/>
        <table:table-column table:style-name="co1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UK</text:p>
          </table:table-cell>
          <table:table-cell table:number-columns-repeated="12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table:number-columns-repeated="2"/>
          <table:table-cell table:style-name="ce9" office:value-type="string" calcext:value-type="string">
            <text:p>Date</text:p>
          </table:table-cell>
          <table:table-cell office:value-type="string" calcext:value-type="string">
            <text:p>UK Dead predicted from first case</text:p>
          </table:table-cell>
          <table:table-cell office:value-type="string" calcext:value-type="string">
            <text:p>160 times dead = Cases</text:p>
          </table:table-cell>
          <table:table-cell office:value-type="string" calcext:value-type="string">
            <text:p>Real Deaths</text:p>
          </table:table-cell>
          <table:table-cell office:value-type="string" calcext:value-type="string">
            <text:p>Real Dead Total</text:p>
          </table:table-cell>
          <table:table-cell office:value-type="string" calcext:value-type="string">
            <text:p>Cases 160 Deaths</text:p>
          </table:table-cell>
          <table:table-cell table:style-name="ce10" office:value-type="string" calcext:value-type="string">
            <text:p><text:s/>Risk UK</text:p>
          </table:table-cell>
          <table:table-cell office:value-type="string" calcext:value-type="string">
            <text:p>Predicted cases (no shutdown)</text:p>
          </table:table-cell>
          <table:table-cell office:value-type="string" calcext:value-type="string">
            <text:p>Predicted Risk (no lockdown)</text:p>
          </table:table-cell>
          <table:table-cell office:value-type="string" calcext:value-type="string">
            <text:p>Predicted deaths</text:p>
          </table:table-cell>
          <table:table-cell office:value-type="string" calcext:value-type="string">
            <text:p>Difference from actual</text:p>
          </table:table-cell>
        </table:table-row>
        <table:table-row table:style-name="ro1">
          <table:table-cell table:number-columns-repeated="2"/>
          <table:table-cell table:style-name="ce9"/>
          <table:table-cell table:number-columns-repeated="5"/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2-15" calcext:value-type="date">
            <text:p>2020-02-15</text:p>
          </table:table-cell>
          <table:table-cell office:value-type="float" office:value="0" calcext:value-type="float">
            <text:p>0</text:p>
          </table:table-cell>
          <table:table-cell table:formula="of:=160 * [.D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8]+[.F9]" office:value-type="float" office:value="0" calcext:value-type="float">
            <text:p>0</text:p>
          </table:table-cell>
          <table:table-cell table:formula="of:= 160 * [.G9]" office:value-type="float" office:value="0" calcext:value-type="float">
            <text:p>0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2-16" calcext:value-type="date">
            <text:p>2020-02-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9]+[.F10]" office:value-type="float" office:value="0" calcext:value-type="float">
            <text:p>0</text:p>
          </table:table-cell>
          <table:table-cell table:formula="of:= 160 * [.G10]" office:value-type="float" office:value="0" calcext:value-type="float">
            <text:p>0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2-17" calcext:value-type="date">
            <text:p>2020-02-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0]+[.F11]" office:value-type="float" office:value="0" calcext:value-type="float">
            <text:p>0</text:p>
          </table:table-cell>
          <table:table-cell table:formula="of:= 160 * [.G11]" office:value-type="float" office:value="0" calcext:value-type="float">
            <text:p>0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2-18" calcext:value-type="date">
            <text:p>2020-02-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1]+[.F12]" office:value-type="float" office:value="0" calcext:value-type="float">
            <text:p>0</text:p>
          </table:table-cell>
          <table:table-cell table:formula="of:= 160 * [.G12]" office:value-type="float" office:value="0" calcext:value-type="float">
            <text:p>0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2-19" calcext:value-type="date">
            <text:p>2020-02-19</text:p>
          </table:table-cell>
          <table:table-cell office:value-type="float" office:value="0" calcext:value-type="float">
            <text:p>0</text:p>
          </table:table-cell>
          <table:table-cell table:formula="of:=160 * [.D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12]+[.F13]" office:value-type="float" office:value="0" calcext:value-type="float">
            <text:p>0</text:p>
          </table:table-cell>
          <table:table-cell table:formula="of:= 160 * [.G13]" office:value-type="float" office:value="0" calcext:value-type="float">
            <text:p>0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2-20" calcext:value-type="date">
            <text:p>2020-02-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3]+[.F14]" office:value-type="float" office:value="0" calcext:value-type="float">
            <text:p>0</text:p>
          </table:table-cell>
          <table:table-cell table:formula="of:= 160 * [.G14]" office:value-type="float" office:value="0" calcext:value-type="float">
            <text:p>0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2-21" calcext:value-type="date">
            <text:p>2020-02-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4]+[.F15]" office:value-type="float" office:value="0" calcext:value-type="float">
            <text:p>0</text:p>
          </table:table-cell>
          <table:table-cell table:formula="of:= 160 * [.G15]" office:value-type="float" office:value="0" calcext:value-type="float">
            <text:p>0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2-22" calcext:value-type="date">
            <text:p>2020-02-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5]+[.F16]" office:value-type="float" office:value="0" calcext:value-type="float">
            <text:p>0</text:p>
          </table:table-cell>
          <table:table-cell table:formula="of:= 160 * [.G16]" office:value-type="float" office:value="0" calcext:value-type="float">
            <text:p>0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2-23" calcext:value-type="date">
            <text:p>2020-02-23</text:p>
          </table:table-cell>
          <table:table-cell office:value-type="float" office:value="0" calcext:value-type="float">
            <text:p>0</text:p>
          </table:table-cell>
          <table:table-cell table:formula="of:=160 * [.D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16]+[.F17]" office:value-type="float" office:value="0" calcext:value-type="float">
            <text:p>0</text:p>
          </table:table-cell>
          <table:table-cell table:formula="of:= 160 * [.G17]" office:value-type="float" office:value="0" calcext:value-type="float">
            <text:p>0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2-24" calcext:value-type="date">
            <text:p>2020-02-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7]+[.F18]" office:value-type="float" office:value="0" calcext:value-type="float">
            <text:p>0</text:p>
          </table:table-cell>
          <table:table-cell table:formula="of:= 160 * [.G18]" office:value-type="float" office:value="0" calcext:value-type="float">
            <text:p>0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2-25" calcext:value-type="date">
            <text:p>2020-02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8]+[.F19]" office:value-type="float" office:value="0" calcext:value-type="float">
            <text:p>0</text:p>
          </table:table-cell>
          <table:table-cell table:formula="of:= 160 * [.G19]" office:value-type="float" office:value="0" calcext:value-type="float">
            <text:p>0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2-26" calcext:value-type="date">
            <text:p>2020-02-2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9]+[.F20]" office:value-type="float" office:value="0" calcext:value-type="float">
            <text:p>0</text:p>
          </table:table-cell>
          <table:table-cell table:formula="of:= 160 * [.G20]" office:value-type="float" office:value="0" calcext:value-type="float">
            <text:p>0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2-27" calcext:value-type="date">
            <text:p>2020-02-27</text:p>
          </table:table-cell>
          <table:table-cell office:value-type="float" office:value="0" calcext:value-type="float">
            <text:p>0</text:p>
          </table:table-cell>
          <table:table-cell table:formula="of:=160 * [.D2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20]+[.F21]" office:value-type="float" office:value="0" calcext:value-type="float">
            <text:p>0</text:p>
          </table:table-cell>
          <table:table-cell table:formula="of:= 160 * [.G21]" office:value-type="float" office:value="0" calcext:value-type="float">
            <text:p>0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2-28" calcext:value-type="date">
            <text:p>2020-02-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1]+[.F22]" office:value-type="float" office:value="0" calcext:value-type="float">
            <text:p>0</text:p>
          </table:table-cell>
          <table:table-cell table:formula="of:= 160 * [.G22]" office:value-type="float" office:value="0" calcext:value-type="float">
            <text:p>0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2-29" calcext:value-type="date">
            <text:p>2020-02-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2]+[.F23]" office:value-type="float" office:value="0" calcext:value-type="float">
            <text:p>0</text:p>
          </table:table-cell>
          <table:table-cell table:formula="of:= 160 * [.G23]" office:value-type="float" office:value="0" calcext:value-type="float">
            <text:p>0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3-01" calcext:value-type="date">
            <text:p>2020-03-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3]+[.F24]" office:value-type="float" office:value="0" calcext:value-type="float">
            <text:p>0</text:p>
          </table:table-cell>
          <table:table-cell table:formula="of:= 160 * [.G24]" office:value-type="float" office:value="0" calcext:value-type="float">
            <text:p>0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3-02" calcext:value-type="date">
            <text:p>2020-03-02</text:p>
          </table:table-cell>
          <table:table-cell office:value-type="float" office:value="0" calcext:value-type="float">
            <text:p>0</text:p>
          </table:table-cell>
          <table:table-cell table:formula="of:=160 * [.D2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24]+[.F25]" office:value-type="float" office:value="0" calcext:value-type="float">
            <text:p>0</text:p>
          </table:table-cell>
          <table:table-cell table:formula="of:= 160 * [.G25]" office:value-type="float" office:value="0" calcext:value-type="float">
            <text:p>0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3-03" calcext:value-type="date">
            <text:p>2020-03-0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5]+[.F26]" office:value-type="float" office:value="0" calcext:value-type="float">
            <text:p>0</text:p>
          </table:table-cell>
          <table:table-cell table:formula="of:= 160 * [.G26]" office:value-type="float" office:value="0" calcext:value-type="float">
            <text:p>0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3-04" calcext:value-type="date">
            <text:p>2020-03-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6]+[.F27]" office:value-type="float" office:value="0" calcext:value-type="float">
            <text:p>0</text:p>
          </table:table-cell>
          <table:table-cell table:formula="of:= 160 * [.G27]" office:value-type="float" office:value="0" calcext:value-type="float">
            <text:p>0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3-05" calcext:value-type="date">
            <text:p>2020-03-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27]+[.F28]" office:value-type="float" office:value="1" calcext:value-type="float">
            <text:p>1</text:p>
          </table:table-cell>
          <table:table-cell table:formula="of:= 160 * [.G28]" office:value-type="float" office:value="160" calcext:value-type="float">
            <text:p>160</text:p>
          </table:table-cell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formula="of:=160 * [.D29]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formula="of:=[.G28]+[.F29]" office:value-type="float" office:value="2" calcext:value-type="float">
            <text:p>2</text:p>
          </table:table-cell>
          <table:table-cell table:formula="of:= 160 * [.G29]" office:value-type="float" office:value="320" calcext:value-type="float">
            <text:p>320</text:p>
          </table:table-cell>
          <table:table-cell table:style-name="ce10" table:formula="of:=60000000/[.H29]" office:value-type="float" office:value="187500" calcext:value-type="float">
            <text:p>187,50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3-07" calcext:value-type="date">
            <text:p>2020-03-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9]+[.F30]" office:value-type="float" office:value="2" calcext:value-type="float">
            <text:p>2</text:p>
          </table:table-cell>
          <table:table-cell table:formula="of:= 160 * [.G30]" office:value-type="float" office:value="320" calcext:value-type="float">
            <text:p>320</text:p>
          </table:table-cell>
          <table:table-cell table:style-name="ce10" table:formula="of:=60000000/[.H30]" office:value-type="float" office:value="187500" calcext:value-type="float">
            <text:p>187,50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3-08" calcext:value-type="date">
            <text:p>2020-03-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30]+[.F31]" office:value-type="float" office:value="3" calcext:value-type="float">
            <text:p>3</text:p>
          </table:table-cell>
          <table:table-cell table:formula="of:= 160 * [.G31]" office:value-type="float" office:value="480" calcext:value-type="float">
            <text:p>480</text:p>
          </table:table-cell>
          <table:table-cell table:style-name="ce10" table:formula="of:=60000000/[.H31]" office:value-type="float" office:value="125000" calcext:value-type="float">
            <text:p>125,00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3-09" calcext:value-type="date">
            <text:p>2020-03-0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G31]+[.F32]" office:value-type="float" office:value="5" calcext:value-type="float">
            <text:p>5</text:p>
          </table:table-cell>
          <table:table-cell table:formula="of:= 160 * [.G32]" office:value-type="float" office:value="800" calcext:value-type="float">
            <text:p>800</text:p>
          </table:table-cell>
          <table:table-cell table:style-name="ce10" table:formula="of:=60000000/[.H32]" office:value-type="float" office:value="75000" calcext:value-type="float">
            <text:p>75,00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3-10" calcext:value-type="date">
            <text:p>2020-03-10</text:p>
          </table:table-cell>
          <table:table-cell table:formula="of:=[.D29] * 2" office:value-type="float" office:value="2" calcext:value-type="float">
            <text:p>2</text:p>
          </table:table-cell>
          <table:table-cell table:formula="of:=160 * [.D33]"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table:formula="of:=[.G32]+[.F33]" office:value-type="float" office:value="6" calcext:value-type="float">
            <text:p>6</text:p>
          </table:table-cell>
          <table:table-cell table:formula="of:= 160 * [.G33]" office:value-type="float" office:value="960" calcext:value-type="float">
            <text:p>960</text:p>
          </table:table-cell>
          <table:table-cell table:style-name="ce10" table:formula="of:=60000000/[.H33]" office:value-type="float" office:value="62500" calcext:value-type="float">
            <text:p>62,50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3-11" calcext:value-type="date">
            <text:p>2020-03-1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G33]+[.F34]" office:value-type="float" office:value="8" calcext:value-type="float">
            <text:p>8</text:p>
          </table:table-cell>
          <table:table-cell table:formula="of:= 160 * [.G34]" office:value-type="float" office:value="1280" calcext:value-type="float">
            <text:p>1280</text:p>
          </table:table-cell>
          <table:table-cell table:style-name="ce10" table:formula="of:=60000000/[.H34]" office:value-type="float" office:value="46875" calcext:value-type="float">
            <text:p>46,875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3-12" calcext:value-type="date">
            <text:p>2020-03-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G34]+[.F35]" office:value-type="float" office:value="10" calcext:value-type="float">
            <text:p>10</text:p>
          </table:table-cell>
          <table:table-cell table:formula="of:= 160 * [.G35]" office:value-type="float" office:value="1600" calcext:value-type="float">
            <text:p>1600</text:p>
          </table:table-cell>
          <table:table-cell table:style-name="ce10" table:formula="of:=60000000/[.H35]" office:value-type="float" office:value="37500" calcext:value-type="float">
            <text:p>37,500.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3-13" calcext:value-type="date">
            <text:p>2020-03-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35]+[.F36]" office:value-type="float" office:value="11" calcext:value-type="float">
            <text:p>11</text:p>
          </table:table-cell>
          <table:table-cell table:formula="of:= 160 * [.G36]" office:value-type="float" office:value="1760" calcext:value-type="float">
            <text:p>1760</text:p>
          </table:table-cell>
          <table:table-cell table:style-name="ce10" table:formula="of:=60000000/[.H36]" office:value-type="float" office:value="34090.9090909091" calcext:value-type="float">
            <text:p>34,090.9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3-14" calcext:value-type="date">
            <text:p>2020-03-14</text:p>
          </table:table-cell>
          <table:table-cell table:formula="of:=[.D33] * 2" office:value-type="float" office:value="4" calcext:value-type="float">
            <text:p>4</text:p>
          </table:table-cell>
          <table:table-cell table:formula="of:=160 * [.D37]" office:value-type="float" office:value="640" calcext:value-type="float">
            <text:p>640</text:p>
          </table:table-cell>
          <table:table-cell office:value-type="float" office:value="10" calcext:value-type="float">
            <text:p>10</text:p>
          </table:table-cell>
          <table:table-cell table:formula="of:=[.G36]+[.F37]" office:value-type="float" office:value="21" calcext:value-type="float">
            <text:p>21</text:p>
          </table:table-cell>
          <table:table-cell table:formula="of:= 160 * [.G37]" office:value-type="float" office:value="3360" calcext:value-type="float">
            <text:p>3360</text:p>
          </table:table-cell>
          <table:table-cell table:style-name="ce10" table:formula="of:=60000000/[.H37]" office:value-type="float" office:value="17857.1428571429" calcext:value-type="float">
            <text:p>17,857.1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3-15" calcext:value-type="date">
            <text:p>2020-03-1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G37]+[.F38]" office:value-type="float" office:value="35" calcext:value-type="float">
            <text:p>35</text:p>
          </table:table-cell>
          <table:table-cell table:formula="of:= 160 * [.G38]" office:value-type="float" office:value="5600" calcext:value-type="float">
            <text:p>5600</text:p>
          </table:table-cell>
          <table:table-cell table:style-name="ce10" table:formula="of:=60000000/[.H38]" office:value-type="float" office:value="10714.2857142857" calcext:value-type="float">
            <text:p>10,714.2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3-16" calcext:value-type="date">
            <text:p>2020-03-1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G38]+[.F39]" office:value-type="float" office:value="55" calcext:value-type="float">
            <text:p>55</text:p>
          </table:table-cell>
          <table:table-cell table:formula="of:= 160 * [.G39]" office:value-type="float" office:value="8800" calcext:value-type="float">
            <text:p>8800</text:p>
          </table:table-cell>
          <table:table-cell table:style-name="ce10" table:formula="of:=60000000/[.H39]" office:value-type="float" office:value="6818.18181818182" calcext:value-type="float">
            <text:p>6,818.1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3-17" calcext:value-type="date">
            <text:p>2020-03-1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G39]+[.F40]" office:value-type="float" office:value="71" calcext:value-type="float">
            <text:p>71</text:p>
          </table:table-cell>
          <table:table-cell table:formula="of:= 160 * [.G40]" office:value-type="float" office:value="11360" calcext:value-type="float">
            <text:p>11360</text:p>
          </table:table-cell>
          <table:table-cell table:style-name="ce10" table:formula="of:=60000000/[.H40]" office:value-type="float" office:value="5281.69014084507" calcext:value-type="float">
            <text:p>5,281.6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3-18" calcext:value-type="date">
            <text:p>2020-03-18</text:p>
          </table:table-cell>
          <table:table-cell table:formula="of:=[.D37] * 2" office:value-type="float" office:value="8" calcext:value-type="float">
            <text:p>8</text:p>
          </table:table-cell>
          <table:table-cell table:formula="of:=160 * [.D41]" office:value-type="float" office:value="1280" calcext:value-type="float">
            <text:p>1280</text:p>
          </table:table-cell>
          <table:table-cell office:value-type="float" office:value="33" calcext:value-type="float">
            <text:p>33</text:p>
          </table:table-cell>
          <table:table-cell table:formula="of:=[.G40]+[.F41]" office:value-type="float" office:value="104" calcext:value-type="float">
            <text:p>104</text:p>
          </table:table-cell>
          <table:table-cell table:formula="of:= 160 * [.G41]" office:value-type="float" office:value="16640" calcext:value-type="float">
            <text:p>16640</text:p>
          </table:table-cell>
          <table:table-cell table:style-name="ce10" table:formula="of:=60000000/[.H41]" office:value-type="float" office:value="3605.76923076923" calcext:value-type="float">
            <text:p>3,605.77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 office:value-type="date" office:date-value="2020-03-19" calcext:value-type="date">
            <text:p>2020-03-1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[.G41]+[.F42]" office:value-type="float" office:value="144" calcext:value-type="float">
            <text:p>144</text:p>
          </table:table-cell>
          <table:table-cell table:formula="of:= 160 * [.G42]" office:value-type="float" office:value="23040" calcext:value-type="float">
            <text:p>23040</text:p>
          </table:table-cell>
          <table:table-cell table:style-name="ce10" table:formula="of:=60000000/[.H42]" office:value-type="float" office:value="2604.16666666667" calcext:value-type="float">
            <text:p>2,604.17</text:p>
          </table:table-cell>
          <table:table-cell table:formula="of:=[.H41]*1.2" office:value-type="float" office:value="19968" calcext:value-type="float">
            <text:p>19,968.00</text:p>
          </table:table-cell>
          <table:table-cell table:style-name="ce10" table:formula="of:=60000000/[.J42]" office:value-type="float" office:value="3004.80769230769" calcext:value-type="float">
            <text:p>3,004.8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0" calcext:value-type="date">
            <text:p>2020-03-20</text:p>
          </table:table-cell>
          <table:table-cell table:number-columns-repeated="2"/>
          <table:table-cell table:formula="of:=[.J43]/160" office:value-type="float" office:value="149.76" calcext:value-type="float">
            <text:p>150</text:p>
          </table:table-cell>
          <table:table-cell table:formula="of:=[.G42]+[.F43]" office:value-type="float" office:value="293.76" calcext:value-type="float">
            <text:p>294</text:p>
          </table:table-cell>
          <table:table-cell table:formula="of:= 160 * [.G43]" office:value-type="float" office:value="47001.6" calcext:value-type="float">
            <text:p>47002</text:p>
          </table:table-cell>
          <table:table-cell table:style-name="ce10" table:formula="of:=60000000/[.H43]" office:value-type="float" office:value="1276.5522875817" calcext:value-type="float">
            <text:p>1,276.55</text:p>
          </table:table-cell>
          <table:table-cell table:formula="of:=[.J42]*1.2" office:value-type="float" office:value="23961.6" calcext:value-type="float">
            <text:p>23,961.60</text:p>
          </table:table-cell>
          <table:table-cell table:style-name="ce10" table:formula="of:=60000000/[.J43]" office:value-type="float" office:value="2504.00641025641" calcext:value-type="float">
            <text:p>2,504.01</text:p>
          </table:table-cell>
          <table:table-cell table:style-name="ce11" office:value-type="float" office:value="294" calcext:value-type="float">
            <text:p>294</text:p>
          </table:table-cell>
          <table:table-cell/>
        </table:table-row>
        <table:table-row table:style-name="ro1">
          <table:table-cell table:number-columns-repeated="2"/>
          <table:table-cell table:style-name="ce9" office:value-type="date" office:date-value="2020-03-21" calcext:value-type="date">
            <text:p>2020-03-21</text:p>
          </table:table-cell>
          <table:table-cell table:number-columns-repeated="2"/>
          <table:table-cell table:formula="of:=[.J44]/160" office:value-type="float" office:value="179.712" calcext:value-type="float">
            <text:p>180</text:p>
          </table:table-cell>
          <table:table-cell table:formula="of:=[.G43]+[.F44]" office:value-type="float" office:value="473.472" calcext:value-type="float">
            <text:p>473</text:p>
          </table:table-cell>
          <table:table-cell table:formula="of:= 160 * [.G44]" office:value-type="float" office:value="75755.52" calcext:value-type="float">
            <text:p>75756</text:p>
          </table:table-cell>
          <table:table-cell table:style-name="ce10" table:formula="of:=60000000/[.H44]" office:value-type="float" office:value="792.021492295215" calcext:value-type="float">
            <text:p>792.02</text:p>
          </table:table-cell>
          <table:table-cell table:formula="of:=[.J43]*1.2" office:value-type="float" office:value="28753.92" calcext:value-type="float">
            <text:p>28,753.92</text:p>
          </table:table-cell>
          <table:table-cell table:style-name="ce10" table:formula="of:=60000000/[.J44]" office:value-type="float" office:value="2086.67200854701" calcext:value-type="float">
            <text:p>2,086.6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2" calcext:value-type="date">
            <text:p>2020-03-22</text:p>
          </table:table-cell>
          <table:table-cell table:formula="of:=[.D41] * 2" office:value-type="float" office:value="16" calcext:value-type="float">
            <text:p>16</text:p>
          </table:table-cell>
          <table:table-cell table:formula="of:=160 * [.D45]" office:value-type="float" office:value="2560" calcext:value-type="float">
            <text:p>2560</text:p>
          </table:table-cell>
          <table:table-cell table:formula="of:=[.J45]/160" office:value-type="float" office:value="215.6544" calcext:value-type="float">
            <text:p>216</text:p>
          </table:table-cell>
          <table:table-cell table:formula="of:=[.G44]+[.F45]" office:value-type="float" office:value="689.1264" calcext:value-type="float">
            <text:p>689</text:p>
          </table:table-cell>
          <table:table-cell table:formula="of:= 160 * [.G45]" office:value-type="float" office:value="110260.224" calcext:value-type="float">
            <text:p>110260</text:p>
          </table:table-cell>
          <table:table-cell table:style-name="ce10" table:formula="of:=60000000/[.H45]" office:value-type="float" office:value="544.167223893904" calcext:value-type="float">
            <text:p>544.17</text:p>
          </table:table-cell>
          <table:table-cell table:formula="of:=[.J44]*1.2" office:value-type="float" office:value="34504.704" calcext:value-type="float">
            <text:p>34,504.70</text:p>
          </table:table-cell>
          <table:table-cell table:style-name="ce10" table:formula="of:=60000000/[.J45]" office:value-type="float" office:value="1738.89334045584" calcext:value-type="float">
            <text:p>1,738.8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3" calcext:value-type="date">
            <text:p>2020-03-23</text:p>
          </table:table-cell>
          <table:table-cell table:number-columns-repeated="2"/>
          <table:table-cell table:formula="of:=[.J46]/160" office:value-type="float" office:value="258.78528" calcext:value-type="float">
            <text:p>259</text:p>
          </table:table-cell>
          <table:table-cell table:formula="of:=[.G45]+[.F46]" office:value-type="float" office:value="947.91168" calcext:value-type="float">
            <text:p>948</text:p>
          </table:table-cell>
          <table:table-cell table:formula="of:= 160 * [.G46]" office:value-type="float" office:value="151665.8688" calcext:value-type="float">
            <text:p>151666</text:p>
          </table:table-cell>
          <table:table-cell table:style-name="ce10" table:formula="of:=60000000/[.H46]" office:value-type="float" office:value="395.606476755303" calcext:value-type="float">
            <text:p>395.61</text:p>
          </table:table-cell>
          <table:table-cell table:formula="of:=[.J45]*1.2" office:value-type="float" office:value="41405.6448" calcext:value-type="float">
            <text:p>41,405.64</text:p>
          </table:table-cell>
          <table:table-cell table:style-name="ce10" table:formula="of:=60000000/[.J46]" office:value-type="float" office:value="1449.0777837132" calcext:value-type="float">
            <text:p>1,449.0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4" calcext:value-type="date">
            <text:p>2020-03-24</text:p>
          </table:table-cell>
          <table:table-cell table:number-columns-repeated="2"/>
          <table:table-cell table:formula="of:=[.J47]/160" office:value-type="float" office:value="310.542336" calcext:value-type="float">
            <text:p>311</text:p>
          </table:table-cell>
          <table:table-cell table:formula="of:=[.G46]+[.F47]" office:value-type="float" office:value="1258.454016" calcext:value-type="float">
            <text:p>1258</text:p>
          </table:table-cell>
          <table:table-cell table:formula="of:= 160 * [.G47]" office:value-type="float" office:value="201352.64256" calcext:value-type="float">
            <text:p>201353</text:p>
          </table:table-cell>
          <table:table-cell table:style-name="ce10" table:formula="of:=60000000/[.H47]" office:value-type="float" office:value="297.984666290739" calcext:value-type="float">
            <text:p>297.98</text:p>
          </table:table-cell>
          <table:table-cell table:formula="of:=[.J46]*1.2" office:value-type="float" office:value="49686.77376" calcext:value-type="float">
            <text:p>49,686.77</text:p>
          </table:table-cell>
          <table:table-cell table:style-name="ce10" table:formula="of:=60000000/[.J47]" office:value-type="float" office:value="1207.564819761" calcext:value-type="float">
            <text:p>1,207.5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5" calcext:value-type="date">
            <text:p>2020-03-25</text:p>
          </table:table-cell>
          <table:table-cell table:number-columns-repeated="2"/>
          <table:table-cell table:formula="of:=[.J48]/160" office:value-type="float" office:value="372.6508032" calcext:value-type="float">
            <text:p>373</text:p>
          </table:table-cell>
          <table:table-cell table:formula="of:=[.G47]+[.F48]" office:value-type="float" office:value="1631.1048192" calcext:value-type="float">
            <text:p>1631</text:p>
          </table:table-cell>
          <table:table-cell table:formula="of:= 160 * [.G48]" office:value-type="float" office:value="260976.771072" calcext:value-type="float">
            <text:p>260977</text:p>
          </table:table-cell>
          <table:table-cell table:style-name="ce10" table:formula="of:=60000000/[.H48]" office:value-type="float" office:value="229.905518999033" calcext:value-type="float">
            <text:p>229.91</text:p>
          </table:table-cell>
          <table:table-cell table:formula="of:=[.J47]*1.2" office:value-type="float" office:value="59624.128512" calcext:value-type="float">
            <text:p>59,624.13</text:p>
          </table:table-cell>
          <table:table-cell table:style-name="ce10" table:formula="of:=60000000/[.J48]" office:value-type="float" office:value="1006.3040164675" calcext:value-type="float">
            <text:p>1,006.3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6" calcext:value-type="date">
            <text:p>2020-03-26</text:p>
          </table:table-cell>
          <table:table-cell table:formula="of:=[.D45] * 2" office:value-type="float" office:value="32" calcext:value-type="float">
            <text:p>32</text:p>
          </table:table-cell>
          <table:table-cell table:formula="of:=160 * [.D49]" office:value-type="float" office:value="5120" calcext:value-type="float">
            <text:p>5120</text:p>
          </table:table-cell>
          <table:table-cell table:formula="of:=[.J49]/160" office:value-type="float" office:value="447.18096384" calcext:value-type="float">
            <text:p>447</text:p>
          </table:table-cell>
          <table:table-cell table:formula="of:=[.G48]+[.F49]" office:value-type="float" office:value="2078.28578304" calcext:value-type="float">
            <text:p>2078</text:p>
          </table:table-cell>
          <table:table-cell table:formula="of:= 160 * [.G49]" office:value-type="float" office:value="332525.7252864" calcext:value-type="float">
            <text:p>332526</text:p>
          </table:table-cell>
          <table:table-cell table:style-name="ce10" table:formula="of:=60000000/[.H49]" office:value-type="float" office:value="180.437167525378" calcext:value-type="float">
            <text:p>180.44</text:p>
          </table:table-cell>
          <table:table-cell table:formula="of:=[.J48]*1.2" office:value-type="float" office:value="71548.9542144" calcext:value-type="float">
            <text:p>71,548.95</text:p>
          </table:table-cell>
          <table:table-cell table:style-name="ce10" table:formula="of:=60000000/[.J49]" office:value-type="float" office:value="838.586680389584" calcext:value-type="float">
            <text:p>838.5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7" calcext:value-type="date">
            <text:p>2020-03-27</text:p>
          </table:table-cell>
          <table:table-cell table:number-columns-repeated="2"/>
          <table:table-cell table:formula="of:=[.J50]/160" office:value-type="float" office:value="536.617156608" calcext:value-type="float">
            <text:p>537</text:p>
          </table:table-cell>
          <table:table-cell table:formula="of:=[.G49]+[.F50]" office:value-type="float" office:value="2614.902939648" calcext:value-type="float">
            <text:p>2615</text:p>
          </table:table-cell>
          <table:table-cell table:formula="of:= 160 * [.G50]" office:value-type="float" office:value="418384.47034368" calcext:value-type="float">
            <text:p>418384</text:p>
          </table:table-cell>
          <table:table-cell table:style-name="ce10" table:formula="of:=60000000/[.H50]" office:value-type="float" office:value="143.408764552645" calcext:value-type="float">
            <text:p>143.41</text:p>
          </table:table-cell>
          <table:table-cell table:formula="of:=[.J49]*1.2" office:value-type="float" office:value="85858.74505728" calcext:value-type="float">
            <text:p>85,858.75</text:p>
          </table:table-cell>
          <table:table-cell table:style-name="ce10" table:formula="of:=60000000/[.J50]" office:value-type="float" office:value="698.822233657987" calcext:value-type="float">
            <text:p>698.8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8" calcext:value-type="date">
            <text:p>2020-03-28</text:p>
          </table:table-cell>
          <table:table-cell table:number-columns-repeated="2"/>
          <table:table-cell table:formula="of:=[.J51]/160" office:value-type="float" office:value="643.9405879296" calcext:value-type="float">
            <text:p>644</text:p>
          </table:table-cell>
          <table:table-cell table:formula="of:=[.G50]+[.F51]" office:value-type="float" office:value="3258.8435275776" calcext:value-type="float">
            <text:p>3259</text:p>
          </table:table-cell>
          <table:table-cell table:formula="of:= 160 * [.G51]" office:value-type="float" office:value="521414.964412416" calcext:value-type="float">
            <text:p>521415</text:p>
          </table:table-cell>
          <table:table-cell table:style-name="ce10" table:formula="of:=60000000/[.H51]" office:value-type="float" office:value="115.071496015873" calcext:value-type="float">
            <text:p>115.07</text:p>
          </table:table-cell>
          <table:table-cell table:formula="of:=[.J50]*1.2" office:value-type="float" office:value="103030.494068736" calcext:value-type="float">
            <text:p>103,030.49</text:p>
          </table:table-cell>
          <table:table-cell table:style-name="ce10" table:formula="of:=60000000/[.J51]" office:value-type="float" office:value="582.351861381656" calcext:value-type="float">
            <text:p>582.3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9" calcext:value-type="date">
            <text:p>2020-03-29</text:p>
          </table:table-cell>
          <table:table-cell table:number-columns-repeated="2"/>
          <table:table-cell table:formula="of:=[.J52]/160" office:value-type="float" office:value="772.72870551552" calcext:value-type="float">
            <text:p>773</text:p>
          </table:table-cell>
          <table:table-cell table:formula="of:=[.G51]+[.F52]" office:value-type="float" office:value="4031.57223309312" calcext:value-type="float">
            <text:p>4032</text:p>
          </table:table-cell>
          <table:table-cell table:formula="of:= 160 * [.G52]" office:value-type="float" office:value="645051.557294899" calcext:value-type="float">
            <text:p>645052</text:p>
          </table:table-cell>
          <table:table-cell table:style-name="ce10" table:formula="of:=60000000/[.H52]" office:value-type="float" office:value="93.0158207068241" calcext:value-type="float">
            <text:p>93.02</text:p>
          </table:table-cell>
          <table:table-cell table:formula="of:=[.J51]*1.2" office:value-type="float" office:value="123636.592882483" calcext:value-type="float">
            <text:p>123,636.59</text:p>
          </table:table-cell>
          <table:table-cell table:style-name="ce10" table:formula="of:=60000000/[.J52]" office:value-type="float" office:value="485.293217818046" calcext:value-type="float">
            <text:p>485.2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30" calcext:value-type="date">
            <text:p>2020-03-30</text:p>
          </table:table-cell>
          <table:table-cell table:formula="of:=[.D49] * 2" office:value-type="float" office:value="64" calcext:value-type="float">
            <text:p>64</text:p>
          </table:table-cell>
          <table:table-cell table:formula="of:=160 * [.D53]" office:value-type="float" office:value="10240" calcext:value-type="float">
            <text:p>10240</text:p>
          </table:table-cell>
          <table:table-cell table:formula="of:=[.J53]/160" office:value-type="float" office:value="927.274446618624" calcext:value-type="float">
            <text:p>927</text:p>
          </table:table-cell>
          <table:table-cell table:formula="of:=[.G52]+[.F53]" office:value-type="float" office:value="4958.84667971174" calcext:value-type="float">
            <text:p>4959</text:p>
          </table:table-cell>
          <table:table-cell table:formula="of:= 160 * [.G53]" office:value-type="float" office:value="793415.468753879" calcext:value-type="float">
            <text:p>793415</text:p>
          </table:table-cell>
          <table:table-cell table:style-name="ce10" table:formula="of:=60000000/[.H53]" office:value-type="float" office:value="75.6224227569381" calcext:value-type="float">
            <text:p>75.62</text:p>
          </table:table-cell>
          <table:table-cell table:formula="of:=[.J52]*1.2" office:value-type="float" office:value="148363.91145898" calcext:value-type="float">
            <text:p>148,363.91</text:p>
          </table:table-cell>
          <table:table-cell table:style-name="ce10" table:formula="of:=60000000/[.J53]" office:value-type="float" office:value="404.411014848372" calcext:value-type="float">
            <text:p>404.4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31" calcext:value-type="date">
            <text:p>2020-03-31</text:p>
          </table:table-cell>
          <table:table-cell table:number-columns-repeated="2"/>
          <table:table-cell table:formula="of:=[.J54]/160" office:value-type="float" office:value="1112.72933594235" calcext:value-type="float">
            <text:p>1113</text:p>
          </table:table-cell>
          <table:table-cell table:formula="of:=[.G53]+[.F54]" office:value-type="float" office:value="6071.57601565409" calcext:value-type="float">
            <text:p>6072</text:p>
          </table:table-cell>
          <table:table-cell table:formula="of:= 160 * [.G54]" office:value-type="float" office:value="971452.162504654" calcext:value-type="float">
            <text:p>971452</text:p>
          </table:table-cell>
          <table:table-cell table:style-name="ce10" table:formula="of:=60000000/[.H54]" office:value-type="float" office:value="61.7632059671415" calcext:value-type="float">
            <text:p>61.76</text:p>
          </table:table-cell>
          <table:table-cell table:formula="of:=[.J53]*1.2" office:value-type="float" office:value="178036.693750776" calcext:value-type="float">
            <text:p>178,036.69</text:p>
          </table:table-cell>
          <table:table-cell table:style-name="ce10" table:formula="of:=60000000/[.J54]" office:value-type="float" office:value="337.00917904031" calcext:value-type="float">
            <text:p>337.0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01" calcext:value-type="date">
            <text:p>2020-04-01</text:p>
          </table:table-cell>
          <table:table-cell table:number-columns-repeated="2"/>
          <table:table-cell table:formula="of:=[.J55]/160" office:value-type="float" office:value="1335.27520313082" calcext:value-type="float">
            <text:p>1335</text:p>
          </table:table-cell>
          <table:table-cell table:formula="of:=[.G54]+[.F55]" office:value-type="float" office:value="7406.85121878491" calcext:value-type="float">
            <text:p>7407</text:p>
          </table:table-cell>
          <table:table-cell table:formula="of:= 160 * [.G55]" office:value-type="float" office:value="1185096.19500559" calcext:value-type="float">
            <text:p>1185096</text:p>
          </table:table-cell>
          <table:table-cell table:style-name="ce10" table:formula="of:=60000000/[.H55]" office:value-type="float" office:value="50.6288014870533" calcext:value-type="float">
            <text:p>50.63</text:p>
          </table:table-cell>
          <table:table-cell table:formula="of:=[.J54]*1.2" office:value-type="float" office:value="213644.032500931" calcext:value-type="float">
            <text:p>213,644.03</text:p>
          </table:table-cell>
          <table:table-cell table:style-name="ce10" table:formula="of:=60000000/[.J55]" office:value-type="float" office:value="280.840982533592" calcext:value-type="float">
            <text:p>280.8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02" calcext:value-type="date">
            <text:p>2020-04-02</text:p>
          </table:table-cell>
          <table:table-cell table:number-columns-repeated="2"/>
          <table:table-cell table:formula="of:=[.J56]/160" office:value-type="float" office:value="1602.33024375698" calcext:value-type="float">
            <text:p>1602</text:p>
          </table:table-cell>
          <table:table-cell table:formula="of:=[.G55]+[.F56]" office:value-type="float" office:value="9009.18146254189" calcext:value-type="float">
            <text:p>9009</text:p>
          </table:table-cell>
          <table:table-cell table:formula="of:= 160 * [.G56]" office:value-type="float" office:value="1441469.0340067" calcext:value-type="float">
            <text:p>1441469</text:p>
          </table:table-cell>
          <table:table-cell table:style-name="ce10" table:formula="of:=60000000/[.H56]" office:value-type="float" office:value="41.6242032152603" calcext:value-type="float">
            <text:p>41.62</text:p>
          </table:table-cell>
          <table:table-cell table:formula="of:=[.J55]*1.2" office:value-type="float" office:value="256372.839001117" calcext:value-type="float">
            <text:p>256,372.84</text:p>
          </table:table-cell>
          <table:table-cell table:style-name="ce10" table:formula="of:=60000000/[.J56]" office:value-type="float" office:value="234.034152111326" calcext:value-type="float">
            <text:p>23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03" calcext:value-type="date">
            <text:p>2020-04-03</text:p>
          </table:table-cell>
          <table:table-cell table:formula="of:=[.D53] * 2" office:value-type="float" office:value="128" calcext:value-type="float">
            <text:p>128</text:p>
          </table:table-cell>
          <table:table-cell table:formula="of:=160 * [.D57]" office:value-type="float" office:value="20480" calcext:value-type="float">
            <text:p>20480</text:p>
          </table:table-cell>
          <table:table-cell table:formula="of:=[.J57]/160" office:value-type="float" office:value="1922.79629250838" calcext:value-type="float">
            <text:p>1923</text:p>
          </table:table-cell>
          <table:table-cell table:formula="of:=[.G56]+[.F57]" office:value-type="float" office:value="10931.9777550503" calcext:value-type="float">
            <text:p>10932</text:p>
          </table:table-cell>
          <table:table-cell table:formula="of:= 160 * [.G57]" office:value-type="float" office:value="1749116.44080804" calcext:value-type="float">
            <text:p>1749116</text:p>
          </table:table-cell>
          <table:table-cell table:style-name="ce10" table:formula="of:=60000000/[.H57]" office:value-type="float" office:value="34.3030335775025" calcext:value-type="float">
            <text:p>34.30</text:p>
          </table:table-cell>
          <table:table-cell table:formula="of:=[.J56]*1.2" office:value-type="float" office:value="307647.40680134" calcext:value-type="float">
            <text:p>307,647.41</text:p>
          </table:table-cell>
          <table:table-cell table:style-name="ce10" table:formula="of:=60000000/[.J57]" office:value-type="float" office:value="195.028460092772" calcext:value-type="float">
            <text:p>19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04" calcext:value-type="date">
            <text:p>2020-04-04</text:p>
          </table:table-cell>
          <table:table-cell table:number-columns-repeated="2"/>
          <table:table-cell table:formula="of:=[.J58]/160" office:value-type="float" office:value="2307.35555101005" calcext:value-type="float">
            <text:p>2307</text:p>
          </table:table-cell>
          <table:table-cell table:formula="of:=[.G57]+[.F58]" office:value-type="float" office:value="13239.3333060603" calcext:value-type="float">
            <text:p>13239</text:p>
          </table:table-cell>
          <table:table-cell table:formula="of:= 160 * [.G58]" office:value-type="float" office:value="2118293.32896965" calcext:value-type="float">
            <text:p>2118293</text:p>
          </table:table-cell>
          <table:table-cell table:style-name="ce10" table:formula="of:=60000000/[.H58]" office:value-type="float" office:value="28.3246891162067" calcext:value-type="float">
            <text:p>28.32</text:p>
          </table:table-cell>
          <table:table-cell table:formula="of:=[.J57]*1.2" office:value-type="float" office:value="369176.888161608" calcext:value-type="float">
            <text:p>369,176.89</text:p>
          </table:table-cell>
          <table:table-cell table:style-name="ce10" table:formula="of:=60000000/[.J58]" office:value-type="float" office:value="162.523716743977" calcext:value-type="float">
            <text:p>162.5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05" calcext:value-type="date">
            <text:p>2020-04-05</text:p>
          </table:table-cell>
          <table:table-cell table:number-columns-repeated="2"/>
          <table:table-cell table:formula="of:=[.J59]/160" office:value-type="float" office:value="2768.82666121206" calcext:value-type="float">
            <text:p>2769</text:p>
          </table:table-cell>
          <table:table-cell table:formula="of:=[.G58]+[.F59]" office:value-type="float" office:value="16008.1599672724" calcext:value-type="float">
            <text:p>16008</text:p>
          </table:table-cell>
          <table:table-cell table:formula="of:= 160 * [.G59]" office:value-type="float" office:value="2561305.59476358" calcext:value-type="float">
            <text:p>2561306</text:p>
          </table:table-cell>
          <table:table-cell table:style-name="ce10" table:formula="of:=60000000/[.H59]" office:value-type="float" office:value="23.4255530158783" calcext:value-type="float">
            <text:p>23.43</text:p>
          </table:table-cell>
          <table:table-cell table:formula="of:=[.J58]*1.2" office:value-type="float" office:value="443012.26579393" calcext:value-type="float">
            <text:p>443,012.27</text:p>
          </table:table-cell>
          <table:table-cell table:style-name="ce10" table:formula="of:=60000000/[.J59]" office:value-type="float" office:value="135.436430619981" calcext:value-type="float">
            <text:p>135.4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06" calcext:value-type="date">
            <text:p>2020-04-06</text:p>
          </table:table-cell>
          <table:table-cell table:number-columns-repeated="2"/>
          <table:table-cell table:formula="of:=[.J60]/160" office:value-type="float" office:value="3322.59199345448" calcext:value-type="float">
            <text:p>3323</text:p>
          </table:table-cell>
          <table:table-cell table:formula="of:=[.G59]+[.F60]" office:value-type="float" office:value="19330.7519607269" calcext:value-type="float">
            <text:p>19331</text:p>
          </table:table-cell>
          <table:table-cell table:formula="of:= 160 * [.G60]" office:value-type="float" office:value="3092920.3137163" calcext:value-type="float">
            <text:p>3092920</text:p>
          </table:table-cell>
          <table:table-cell table:style-name="ce10" table:formula="of:=60000000/[.H60]" office:value-type="float" office:value="19.3991418834542" calcext:value-type="float">
            <text:p>19.40</text:p>
          </table:table-cell>
          <table:table-cell table:formula="of:=[.J59]*1.2" office:value-type="float" office:value="531614.718952716" calcext:value-type="float">
            <text:p>531,614.72</text:p>
          </table:table-cell>
          <table:table-cell table:style-name="ce10" table:formula="of:=60000000/[.J60]" office:value-type="float" office:value="112.863692183317" calcext:value-type="float">
            <text:p>112.8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07" calcext:value-type="date">
            <text:p>2020-04-07</text:p>
          </table:table-cell>
          <table:table-cell table:formula="of:=[.D57] * 2" office:value-type="float" office:value="256" calcext:value-type="float">
            <text:p>256</text:p>
          </table:table-cell>
          <table:table-cell table:formula="of:=160 * [.D61]" office:value-type="float" office:value="40960" calcext:value-type="float">
            <text:p>40960</text:p>
          </table:table-cell>
          <table:table-cell table:formula="of:=[.J61]/160" office:value-type="float" office:value="3987.11039214537" calcext:value-type="float">
            <text:p>3987</text:p>
          </table:table-cell>
          <table:table-cell table:formula="of:=[.G60]+[.F61]" office:value-type="float" office:value="23317.8623528722" calcext:value-type="float">
            <text:p>23318</text:p>
          </table:table-cell>
          <table:table-cell table:formula="of:= 160 * [.G61]" office:value-type="float" office:value="3730857.97645956" calcext:value-type="float">
            <text:p>3730858</text:p>
          </table:table-cell>
          <table:table-cell table:style-name="ce10" table:formula="of:=60000000/[.H61]" office:value-type="float" office:value="16.0820916739741" calcext:value-type="float">
            <text:p>16.08</text:p>
          </table:table-cell>
          <table:table-cell table:formula="of:=[.J60]*1.2" office:value-type="float" office:value="637937.662743259" calcext:value-type="float">
            <text:p>637,937.66</text:p>
          </table:table-cell>
          <table:table-cell table:style-name="ce10" table:formula="of:=60000000/[.J61]" office:value-type="float" office:value="94.0530768194309" calcext:value-type="float">
            <text:p>94.0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08" calcext:value-type="date">
            <text:p>2020-04-08</text:p>
          </table:table-cell>
          <table:table-cell table:number-columns-repeated="2"/>
          <table:table-cell table:formula="of:=[.J62]/160" office:value-type="float" office:value="4784.53247057445" calcext:value-type="float">
            <text:p>4785</text:p>
          </table:table-cell>
          <table:table-cell table:formula="of:=[.G61]+[.F62]" office:value-type="float" office:value="28102.3948234467" calcext:value-type="float">
            <text:p>28102</text:p>
          </table:table-cell>
          <table:table-cell table:formula="of:= 160 * [.G62]" office:value-type="float" office:value="4496383.17175147" calcext:value-type="float">
            <text:p>4496383</text:p>
          </table:table-cell>
          <table:table-cell table:style-name="ce10" table:formula="of:=60000000/[.H62]" office:value-type="float" office:value="13.3440584817037" calcext:value-type="float">
            <text:p>13.34</text:p>
          </table:table-cell>
          <table:table-cell table:formula="of:=[.J61]*1.2" office:value-type="float" office:value="765525.195291911" calcext:value-type="float">
            <text:p>765,525.20</text:p>
          </table:table-cell>
          <table:table-cell table:style-name="ce10" table:formula="of:=60000000/[.J62]" office:value-type="float" office:value="78.3775640161924" calcext:value-type="float">
            <text:p>78.3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09" calcext:value-type="date">
            <text:p>2020-04-09</text:p>
          </table:table-cell>
          <table:table-cell table:number-columns-repeated="2"/>
          <table:table-cell table:formula="of:=[.J63]/160" office:value-type="float" office:value="5741.43896468934" calcext:value-type="float">
            <text:p>5741</text:p>
          </table:table-cell>
          <table:table-cell table:formula="of:=[.G62]+[.F63]" office:value-type="float" office:value="33843.833788136" calcext:value-type="float">
            <text:p>33844</text:p>
          </table:table-cell>
          <table:table-cell table:formula="of:= 160 * [.G63]" office:value-type="float" office:value="5415013.40610176" calcext:value-type="float">
            <text:p>5415013</text:p>
          </table:table-cell>
          <table:table-cell table:style-name="ce10" table:formula="of:=60000000/[.H63]" office:value-type="float" office:value="11.0803049780801" calcext:value-type="float">
            <text:p>11.08</text:p>
          </table:table-cell>
          <table:table-cell table:formula="of:=[.J62]*1.2" office:value-type="float" office:value="918630.234350294" calcext:value-type="float">
            <text:p>918,630.23</text:p>
          </table:table-cell>
          <table:table-cell table:style-name="ce10" table:formula="of:=60000000/[.J63]" office:value-type="float" office:value="65.3146366801604" calcext:value-type="float">
            <text:p>65.3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0" calcext:value-type="date">
            <text:p>2020-04-10</text:p>
          </table:table-cell>
          <table:table-cell table:number-columns-repeated="2"/>
          <table:table-cell table:formula="of:=[.J64]/160" office:value-type="float" office:value="6889.7267576272" calcext:value-type="float">
            <text:p>6890</text:p>
          </table:table-cell>
          <table:table-cell table:formula="of:=[.G63]+[.F64]" office:value-type="float" office:value="40733.5605457632" calcext:value-type="float">
            <text:p>40734</text:p>
          </table:table-cell>
          <table:table-cell table:formula="of:= 160 * [.G64]" office:value-type="float" office:value="6517369.68732211" calcext:value-type="float">
            <text:p>6517370</text:p>
          </table:table-cell>
          <table:table-cell table:style-name="ce10" table:formula="of:=60000000/[.H64]" office:value-type="float" office:value="9.20616796016877" calcext:value-type="float">
            <text:p>9.21</text:p>
          </table:table-cell>
          <table:table-cell table:formula="of:=[.J63]*1.2" office:value-type="float" office:value="1102356.28122035" calcext:value-type="float">
            <text:p>1,102,356.28</text:p>
          </table:table-cell>
          <table:table-cell table:style-name="ce10" table:formula="of:=60000000/[.J64]" office:value-type="float" office:value="54.4288639001336" calcext:value-type="float">
            <text:p>54.4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1" calcext:value-type="date">
            <text:p>2020-04-11</text:p>
          </table:table-cell>
          <table:table-cell table:formula="of:=[.D61] * 2" office:value-type="float" office:value="512" calcext:value-type="float">
            <text:p>512</text:p>
          </table:table-cell>
          <table:table-cell table:formula="of:=160 * [.D65]" office:value-type="float" office:value="81920" calcext:value-type="float">
            <text:p>81920</text:p>
          </table:table-cell>
          <table:table-cell table:formula="of:=[.J65]/160" office:value-type="float" office:value="8267.67210915264" calcext:value-type="float">
            <text:p>8268</text:p>
          </table:table-cell>
          <table:table-cell table:formula="of:=[.G64]+[.F65]" office:value-type="float" office:value="49001.2326549159" calcext:value-type="float">
            <text:p>49001</text:p>
          </table:table-cell>
          <table:table-cell table:formula="of:= 160 * [.G65]" office:value-type="float" office:value="7840197.22478654" calcext:value-type="float">
            <text:p>7840197</text:p>
          </table:table-cell>
          <table:table-cell table:style-name="ce10" table:formula="of:=60000000/[.H65]" office:value-type="float" office:value="7.65286870721975" calcext:value-type="float">
            <text:p>7.65</text:p>
          </table:table-cell>
          <table:table-cell table:formula="of:=[.J64]*1.2" office:value-type="float" office:value="1322827.53746442" calcext:value-type="float">
            <text:p>1,322,827.54</text:p>
          </table:table-cell>
          <table:table-cell table:style-name="ce10" table:formula="of:=60000000/[.J65]" office:value-type="float" office:value="45.3573865834447" calcext:value-type="float">
            <text:p>45.3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2" calcext:value-type="date">
            <text:p>2020-04-12</text:p>
          </table:table-cell>
          <table:table-cell table:number-columns-repeated="2"/>
          <table:table-cell table:formula="of:=[.J66]/160" office:value-type="float" office:value="9921.20653098317" calcext:value-type="float">
            <text:p>9921</text:p>
          </table:table-cell>
          <table:table-cell table:formula="of:=[.G65]+[.F66]" office:value-type="float" office:value="58922.439185899" calcext:value-type="float">
            <text:p>58922</text:p>
          </table:table-cell>
          <table:table-cell table:formula="of:= 160 * [.G66]" office:value-type="float" office:value="9427590.26974385" calcext:value-type="float">
            <text:p>9427590</text:p>
          </table:table-cell>
          <table:table-cell table:style-name="ce10" table:formula="of:=60000000/[.H66]" office:value-type="float" office:value="6.36429864719081" calcext:value-type="float">
            <text:p>6.36</text:p>
          </table:table-cell>
          <table:table-cell table:formula="of:=[.J65]*1.2" office:value-type="float" office:value="1587393.04495731" calcext:value-type="float">
            <text:p>1,587,393.04</text:p>
          </table:table-cell>
          <table:table-cell table:style-name="ce10" table:formula="of:=60000000/[.J66]" office:value-type="float" office:value="37.7978221528706" calcext:value-type="float">
            <text:p>37.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3" calcext:value-type="date">
            <text:p>2020-04-13</text:p>
          </table:table-cell>
          <table:table-cell table:number-columns-repeated="2"/>
          <table:table-cell table:formula="of:=[.J67]/160" office:value-type="float" office:value="11905.4478371798" calcext:value-type="float">
            <text:p>11905</text:p>
          </table:table-cell>
          <table:table-cell table:formula="of:=[.G66]+[.F67]" office:value-type="float" office:value="70827.8870230788" calcext:value-type="float">
            <text:p>70828</text:p>
          </table:table-cell>
          <table:table-cell table:formula="of:= 160 * [.G67]" office:value-type="float" office:value="11332461.9236926" calcext:value-type="float">
            <text:p>11332462</text:p>
          </table:table-cell>
          <table:table-cell table:style-name="ce10" table:formula="of:=60000000/[.H67]" office:value-type="float" office:value="5.29452473822646" calcext:value-type="float">
            <text:p>5.29</text:p>
          </table:table-cell>
          <table:table-cell table:formula="of:=[.J66]*1.2" office:value-type="float" office:value="1904871.65394877" calcext:value-type="float">
            <text:p>1,904,871.65</text:p>
          </table:table-cell>
          <table:table-cell table:style-name="ce10" table:formula="of:=60000000/[.J67]" office:value-type="float" office:value="31.4981851273922" calcext:value-type="float">
            <text:p>31.5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4" calcext:value-type="date">
            <text:p>2020-04-14</text:p>
          </table:table-cell>
          <table:table-cell table:number-columns-repeated="2"/>
          <table:table-cell table:formula="of:=[.J68]/160" office:value-type="float" office:value="14286.5374046158" calcext:value-type="float">
            <text:p>14287</text:p>
          </table:table-cell>
          <table:table-cell table:formula="of:=[.G67]+[.F68]" office:value-type="float" office:value="85114.4244276946" calcext:value-type="float">
            <text:p>85114</text:p>
          </table:table-cell>
          <table:table-cell table:formula="of:= 160 * [.G68]" office:value-type="float" office:value="13618307.9084311" calcext:value-type="float">
            <text:p>13618308</text:p>
          </table:table-cell>
          <table:table-cell table:style-name="ce10" table:formula="of:=60000000/[.H68]" office:value-type="float" office:value="4.40583370587867" calcext:value-type="float">
            <text:p>4.41</text:p>
          </table:table-cell>
          <table:table-cell table:formula="of:=[.J67]*1.2" office:value-type="float" office:value="2285845.98473852" calcext:value-type="float">
            <text:p>2,285,845.98</text:p>
          </table:table-cell>
          <table:table-cell table:style-name="ce10" table:formula="of:=60000000/[.J68]" office:value-type="float" office:value="26.2484876061601" calcext:value-type="float">
            <text:p>26.2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5" calcext:value-type="date">
            <text:p>2020-04-15</text:p>
          </table:table-cell>
          <table:table-cell table:formula="of:=[.D65] * 2" office:value-type="float" office:value="1024" calcext:value-type="float">
            <text:p>1024</text:p>
          </table:table-cell>
          <table:table-cell table:formula="of:=160 * [.D69]" office:value-type="float" office:value="163840" calcext:value-type="float">
            <text:p>163840</text:p>
          </table:table-cell>
          <table:table-cell table:formula="of:=[.J69]/160" office:value-type="float" office:value="17143.8448855389" calcext:value-type="float">
            <text:p>17144</text:p>
          </table:table-cell>
          <table:table-cell table:formula="of:=[.G68]+[.F69]" office:value-type="float" office:value="102258.269313234" calcext:value-type="float">
            <text:p>102258</text:p>
          </table:table-cell>
          <table:table-cell table:formula="of:= 160 * [.G69]" office:value-type="float" office:value="16361323.0901174" calcext:value-type="float">
            <text:p>16361323</text:p>
          </table:table-cell>
          <table:table-cell table:style-name="ce10" table:formula="of:=60000000/[.H69]" office:value-type="float" office:value="3.66718508457555" calcext:value-type="float">
            <text:p>3.67</text:p>
          </table:table-cell>
          <table:table-cell table:formula="of:=[.J68]*1.2" office:value-type="float" office:value="2743015.18168623" calcext:value-type="float">
            <text:p>2,743,015.18</text:p>
          </table:table-cell>
          <table:table-cell table:style-name="ce10" table:formula="of:=60000000/[.J69]" office:value-type="float" office:value="21.8737396718001" calcext:value-type="float">
            <text:p>21.8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6" calcext:value-type="date">
            <text:p>2020-04-16</text:p>
          </table:table-cell>
          <table:table-cell table:number-columns-repeated="2"/>
          <table:table-cell table:formula="of:=[.J70]/160" office:value-type="float" office:value="20572.6138626467" calcext:value-type="float">
            <text:p>20573</text:p>
          </table:table-cell>
          <table:table-cell table:formula="of:=[.G69]+[.F70]" office:value-type="float" office:value="122830.88317588" calcext:value-type="float">
            <text:p>122831</text:p>
          </table:table-cell>
          <table:table-cell table:formula="of:= 160 * [.G70]" office:value-type="float" office:value="19652941.3081408" calcext:value-type="float">
            <text:p>19652941</text:p>
          </table:table-cell>
          <table:table-cell table:style-name="ce10" table:formula="of:=60000000/[.H70]" office:value-type="float" office:value="3.05297812980015" calcext:value-type="float">
            <text:p>3.05</text:p>
          </table:table-cell>
          <table:table-cell table:formula="of:=[.J69]*1.2" office:value-type="float" office:value="3291618.21802347" calcext:value-type="float">
            <text:p>3,291,618.22</text:p>
          </table:table-cell>
          <table:table-cell table:style-name="ce10" table:formula="of:=60000000/[.J70]" office:value-type="float" office:value="18.2281163931668" calcext:value-type="float">
            <text:p>18.2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7" calcext:value-type="date">
            <text:p>2020-04-17</text:p>
          </table:table-cell>
          <table:table-cell table:number-columns-repeated="2"/>
          <table:table-cell table:formula="of:=[.J71]/160" office:value-type="float" office:value="24687.136635176" calcext:value-type="float">
            <text:p>24687</text:p>
          </table:table-cell>
          <table:table-cell table:formula="of:=[.G70]+[.F71]" office:value-type="float" office:value="147518.019811056" calcext:value-type="float">
            <text:p>147518</text:p>
          </table:table-cell>
          <table:table-cell table:formula="of:= 160 * [.G71]" office:value-type="float" office:value="23602883.169769" calcext:value-type="float">
            <text:p>23602883</text:p>
          </table:table-cell>
          <table:table-cell table:style-name="ce10" table:formula="of:=60000000/[.H71]" office:value-type="float" office:value="2.54206232215093" calcext:value-type="float">
            <text:p>2.54</text:p>
          </table:table-cell>
          <table:table-cell table:formula="of:=[.J70]*1.2" office:value-type="float" office:value="3949941.86162817" calcext:value-type="float">
            <text:p>3,949,941.86</text:p>
          </table:table-cell>
          <table:table-cell table:style-name="ce10" table:formula="of:=60000000/[.J71]" office:value-type="float" office:value="15.1900969943056" calcext:value-type="float">
            <text:p>15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8" calcext:value-type="date">
            <text:p>2020-04-18</text:p>
          </table:table-cell>
          <table:table-cell table:number-columns-repeated="2"/>
          <table:table-cell table:formula="of:=[.J72]/160" office:value-type="float" office:value="29624.5639622112" calcext:value-type="float">
            <text:p>29625</text:p>
          </table:table-cell>
          <table:table-cell table:formula="of:=[.G71]+[.F72]" office:value-type="float" office:value="177142.583773268" calcext:value-type="float">
            <text:p>177143</text:p>
          </table:table-cell>
          <table:table-cell table:formula="of:= 160 * [.G72]" office:value-type="float" office:value="28342813.4037228" calcext:value-type="float">
            <text:p>28342813</text:p>
          </table:table-cell>
          <table:table-cell table:style-name="ce10" table:formula="of:=60000000/[.H72]" office:value-type="float" office:value="2.1169387507635" calcext:value-type="float">
            <text:p>2.12</text:p>
          </table:table-cell>
          <table:table-cell table:formula="of:=[.J71]*1.2" office:value-type="float" office:value="4739930.2339538" calcext:value-type="float">
            <text:p>4,739,930.23</text:p>
          </table:table-cell>
          <table:table-cell table:style-name="ce10" table:formula="of:=60000000/[.J72]" office:value-type="float" office:value="12.6584141619214" calcext:value-type="float">
            <text:p>12.6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9" calcext:value-type="date">
            <text:p>2020-04-19</text:p>
          </table:table-cell>
          <table:table-cell table:formula="of:=[.D69] * 2" office:value-type="float" office:value="2048" calcext:value-type="float">
            <text:p>2048</text:p>
          </table:table-cell>
          <table:table-cell table:formula="of:=160 * [.D73]" office:value-type="float" office:value="327680" calcext:value-type="float">
            <text:p>327680</text:p>
          </table:table-cell>
          <table:table-cell table:formula="of:=[.J73]/160" office:value-type="float" office:value="35549.4767546535" calcext:value-type="float">
            <text:p>35549</text:p>
          </table:table-cell>
          <table:table-cell table:formula="of:=[.G72]+[.F73]" office:value-type="float" office:value="212692.060527921" calcext:value-type="float">
            <text:p>212692</text:p>
          </table:table-cell>
          <table:table-cell table:formula="of:= 160 * [.G73]" office:value-type="float" office:value="34030729.6844674" calcext:value-type="float">
            <text:p>34030730</text:p>
          </table:table-cell>
          <table:table-cell table:style-name="ce10" table:formula="of:=60000000/[.H73]" office:value-type="float" office:value="1.76311235628267" calcext:value-type="float">
            <text:p>1.76</text:p>
          </table:table-cell>
          <table:table-cell table:formula="of:=[.J72]*1.2" office:value-type="float" office:value="5687916.28074456" calcext:value-type="float">
            <text:p>5,687,916.28</text:p>
          </table:table-cell>
          <table:table-cell table:style-name="ce10" table:formula="of:=60000000/[.J73]" office:value-type="float" office:value="10.5486784682678" calcext:value-type="float">
            <text:p>10.5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20" calcext:value-type="date">
            <text:p>2020-04-20</text:p>
          </table:table-cell>
          <table:table-cell table:number-columns-repeated="2"/>
          <table:table-cell table:formula="of:=[.J74]/160" office:value-type="float" office:value="42659.3721055842" calcext:value-type="float">
            <text:p>42659</text:p>
          </table:table-cell>
          <table:table-cell table:formula="of:=[.G73]+[.F74]" office:value-type="float" office:value="255351.432633505" calcext:value-type="float">
            <text:p>255351</text:p>
          </table:table-cell>
          <table:table-cell table:formula="of:= 160 * [.G74]" office:value-type="float" office:value="40856229.2213608" calcext:value-type="float">
            <text:p>40856229</text:p>
          </table:table-cell>
          <table:table-cell table:style-name="ce10" table:formula="of:=60000000/[.H74]" office:value-type="float" office:value="1.46856430814791" calcext:value-type="float">
            <text:p>1.47</text:p>
          </table:table-cell>
          <table:table-cell table:formula="of:=[.J73]*1.2" office:value-type="float" office:value="6825499.53689347" calcext:value-type="float">
            <text:p>6,825,499.54</text:p>
          </table:table-cell>
          <table:table-cell table:style-name="ce10" table:formula="of:=60000000/[.J74]" office:value-type="float" office:value="8.79056539022317" calcext:value-type="float">
            <text:p>8.7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21" calcext:value-type="date">
            <text:p>2020-04-21</text:p>
          </table:table-cell>
          <table:table-cell table:number-columns-repeated="2"/>
          <table:table-cell table:formula="of:=[.J75]/160" office:value-type="float" office:value="51191.246526701" calcext:value-type="float">
            <text:p>51191</text:p>
          </table:table-cell>
          <table:table-cell table:formula="of:=[.G74]+[.F75]" office:value-type="float" office:value="306542.679160206" calcext:value-type="float">
            <text:p>306543</text:p>
          </table:table-cell>
          <table:table-cell table:formula="of:= 160 * [.G75]" office:value-type="float" office:value="49046828.665633" calcext:value-type="float">
            <text:p>49046829</text:p>
          </table:table-cell>
          <table:table-cell table:style-name="ce10" table:formula="of:=60000000/[.H75]" office:value-type="float" office:value="1.22332068417793" calcext:value-type="float">
            <text:p>1.22</text:p>
          </table:table-cell>
          <table:table-cell table:formula="of:=[.J74]*1.2" office:value-type="float" office:value="8190599.44427216" calcext:value-type="float">
            <text:p>8,190,599.44</text:p>
          </table:table-cell>
          <table:table-cell table:style-name="ce10" table:formula="of:=60000000/[.J75]" office:value-type="float" office:value="7.32547115851931" calcext:value-type="float">
            <text:p>7.3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22" calcext:value-type="date">
            <text:p>2020-04-22</text:p>
          </table:table-cell>
          <table:table-cell table:number-columns-repeated="2"/>
          <table:table-cell table:formula="of:=[.J76]/160" office:value-type="float" office:value="61429.4958320412" calcext:value-type="float">
            <text:p>61429</text:p>
          </table:table-cell>
          <table:table-cell table:formula="of:=[.G75]+[.F76]" office:value-type="float" office:value="367972.174992247" calcext:value-type="float">
            <text:p>367972</text:p>
          </table:table-cell>
          <table:table-cell table:formula="of:= 160 * [.G76]" office:value-type="float" office:value="58875547.9987596" calcext:value-type="float">
            <text:p>58875548</text:p>
          </table:table-cell>
          <table:table-cell table:style-name="ce10" table:formula="of:=60000000/[.H76]" office:value-type="float" office:value="1.0190987946518" calcext:value-type="float">
            <text:p>1.02</text:p>
          </table:table-cell>
          <table:table-cell table:formula="of:=[.J75]*1.2" office:value-type="float" office:value="9828719.3331266" calcext:value-type="float">
            <text:p>9,828,719.33</text:p>
          </table:table-cell>
          <table:table-cell table:style-name="ce10" table:formula="of:=60000000/[.J76]" office:value-type="float" office:value="6.10455929876609" calcext:value-type="float">
            <text:p>6.1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23" calcext:value-type="date">
            <text:p>2020-04-23</text:p>
          </table:table-cell>
          <table:table-cell table:formula="of:=[.D73] * 2" office:value-type="float" office:value="4096" calcext:value-type="float">
            <text:p>4096</text:p>
          </table:table-cell>
          <table:table-cell table:formula="of:=160 * [.D77]" office:value-type="float" office:value="655360" calcext:value-type="float">
            <text:p>655360</text:p>
          </table:table-cell>
          <table:table-cell table:formula="of:=[.J77]/160" office:value-type="float" office:value="73715.3949984495" calcext:value-type="float">
            <text:p>73715</text:p>
          </table:table-cell>
          <table:table-cell table:formula="of:=[.G76]+[.F77]" office:value-type="float" office:value="441687.569990697" calcext:value-type="float">
            <text:p>441688</text:p>
          </table:table-cell>
          <table:table-cell table:formula="of:= 160 * [.G77]" office:value-type="float" office:value="70670011.1985115" calcext:value-type="float">
            <text:p>70670011</text:p>
          </table:table-cell>
          <table:table-cell table:style-name="ce10" table:formula="of:=60000000/[.H77]" office:value-type="float" office:value="0.849016421285975" calcext:value-type="float">
            <text:p>0.85</text:p>
          </table:table-cell>
          <table:table-cell table:formula="of:=[.J76]*1.2" office:value-type="float" office:value="11794463.1997519" calcext:value-type="float">
            <text:p>11,794,463.20</text:p>
          </table:table-cell>
          <table:table-cell table:style-name="ce10" table:formula="of:=60000000/[.J77]" office:value-type="float" office:value="5.08713274897174" calcext:value-type="float">
            <text:p>5.0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24" calcext:value-type="date">
            <text:p>2020-04-24</text:p>
          </table:table-cell>
          <table:table-cell table:number-columns-repeated="2"/>
          <table:table-cell table:formula="of:=[.J78]/160" office:value-type="float" office:value="88458.4739981394" calcext:value-type="float">
            <text:p>88458</text:p>
          </table:table-cell>
          <table:table-cell table:formula="of:=[.G77]+[.F78]" office:value-type="float" office:value="530146.043988836" calcext:value-type="float">
            <text:p>530146</text:p>
          </table:table-cell>
          <table:table-cell table:formula="of:= 160 * [.G78]" office:value-type="float" office:value="84823367.0382138" calcext:value-type="float">
            <text:p>84823367</text:p>
          </table:table-cell>
          <table:table-cell table:style-name="ce10" table:formula="of:=60000000/[.H78]" office:value-type="float" office:value="0.707352255575629" calcext:value-type="float">
            <text:p>0.71</text:p>
          </table:table-cell>
          <table:table-cell table:formula="of:=[.J77]*1.2" office:value-type="float" office:value="14153355.8397023" calcext:value-type="float">
            <text:p>14,153,355.84</text:p>
          </table:table-cell>
          <table:table-cell table:style-name="ce10" table:formula="of:=60000000/[.J78]" office:value-type="float" office:value="4.23927729080978" calcext:value-type="float">
            <text:p>4.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25" calcext:value-type="date">
            <text:p>2020-04-25</text:p>
          </table:table-cell>
          <table:table-cell table:number-columns-repeated="2"/>
          <table:table-cell table:formula="of:=[.J79]/160" office:value-type="float" office:value="106150.168797767" calcext:value-type="float">
            <text:p>106150</text:p>
          </table:table-cell>
          <table:table-cell table:formula="of:=[.G78]+[.F79]" office:value-type="float" office:value="636296.212786604" calcext:value-type="float">
            <text:p>636296</text:p>
          </table:table-cell>
          <table:table-cell table:formula="of:= 160 * [.G79]" office:value-type="float" office:value="101807394.045857" calcext:value-type="float">
            <text:p>101807394</text:p>
          </table:table-cell>
          <table:table-cell table:style-name="ce10" table:formula="of:=60000000/[.H79]" office:value-type="float" office:value="0.589348156509875" calcext:value-type="float">
            <text:p>0.59</text:p>
          </table:table-cell>
          <table:table-cell table:formula="of:=[.J78]*1.2" office:value-type="float" office:value="16984027.0076428" calcext:value-type="float">
            <text:p>16,984,027.01</text:p>
          </table:table-cell>
          <table:table-cell table:style-name="ce10" table:formula="of:=60000000/[.J79]" office:value-type="float" office:value="3.53273107567482" calcext:value-type="float">
            <text:p>3.5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26" calcext:value-type="date">
            <text:p>2020-04-26</text:p>
          </table:table-cell>
          <table:table-cell table:number-columns-repeated="2"/>
          <table:table-cell table:formula="of:=[.J80]/160" office:value-type="float" office:value="127380.202557321" calcext:value-type="float">
            <text:p>127380</text:p>
          </table:table-cell>
          <table:table-cell table:formula="of:=[.G79]+[.F80]" office:value-type="float" office:value="763676.415343924" calcext:value-type="float">
            <text:p>763676</text:p>
          </table:table-cell>
          <table:table-cell table:formula="of:= 160 * [.G80]" office:value-type="float" office:value="122188226.455028" calcext:value-type="float">
            <text:p>122188226</text:p>
          </table:table-cell>
          <table:table-cell table:style-name="ce10" table:formula="of:=60000000/[.H80]" office:value-type="float" office:value="0.491045673881545" calcext:value-type="float">
            <text:p>0.49</text:p>
          </table:table-cell>
          <table:table-cell table:formula="of:=[.J79]*1.2" office:value-type="float" office:value="20380832.4091713" calcext:value-type="float">
            <text:p>20,380,832.41</text:p>
          </table:table-cell>
          <table:table-cell table:style-name="ce10" table:formula="of:=60000000/[.J80]" office:value-type="float" office:value="2.94394256306235" calcext:value-type="float">
            <text:p>2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27" calcext:value-type="date">
            <text:p>2020-04-27</text:p>
          </table:table-cell>
          <table:table-cell table:formula="of:=[.D77] * 2" office:value-type="float" office:value="8192" calcext:value-type="float">
            <text:p>8192</text:p>
          </table:table-cell>
          <table:table-cell table:formula="of:=160 * [.D81]" office:value-type="float" office:value="1310720" calcext:value-type="float">
            <text:p>1310720</text:p>
          </table:table-cell>
          <table:table-cell table:formula="of:=[.J81]/160" office:value-type="float" office:value="152856.243068785" calcext:value-type="float">
            <text:p>152856</text:p>
          </table:table-cell>
          <table:table-cell table:formula="of:=[.G80]+[.F81]" office:value-type="float" office:value="916532.658412709" calcext:value-type="float">
            <text:p>916533</text:p>
          </table:table-cell>
          <table:table-cell table:formula="of:= 160 * [.G81]" office:value-type="float" office:value="146645225.346033" calcext:value-type="float">
            <text:p>146645225</text:p>
          </table:table-cell>
          <table:table-cell table:style-name="ce10" table:formula="of:=60000000/[.H81]" office:value-type="float" office:value="0.409150723171656" calcext:value-type="float">
            <text:p>0.41</text:p>
          </table:table-cell>
          <table:table-cell table:formula="of:=[.J80]*1.2" office:value-type="float" office:value="24456998.8910056" calcext:value-type="float">
            <text:p>24,456,998.89</text:p>
          </table:table-cell>
          <table:table-cell table:style-name="ce10" table:formula="of:=60000000/[.J81]" office:value-type="float" office:value="2.45328546921862" calcext:value-type="float">
            <text:p>2.4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28" calcext:value-type="date">
            <text:p>2020-04-28</text:p>
          </table:table-cell>
          <table:table-cell table:number-columns-repeated="5"/>
          <table:table-cell table:style-name="ce10"/>
          <table:table-cell table:number-columns-repeated="4"/>
        </table:table-row>
        <table:table-row table:style-name="ro1" table:number-rows-repeated="104849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UK Charts" table:style-name="ta1">
        <table:shapes>
          <draw:frame draw:z-index="0" draw:style-name="gr1" draw:text-style-name="P1" svg:width="27.004cm" svg:height="13.968cm" svg:x="4.777cm" svg:y="3.221cm">
            <draw:object draw:notify-on-update-of-ranges="'UK -'.C29:'UK -'.C42 'UK -'.C29:'UK -'.C42 'UK -'.I29:'UK -'.I4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27.004cm" svg:height="13.968cm" svg:x="5.183cm" svg:y="21.194cm">
            <draw:object draw:notify-on-update-of-ranges="'UK -'.C29:'UK -'.C42 'UK -'.C29:'UK -'.C42 'UK -'.I29:'UK -'.I4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27.323cm" svg:height="15.368cm" svg:x="4.517cm" svg:y="36.575cm">
            <draw:object draw:notify-on-update-of-ranges="'UK -'.C42:'UK -'.C81 'UK -'.C42:'UK -'.C81 'UK -'.K42:'UK -'.K8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27.323cm" svg:height="15.368cm" svg:x="4.517cm" svg:y="54.185cm">
            <draw:object draw:notify-on-update-of-ranges="'UK -'.C42:'UK -'.C81 'UK -'.C42:'UK -'.C81 'UK -'.K42:'UK -'.K8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4" draw:style-name="gr1" draw:text-style-name="P1" svg:width="27.004cm" svg:height="13.968cm" svg:x="33.867cm" svg:y="3.161cm">
            <draw:object draw:notify-on-update-of-ranges="'UK -'.C30:'UK -'.C42 'UK -'.C29:'UK -'.C42 'UK -'.I30:'UK -'.I42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5" draw:style-name="gr1" draw:text-style-name="P1" svg:width="27.004cm" svg:height="13.968cm" svg:x="35.517cm" svg:y="21.283cm">
            <draw:object draw:notify-on-update-of-ranges="'UK -'.C42:'UK -'.C81 'UK -'.C29:'UK -'.C42 'UK -'.I29:'UK -'.I42 'UK -'.C42:'UK -'.C81 'UK -'.I42:'UK -'.I81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6" draw:style-name="gr1" draw:text-style-name="P1" svg:width="27.004cm" svg:height="13.968cm" svg:x="36.124cm" svg:y="37.026cm">
            <draw:object draw:notify-on-update-of-ranges="'UK -'.C42:'UK -'.C81 'UK -'.C29:'UK -'.C42 'UK -'.I29:'UK -'.I42 'UK -'.C42:'UK -'.C81 'UK -'.I42:'UK -'.I81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USA" table:style-name="ta1">
        <table:table-column table:style-name="co1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11"/>
        <table:table-column table:style-name="co4" table:default-cell-style-name="ce12"/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number-columns-repeated="3" table:default-cell-style-name="Default"/>
        <table:table-row table:style-name="ro1" table:number-rows-repeated="10">
          <table:table-cell table:number-columns-repeated="13"/>
        </table:table-row>
        <table:table-row table:style-name="ro1">
          <table:table-cell table:number-columns-repeated="2"/>
          <table:table-cell table:style-name="ce9" office:value-type="string" calcext:value-type="string">
            <text:p>Date</text:p>
          </table:table-cell>
          <table:table-cell office:value-type="string" calcext:value-type="string">
            <text:p>USA Dead predicted from first case</text:p>
          </table:table-cell>
          <table:table-cell office:value-type="string" calcext:value-type="string">
            <text:p>160 times dead = Cases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Total Dead</text:p>
          </table:table-cell>
          <table:table-cell office:value-type="string" calcext:value-type="string">
            <text:p>Cases 160 Deaths</text:p>
          </table:table-cell>
          <table:table-cell table:style-name="ce10" office:value-type="string" calcext:value-type="string">
            <text:p><text:s/>Risk USA</text:p>
          </table:table-cell>
          <table:table-cell table:style-name="ce10" office:value-type="string" calcext:value-type="string">
            <text:p>Predicted cases (no shutdown)</text:p>
          </table:table-cell>
          <table:table-cell office:value-type="string" calcext:value-type="string">
            <text:p>Predicted Risk (no lockdown)</text:p>
          </table:table-cell>
          <table:table-cell office:value-type="string" calcext:value-type="string">
            <text:p>Predicted total deaths</text:p>
          </table:table-cell>
          <table:table-cell office:value-type="string" calcext:value-type="string">
            <text:p>Real total deaths</text:p>
          </table:table-cell>
        </table:table-row>
        <table:table-row table:style-name="ro1">
          <table:table-cell table:number-columns-repeated="2"/>
          <table:table-cell table:style-name="ce9"/>
          <table:table-cell table:number-columns-repeated="5"/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15" calcext:value-type="date">
            <text:p>2020-02-15</text:p>
          </table:table-cell>
          <table:table-cell office:value-type="float" office:value="0" calcext:value-type="float">
            <text:p>0</text:p>
          </table:table-cell>
          <table:table-cell table:formula="of:=160 * [.D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2]+[.F13]" office:value-type="float" office:value="0" calcext:value-type="float">
            <text:p>0.00</text:p>
          </table:table-cell>
          <table:table-cell table:formula="of:= 160 * [.G13]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16" calcext:value-type="date">
            <text:p>2020-02-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3]+[.F14]" office:value-type="float" office:value="0" calcext:value-type="float">
            <text:p>0.00</text:p>
          </table:table-cell>
          <table:table-cell table:formula="of:= 160 * [.G14]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17" calcext:value-type="date">
            <text:p>2020-02-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4]+[.F15]" office:value-type="float" office:value="0" calcext:value-type="float">
            <text:p>0.00</text:p>
          </table:table-cell>
          <table:table-cell table:formula="of:= 160 * [.G15]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18" calcext:value-type="date">
            <text:p>2020-02-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5]+[.F16]" office:value-type="float" office:value="0" calcext:value-type="float">
            <text:p>0.00</text:p>
          </table:table-cell>
          <table:table-cell table:formula="of:= 160 * [.G16]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19" calcext:value-type="date">
            <text:p>2020-02-19</text:p>
          </table:table-cell>
          <table:table-cell office:value-type="float" office:value="0" calcext:value-type="float">
            <text:p>0</text:p>
          </table:table-cell>
          <table:table-cell table:formula="of:=160 * [.D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16]+[.F17]" office:value-type="float" office:value="0" calcext:value-type="float">
            <text:p>0.00</text:p>
          </table:table-cell>
          <table:table-cell table:formula="of:= 160 * [.G17]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20" calcext:value-type="date">
            <text:p>2020-02-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7]+[.F18]" office:value-type="float" office:value="0" calcext:value-type="float">
            <text:p>0.00</text:p>
          </table:table-cell>
          <table:table-cell table:formula="of:= 160 * [.G18]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21" calcext:value-type="date">
            <text:p>2020-02-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8]+[.F19]" office:value-type="float" office:value="0" calcext:value-type="float">
            <text:p>0.00</text:p>
          </table:table-cell>
          <table:table-cell table:formula="of:= 160 * [.G19]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22" calcext:value-type="date">
            <text:p>2020-02-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9]+[.F20]" office:value-type="float" office:value="0" calcext:value-type="float">
            <text:p>0.00</text:p>
          </table:table-cell>
          <table:table-cell table:formula="of:= 160 * [.G20]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23" calcext:value-type="date">
            <text:p>2020-02-23</text:p>
          </table:table-cell>
          <table:table-cell office:value-type="float" office:value="0" calcext:value-type="float">
            <text:p>0</text:p>
          </table:table-cell>
          <table:table-cell table:formula="of:=160 * [.D2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20]+[.F21]" office:value-type="float" office:value="0" calcext:value-type="float">
            <text:p>0.00</text:p>
          </table:table-cell>
          <table:table-cell table:formula="of:= 160 * [.G21]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24" calcext:value-type="date">
            <text:p>2020-02-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1]+[.F22]" office:value-type="float" office:value="0" calcext:value-type="float">
            <text:p>0.00</text:p>
          </table:table-cell>
          <table:table-cell table:formula="of:= 160 * [.G22]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25" calcext:value-type="date">
            <text:p>2020-02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2]+[.F23]" office:value-type="float" office:value="0" calcext:value-type="float">
            <text:p>0.00</text:p>
          </table:table-cell>
          <table:table-cell table:formula="of:= 160 * [.G23]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26" calcext:value-type="date">
            <text:p>2020-02-2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3]+[.F24]" office:value-type="float" office:value="0" calcext:value-type="float">
            <text:p>0.00</text:p>
          </table:table-cell>
          <table:table-cell table:formula="of:= 160 * [.G24]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27" calcext:value-type="date">
            <text:p>2020-02-27</text:p>
          </table:table-cell>
          <table:table-cell office:value-type="float" office:value="0" calcext:value-type="float">
            <text:p>0</text:p>
          </table:table-cell>
          <table:table-cell table:formula="of:=160 * [.D2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24]+[.F25]" office:value-type="float" office:value="0" calcext:value-type="float">
            <text:p>0.00</text:p>
          </table:table-cell>
          <table:table-cell table:formula="of:= 160 * [.G25]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28" calcext:value-type="date">
            <text:p>2020-02-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5]+[.F26]" office:value-type="float" office:value="0" calcext:value-type="float">
            <text:p>0.00</text:p>
          </table:table-cell>
          <table:table-cell table:formula="of:= 160 * [.G26]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29" calcext:value-type="date">
            <text:p>2020-02-29</text:p>
          </table:table-cell>
          <table:table-cell office:value-type="float" office:value="1" calcext:value-type="float">
            <text:p>1</text:p>
          </table:table-cell>
          <table:table-cell table:formula="of:=160 * [.D27]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formula="of:=[.G26]+[.F27]" office:value-type="float" office:value="1" calcext:value-type="float">
            <text:p>1.00</text:p>
          </table:table-cell>
          <table:table-cell table:formula="of:= 160 * [.G27]" office:value-type="float" office:value="160" calcext:value-type="float">
            <text:p>160</text:p>
          </table:table-cell>
          <table:table-cell table:style-name="ce10" table:formula="of:=320000000/[.H27]" office:value-type="float" office:value="2000000" calcext:value-type="float">
            <text:p>2,000,000.00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01" calcext:value-type="date">
            <text:p>2020-03-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7]+[.F28]" office:value-type="float" office:value="1" calcext:value-type="float">
            <text:p>1.00</text:p>
          </table:table-cell>
          <table:table-cell table:formula="of:= 160 * [.G28]" office:value-type="float" office:value="160" calcext:value-type="float">
            <text:p>160</text:p>
          </table:table-cell>
          <table:table-cell table:style-name="ce10" table:formula="of:=320000000/[.H28]" office:value-type="float" office:value="2000000" calcext:value-type="float">
            <text:p>2,000,000.00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02" calcext:value-type="date">
            <text:p>2020-03-0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G28]+[.F29]" office:value-type="float" office:value="6" calcext:value-type="float">
            <text:p>6.00</text:p>
          </table:table-cell>
          <table:table-cell table:formula="of:= 160 * [.G29]" office:value-type="float" office:value="960" calcext:value-type="float">
            <text:p>960</text:p>
          </table:table-cell>
          <table:table-cell table:style-name="ce10" table:formula="of:=320000000/[.H29]" office:value-type="float" office:value="333333.333333333" calcext:value-type="float">
            <text:p>333,333.33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03" calcext:value-type="date">
            <text:p>2020-03-0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G29]+[.F30]" office:value-type="float" office:value="9" calcext:value-type="float">
            <text:p>9.00</text:p>
          </table:table-cell>
          <table:table-cell table:formula="of:= 160 * [.G30]" office:value-type="float" office:value="1440" calcext:value-type="float">
            <text:p>1440</text:p>
          </table:table-cell>
          <table:table-cell table:style-name="ce10" table:formula="of:=320000000/[.H30]" office:value-type="float" office:value="222222.222222222" calcext:value-type="float">
            <text:p>222,222.22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04" calcext:value-type="date">
            <text:p>2020-03-04</text:p>
          </table:table-cell>
          <table:table-cell table:formula="of:==[.D27] * 2" office:value-type="float" office:value="2" calcext:value-type="float">
            <text:p>2</text:p>
          </table:table-cell>
          <table:table-cell table:formula="of:=160 * [.D31]"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formula="of:=[.G30]+[.F31]" office:value-type="float" office:value="11" calcext:value-type="float">
            <text:p>11.00</text:p>
          </table:table-cell>
          <table:table-cell table:formula="of:= 160 * [.G31]" office:value-type="float" office:value="1760" calcext:value-type="float">
            <text:p>1760</text:p>
          </table:table-cell>
          <table:table-cell table:style-name="ce10" table:formula="of:=320000000/[.H31]" office:value-type="float" office:value="181818.181818182" calcext:value-type="float">
            <text:p>181,818.18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05" calcext:value-type="date">
            <text:p>2020-03-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31]+[.F32]" office:value-type="float" office:value="12" calcext:value-type="float">
            <text:p>12.00</text:p>
          </table:table-cell>
          <table:table-cell table:formula="of:= 160 * [.G32]" office:value-type="float" office:value="1920" calcext:value-type="float">
            <text:p>1920</text:p>
          </table:table-cell>
          <table:table-cell table:style-name="ce10" table:formula="of:=320000000/[.H32]" office:value-type="float" office:value="166666.666666667" calcext:value-type="float">
            <text:p>166,666.67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06" calcext:value-type="date">
            <text:p>2020-03-0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G32]+[.F33]" office:value-type="float" office:value="15" calcext:value-type="float">
            <text:p>15.00</text:p>
          </table:table-cell>
          <table:table-cell table:formula="of:= 160 * [.G33]" office:value-type="float" office:value="2400" calcext:value-type="float">
            <text:p>2400</text:p>
          </table:table-cell>
          <table:table-cell table:style-name="ce10" table:formula="of:=320000000/[.H33]" office:value-type="float" office:value="133333.333333333" calcext:value-type="float">
            <text:p>133,333.33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07" calcext:value-type="date">
            <text:p>2020-03-0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G33]+[.F34]" office:value-type="float" office:value="19" calcext:value-type="float">
            <text:p>19.00</text:p>
          </table:table-cell>
          <table:table-cell table:formula="of:= 160 * [.G34]" office:value-type="float" office:value="3040" calcext:value-type="float">
            <text:p>3040</text:p>
          </table:table-cell>
          <table:table-cell table:style-name="ce10" table:formula="of:=320000000/[.H34]" office:value-type="float" office:value="105263.157894737" calcext:value-type="float">
            <text:p>105,263.16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08" calcext:value-type="date">
            <text:p>2020-03-08</text:p>
          </table:table-cell>
          <table:table-cell table:formula="of:==[.D31] * 2" office:value-type="float" office:value="4" calcext:value-type="float">
            <text:p>4</text:p>
          </table:table-cell>
          <table:table-cell table:formula="of:=160 * [.D35]" office:value-type="float" office:value="640" calcext:value-type="float">
            <text:p>640</text:p>
          </table:table-cell>
          <table:table-cell office:value-type="float" office:value="3" calcext:value-type="float">
            <text:p>3</text:p>
          </table:table-cell>
          <table:table-cell table:formula="of:=[.G34]+[.F35]" office:value-type="float" office:value="22" calcext:value-type="float">
            <text:p>22.00</text:p>
          </table:table-cell>
          <table:table-cell table:formula="of:= 160 * [.G35]" office:value-type="float" office:value="3520" calcext:value-type="float">
            <text:p>3520</text:p>
          </table:table-cell>
          <table:table-cell table:style-name="ce10" table:formula="of:=320000000/[.H35]" office:value-type="float" office:value="90909.0909090909" calcext:value-type="float">
            <text:p>90,909.09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09" calcext:value-type="date">
            <text:p>2020-03-0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G35]+[.F36]" office:value-type="float" office:value="26" calcext:value-type="float">
            <text:p>26.00</text:p>
          </table:table-cell>
          <table:table-cell table:formula="of:= 160 * [.G36]" office:value-type="float" office:value="4160" calcext:value-type="float">
            <text:p>4160</text:p>
          </table:table-cell>
          <table:table-cell table:style-name="ce10" table:formula="of:=320000000/[.H36]" office:value-type="float" office:value="76923.0769230769" calcext:value-type="float">
            <text:p>76,923.08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10" calcext:value-type="date">
            <text:p>2020-03-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G36]+[.F37]" office:value-type="float" office:value="30" calcext:value-type="float">
            <text:p>30.00</text:p>
          </table:table-cell>
          <table:table-cell table:formula="of:= 160 * [.G37]" office:value-type="float" office:value="4800" calcext:value-type="float">
            <text:p>4800</text:p>
          </table:table-cell>
          <table:table-cell table:style-name="ce10" table:formula="of:=320000000/[.H37]" office:value-type="float" office:value="66666.6666666667" calcext:value-type="float">
            <text:p>66,666.67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11" calcext:value-type="date">
            <text:p>2020-03-1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G37]+[.F38]" office:value-type="float" office:value="38" calcext:value-type="float">
            <text:p>38.00</text:p>
          </table:table-cell>
          <table:table-cell table:formula="of:= 160 * [.G38]" office:value-type="float" office:value="6080" calcext:value-type="float">
            <text:p>6080</text:p>
          </table:table-cell>
          <table:table-cell table:style-name="ce10" table:formula="of:=320000000/[.H38]" office:value-type="float" office:value="52631.5789473684" calcext:value-type="float">
            <text:p>52,631.58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12" calcext:value-type="date">
            <text:p>2020-03-12</text:p>
          </table:table-cell>
          <table:table-cell table:formula="of:==[.D35] * 2" office:value-type="float" office:value="8" calcext:value-type="float">
            <text:p>8</text:p>
          </table:table-cell>
          <table:table-cell table:formula="of:=160 * [.D39]"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table:formula="of:=[.G38]+[.F39]" office:value-type="float" office:value="41" calcext:value-type="float">
            <text:p>41.00</text:p>
          </table:table-cell>
          <table:table-cell table:formula="of:= 160 * [.G39]" office:value-type="float" office:value="6560" calcext:value-type="float">
            <text:p>6560</text:p>
          </table:table-cell>
          <table:table-cell table:style-name="ce10" table:formula="of:=320000000/[.H39]" office:value-type="float" office:value="48780.4878048781" calcext:value-type="float">
            <text:p>48,780.49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13" calcext:value-type="date">
            <text:p>2020-03-1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G39]+[.F40]" office:value-type="float" office:value="49" calcext:value-type="float">
            <text:p>49.00</text:p>
          </table:table-cell>
          <table:table-cell table:formula="of:= 160 * [.G40]" office:value-type="float" office:value="7840" calcext:value-type="float">
            <text:p>7840</text:p>
          </table:table-cell>
          <table:table-cell table:style-name="ce10" table:formula="of:=320000000/[.H40]" office:value-type="float" office:value="40816.3265306122" calcext:value-type="float">
            <text:p>40,816.33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14" calcext:value-type="date">
            <text:p>2020-03-1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G40]+[.F41]" office:value-type="float" office:value="57" calcext:value-type="float">
            <text:p>57.00</text:p>
          </table:table-cell>
          <table:table-cell table:formula="of:= 160 * [.G41]" office:value-type="float" office:value="9120" calcext:value-type="float">
            <text:p>9120</text:p>
          </table:table-cell>
          <table:table-cell table:style-name="ce10" table:formula="of:=320000000/[.H41]" office:value-type="float" office:value="35087.7192982456" calcext:value-type="float">
            <text:p>35,087.72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15" calcext:value-type="date">
            <text:p>2020-03-1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G41]+[.F42]" office:value-type="float" office:value="68" calcext:value-type="float">
            <text:p>68.00</text:p>
          </table:table-cell>
          <table:table-cell table:formula="of:= 160 * [.G42]" office:value-type="float" office:value="10880" calcext:value-type="float">
            <text:p>10880</text:p>
          </table:table-cell>
          <table:table-cell table:style-name="ce10" table:formula="of:=320000000/[.H42]" office:value-type="float" office:value="29411.7647058824" calcext:value-type="float">
            <text:p>29,411.76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16" calcext:value-type="date">
            <text:p>2020-03-16</text:p>
          </table:table-cell>
          <table:table-cell table:formula="of:==[.D39] * 2" office:value-type="float" office:value="16" calcext:value-type="float">
            <text:p>16</text:p>
          </table:table-cell>
          <table:table-cell table:formula="of:=160 * [.D43]" office:value-type="float" office:value="2560" calcext:value-type="float">
            <text:p>2560</text:p>
          </table:table-cell>
          <table:table-cell office:value-type="float" office:value="18" calcext:value-type="float">
            <text:p>18</text:p>
          </table:table-cell>
          <table:table-cell table:formula="of:=[.G42]+[.F43]" office:value-type="float" office:value="86" calcext:value-type="float">
            <text:p>86.00</text:p>
          </table:table-cell>
          <table:table-cell table:formula="of:= 160 * [.G43]" office:value-type="float" office:value="13760" calcext:value-type="float">
            <text:p>13760</text:p>
          </table:table-cell>
          <table:table-cell table:style-name="ce10" table:formula="of:=320000000/[.H43]" office:value-type="float" office:value="23255.8139534884" calcext:value-type="float">
            <text:p>23,255.81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17" calcext:value-type="date">
            <text:p>2020-03-17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[.G43]+[.F44]" office:value-type="float" office:value="109" calcext:value-type="float">
            <text:p>109.00</text:p>
          </table:table-cell>
          <table:table-cell table:formula="of:= 160 * [.G44]" office:value-type="float" office:value="17440" calcext:value-type="float">
            <text:p>17440</text:p>
          </table:table-cell>
          <table:table-cell table:style-name="ce10" table:formula="of:=320000000/[.H44]" office:value-type="float" office:value="18348.623853211" calcext:value-type="float">
            <text:p>18,348.62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18" calcext:value-type="date">
            <text:p>2020-03-18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[.G44]+[.F45]" office:value-type="float" office:value="153" calcext:value-type="float">
            <text:p>153.00</text:p>
          </table:table-cell>
          <table:table-cell table:formula="of:= 160 * [.G45]" office:value-type="float" office:value="24480" calcext:value-type="float">
            <text:p>24480</text:p>
          </table:table-cell>
          <table:table-cell table:style-name="ce10" table:formula="of:=320000000/[.H45]" office:value-type="float" office:value="13071.8954248366" calcext:value-type="float">
            <text:p>13,071.90</text:p>
          </table:table-cell>
          <table:table-cell table:style-name="ce10" table:number-columns-repeated="2"/>
          <table:table-cell office:value-type="float" office:value="238" calcext:value-type="float">
            <text:p>238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19" calcext:value-type="date">
            <text:p>2020-03-19</text:p>
          </table:table-cell>
          <table:table-cell table:number-columns-repeated="2"/>
          <table:table-cell table:formula="of:=[.J46]/160" office:value-type="float" office:value="183.6" calcext:value-type="float">
            <text:p>184</text:p>
          </table:table-cell>
          <table:table-cell table:formula="of:=[.G45]+[.F46]" office:value-type="float" office:value="336.6" calcext:value-type="float">
            <text:p>336.60</text:p>
          </table:table-cell>
          <table:table-cell/>
          <table:table-cell table:style-name="ce10" table:formula="of:=[.K46]" office:value-type="float" office:value="10893.2461873638" calcext:value-type="float">
            <text:p>10,893.25</text:p>
          </table:table-cell>
          <table:table-cell table:style-name="ce10" table:formula="of:=[.H45]*1.2" office:value-type="float" office:value="29376" calcext:value-type="float">
            <text:p>29,376.00</text:p>
          </table:table-cell>
          <table:table-cell table:style-name="ce10" table:formula="of:=320000000/[.J46]" office:value-type="float" office:value="10893.2461873638" calcext:value-type="float">
            <text:p>10,893.2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0" calcext:value-type="date">
            <text:p>2020-03-20</text:p>
          </table:table-cell>
          <table:table-cell table:formula="of:==[.D43] * 2" office:value-type="float" office:value="32" calcext:value-type="float">
            <text:p>32</text:p>
          </table:table-cell>
          <table:table-cell table:formula="of:=160 * [.D47]" office:value-type="float" office:value="5120" calcext:value-type="float">
            <text:p>5120</text:p>
          </table:table-cell>
          <table:table-cell table:formula="of:=[.J47]/160" office:value-type="float" office:value="220.32" calcext:value-type="float">
            <text:p>220</text:p>
          </table:table-cell>
          <table:table-cell table:formula="of:=[.G46]+[.F47]" office:value-type="float" office:value="556.92" calcext:value-type="float">
            <text:p>556.92</text:p>
          </table:table-cell>
          <table:table-cell/>
          <table:table-cell table:style-name="ce10" table:formula="of:=[.K47]" office:value-type="float" office:value="9077.70515613653" calcext:value-type="float">
            <text:p>9,077.71</text:p>
          </table:table-cell>
          <table:table-cell table:style-name="ce10" table:formula="of:=[.J46]*1.2" office:value-type="float" office:value="35251.2" calcext:value-type="float">
            <text:p>35,251.20</text:p>
          </table:table-cell>
          <table:table-cell table:style-name="ce10" table:formula="of:=320000000/[.J47]" office:value-type="float" office:value="9077.70515613653" calcext:value-type="float">
            <text:p>9,077.7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1" calcext:value-type="date">
            <text:p>2020-03-21</text:p>
          </table:table-cell>
          <table:table-cell table:number-columns-repeated="2"/>
          <table:table-cell table:formula="of:=[.J48]/160" office:value-type="float" office:value="264.384" calcext:value-type="float">
            <text:p>264</text:p>
          </table:table-cell>
          <table:table-cell table:formula="of:=[.G47]+[.F48]" office:value-type="float" office:value="821.304" calcext:value-type="float">
            <text:p>821.30</text:p>
          </table:table-cell>
          <table:table-cell/>
          <table:table-cell table:style-name="ce10" table:formula="of:=[.K48]" office:value-type="float" office:value="7564.75429678044" calcext:value-type="float">
            <text:p>7,564.75</text:p>
          </table:table-cell>
          <table:table-cell table:style-name="ce10" table:formula="of:=[.J47]*1.2" office:value-type="float" office:value="42301.44" calcext:value-type="float">
            <text:p>42,301.44</text:p>
          </table:table-cell>
          <table:table-cell table:style-name="ce10" table:formula="of:=320000000/[.J48]" office:value-type="float" office:value="7564.75429678044" calcext:value-type="float">
            <text:p>7,564.7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2" calcext:value-type="date">
            <text:p>2020-03-22</text:p>
          </table:table-cell>
          <table:table-cell table:number-columns-repeated="2"/>
          <table:table-cell table:formula="of:=[.J49]/160" office:value-type="float" office:value="317.2608" calcext:value-type="float">
            <text:p>317</text:p>
          </table:table-cell>
          <table:table-cell table:formula="of:=[.G48]+[.F49]" office:value-type="float" office:value="1138.5648" calcext:value-type="float">
            <text:p>1138.56</text:p>
          </table:table-cell>
          <table:table-cell/>
          <table:table-cell table:style-name="ce10" table:formula="of:=[.K49]" office:value-type="float" office:value="6303.9619139837" calcext:value-type="float">
            <text:p>6,303.96</text:p>
          </table:table-cell>
          <table:table-cell table:style-name="ce10" table:formula="of:=[.J48]*1.2" office:value-type="float" office:value="50761.728" calcext:value-type="float">
            <text:p>50,761.73</text:p>
          </table:table-cell>
          <table:table-cell table:style-name="ce10" table:formula="of:=320000000/[.J49]" office:value-type="float" office:value="6303.9619139837" calcext:value-type="float">
            <text:p>6,303.9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3" calcext:value-type="date">
            <text:p>2020-03-23</text:p>
          </table:table-cell>
          <table:table-cell table:number-columns-repeated="2"/>
          <table:table-cell table:formula="of:=[.J50]/160" office:value-type="float" office:value="380.71296" calcext:value-type="float">
            <text:p>381</text:p>
          </table:table-cell>
          <table:table-cell table:formula="of:=[.G49]+[.F50]" office:value-type="float" office:value="1519.27776" calcext:value-type="float">
            <text:p>1519.28</text:p>
          </table:table-cell>
          <table:table-cell/>
          <table:table-cell table:style-name="ce10" table:formula="of:=[.K50]" office:value-type="float" office:value="5253.30159498642" calcext:value-type="float">
            <text:p>5,253.30</text:p>
          </table:table-cell>
          <table:table-cell table:style-name="ce10" table:formula="of:=[.J49]*1.2" office:value-type="float" office:value="60914.0736" calcext:value-type="float">
            <text:p>60,914.07</text:p>
          </table:table-cell>
          <table:table-cell table:style-name="ce10" table:formula="of:=320000000/[.J50]" office:value-type="float" office:value="5253.30159498642" calcext:value-type="float">
            <text:p>5,253.3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4" calcext:value-type="date">
            <text:p>2020-03-24</text:p>
          </table:table-cell>
          <table:table-cell table:formula="of:==[.D47] * 2" office:value-type="float" office:value="64" calcext:value-type="float">
            <text:p>64</text:p>
          </table:table-cell>
          <table:table-cell table:formula="of:=160 * [.D51]" office:value-type="float" office:value="10240" calcext:value-type="float">
            <text:p>10240</text:p>
          </table:table-cell>
          <table:table-cell table:formula="of:=[.J51]/160" office:value-type="float" office:value="456.855552" calcext:value-type="float">
            <text:p>457</text:p>
          </table:table-cell>
          <table:table-cell table:formula="of:=[.G50]+[.F51]" office:value-type="float" office:value="1976.133312" calcext:value-type="float">
            <text:p>1976.13</text:p>
          </table:table-cell>
          <table:table-cell/>
          <table:table-cell table:style-name="ce10" table:formula="of:=[.K51]" office:value-type="float" office:value="4377.75132915535" calcext:value-type="float">
            <text:p>4,377.75</text:p>
          </table:table-cell>
          <table:table-cell table:style-name="ce10" table:formula="of:=[.J50]*1.2" office:value-type="float" office:value="73096.88832" calcext:value-type="float">
            <text:p>73,096.89</text:p>
          </table:table-cell>
          <table:table-cell table:style-name="ce10" table:formula="of:=320000000/[.J51]" office:value-type="float" office:value="4377.75132915535" calcext:value-type="float">
            <text:p>4,377.7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5" calcext:value-type="date">
            <text:p>2020-03-25</text:p>
          </table:table-cell>
          <table:table-cell table:number-columns-repeated="2"/>
          <table:table-cell table:formula="of:=[.J52]/160" office:value-type="float" office:value="548.2266624" calcext:value-type="float">
            <text:p>548</text:p>
          </table:table-cell>
          <table:table-cell table:formula="of:=[.G51]+[.F52]" office:value-type="float" office:value="2524.3599744" calcext:value-type="float">
            <text:p>2524.36</text:p>
          </table:table-cell>
          <table:table-cell/>
          <table:table-cell table:style-name="ce10" table:formula="of:=[.K52]" office:value-type="float" office:value="3648.12610762946" calcext:value-type="float">
            <text:p>3,648.13</text:p>
          </table:table-cell>
          <table:table-cell table:style-name="ce10" table:formula="of:=[.J51]*1.2" office:value-type="float" office:value="87716.265984" calcext:value-type="float">
            <text:p>87,716.27</text:p>
          </table:table-cell>
          <table:table-cell table:style-name="ce10" table:formula="of:=320000000/[.J52]" office:value-type="float" office:value="3648.12610762946" calcext:value-type="float">
            <text:p>3,648.1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6" calcext:value-type="date">
            <text:p>2020-03-26</text:p>
          </table:table-cell>
          <table:table-cell table:number-columns-repeated="2"/>
          <table:table-cell table:formula="of:=[.J53]/160" office:value-type="float" office:value="657.87199488" calcext:value-type="float">
            <text:p>658</text:p>
          </table:table-cell>
          <table:table-cell table:formula="of:=[.G52]+[.F53]" office:value-type="float" office:value="3182.23196928" calcext:value-type="float">
            <text:p>3182.23</text:p>
          </table:table-cell>
          <table:table-cell/>
          <table:table-cell table:style-name="ce10" table:formula="of:=[.K53]" office:value-type="float" office:value="3040.10508969121" calcext:value-type="float">
            <text:p>3,040.11</text:p>
          </table:table-cell>
          <table:table-cell table:style-name="ce10" table:formula="of:=[.J52]*1.2" office:value-type="float" office:value="105259.5191808" calcext:value-type="float">
            <text:p>105,259.52</text:p>
          </table:table-cell>
          <table:table-cell table:style-name="ce10" table:formula="of:=320000000/[.J53]" office:value-type="float" office:value="3040.10508969121" calcext:value-type="float">
            <text:p>3,040.1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7" calcext:value-type="date">
            <text:p>2020-03-27</text:p>
          </table:table-cell>
          <table:table-cell table:number-columns-repeated="2"/>
          <table:table-cell table:formula="of:=[.J54]/160" office:value-type="float" office:value="789.446393856" calcext:value-type="float">
            <text:p>789</text:p>
          </table:table-cell>
          <table:table-cell table:formula="of:=[.G53]+[.F54]" office:value-type="float" office:value="3971.678363136" calcext:value-type="float">
            <text:p>3971.68</text:p>
          </table:table-cell>
          <table:table-cell/>
          <table:table-cell table:style-name="ce10" table:formula="of:=[.K54]" office:value-type="float" office:value="2533.42090807601" calcext:value-type="float">
            <text:p>2,533.42</text:p>
          </table:table-cell>
          <table:table-cell table:style-name="ce10" table:formula="of:=[.J53]*1.2" office:value-type="float" office:value="126311.42301696" calcext:value-type="float">
            <text:p>126,311.42</text:p>
          </table:table-cell>
          <table:table-cell table:style-name="ce10" table:formula="of:=320000000/[.J54]" office:value-type="float" office:value="2533.42090807601" calcext:value-type="float">
            <text:p>2,533.4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8" calcext:value-type="date">
            <text:p>2020-03-28</text:p>
          </table:table-cell>
          <table:table-cell table:formula="of:==[.D51] * 2" office:value-type="float" office:value="128" calcext:value-type="float">
            <text:p>128</text:p>
          </table:table-cell>
          <table:table-cell table:formula="of:=160 * [.D55]" office:value-type="float" office:value="20480" calcext:value-type="float">
            <text:p>20480</text:p>
          </table:table-cell>
          <table:table-cell table:formula="of:=[.J55]/160" office:value-type="float" office:value="947.3356726272" calcext:value-type="float">
            <text:p>947</text:p>
          </table:table-cell>
          <table:table-cell table:formula="of:=[.G54]+[.F55]" office:value-type="float" office:value="4919.0140357632" calcext:value-type="float">
            <text:p>4919.01</text:p>
          </table:table-cell>
          <table:table-cell/>
          <table:table-cell table:style-name="ce10" table:formula="of:=[.K55]" office:value-type="float" office:value="2111.18409006334" calcext:value-type="float">
            <text:p>2,111.18</text:p>
          </table:table-cell>
          <table:table-cell table:style-name="ce10" table:formula="of:=[.J54]*1.2" office:value-type="float" office:value="151573.707620352" calcext:value-type="float">
            <text:p>151,573.71</text:p>
          </table:table-cell>
          <table:table-cell table:style-name="ce10" table:formula="of:=320000000/[.J55]" office:value-type="float" office:value="2111.18409006334" calcext:value-type="float">
            <text:p>2,111.1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9" calcext:value-type="date">
            <text:p>2020-03-29</text:p>
          </table:table-cell>
          <table:table-cell table:number-columns-repeated="2"/>
          <table:table-cell table:formula="of:=[.J56]/160" office:value-type="float" office:value="1136.80280715264" calcext:value-type="float">
            <text:p>1137</text:p>
          </table:table-cell>
          <table:table-cell table:formula="of:=[.G55]+[.F56]" office:value-type="float" office:value="6055.81684291584" calcext:value-type="float">
            <text:p>6055.82</text:p>
          </table:table-cell>
          <table:table-cell/>
          <table:table-cell table:style-name="ce10" table:formula="of:=[.K56]" office:value-type="float" office:value="1759.32007505279" calcext:value-type="float">
            <text:p>1,759.32</text:p>
          </table:table-cell>
          <table:table-cell table:style-name="ce10" table:formula="of:=[.J55]*1.2" office:value-type="float" office:value="181888.449144422" calcext:value-type="float">
            <text:p>181,888.45</text:p>
          </table:table-cell>
          <table:table-cell table:style-name="ce10" table:formula="of:=320000000/[.J56]" office:value-type="float" office:value="1759.32007505279" calcext:value-type="float">
            <text:p>1,759.3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30" calcext:value-type="date">
            <text:p>2020-03-30</text:p>
          </table:table-cell>
          <table:table-cell table:number-columns-repeated="2"/>
          <table:table-cell table:formula="of:=[.J57]/160" office:value-type="float" office:value="1364.16336858317" calcext:value-type="float">
            <text:p>1364</text:p>
          </table:table-cell>
          <table:table-cell table:formula="of:=[.G56]+[.F57]" office:value-type="float" office:value="7419.98021149901" calcext:value-type="float">
            <text:p>7419.98</text:p>
          </table:table-cell>
          <table:table-cell/>
          <table:table-cell table:style-name="ce10" table:formula="of:=[.K57]" office:value-type="float" office:value="1466.10006254399" calcext:value-type="float">
            <text:p>1,466.10</text:p>
          </table:table-cell>
          <table:table-cell table:style-name="ce10" table:formula="of:=[.J56]*1.2" office:value-type="float" office:value="218266.138973307" calcext:value-type="float">
            <text:p>218,266.14</text:p>
          </table:table-cell>
          <table:table-cell table:style-name="ce10" table:formula="of:=320000000/[.J57]" office:value-type="float" office:value="1466.10006254399" calcext:value-type="float">
            <text:p>1,466.1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31" calcext:value-type="date">
            <text:p>2020-03-31</text:p>
          </table:table-cell>
          <table:table-cell table:number-columns-repeated="2"/>
          <table:table-cell table:formula="of:=[.J58]/160" office:value-type="float" office:value="1636.9960422998" calcext:value-type="float">
            <text:p>1637</text:p>
          </table:table-cell>
          <table:table-cell table:formula="of:=[.G57]+[.F58]" office:value-type="float" office:value="9056.97625379881" calcext:value-type="float">
            <text:p>9056.98</text:p>
          </table:table-cell>
          <table:table-cell/>
          <table:table-cell table:style-name="ce10" table:formula="of:=[.K58]" office:value-type="float" office:value="1221.75005211999" calcext:value-type="float">
            <text:p>1,221.75</text:p>
          </table:table-cell>
          <table:table-cell table:style-name="ce10" table:formula="of:=[.J57]*1.2" office:value-type="float" office:value="261919.366767968" calcext:value-type="float">
            <text:p>261,919.37</text:p>
          </table:table-cell>
          <table:table-cell table:style-name="ce10" table:formula="of:=320000000/[.J58]" office:value-type="float" office:value="1221.75005211999" calcext:value-type="float">
            <text:p>1,221.7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01" calcext:value-type="date">
            <text:p>2020-04-01</text:p>
          </table:table-cell>
          <table:table-cell table:formula="of:==[.D55] * 2" office:value-type="float" office:value="256" calcext:value-type="float">
            <text:p>256</text:p>
          </table:table-cell>
          <table:table-cell table:formula="of:=160 * [.D59]" office:value-type="float" office:value="40960" calcext:value-type="float">
            <text:p>40960</text:p>
          </table:table-cell>
          <table:table-cell table:formula="of:=[.J59]/160" office:value-type="float" office:value="1964.39525075976" calcext:value-type="float">
            <text:p>1964</text:p>
          </table:table-cell>
          <table:table-cell table:formula="of:=[.G58]+[.F59]" office:value-type="float" office:value="11021.3715045586" calcext:value-type="float">
            <text:p>11021.37</text:p>
          </table:table-cell>
          <table:table-cell/>
          <table:table-cell table:style-name="ce10" table:formula="of:=[.K59]" office:value-type="float" office:value="1018.12504343333" calcext:value-type="float">
            <text:p>1,018.13</text:p>
          </table:table-cell>
          <table:table-cell table:style-name="ce10" table:formula="of:=[.J58]*1.2" office:value-type="float" office:value="314303.240121562" calcext:value-type="float">
            <text:p>314,303.24</text:p>
          </table:table-cell>
          <table:table-cell table:style-name="ce10" table:formula="of:=320000000/[.J59]" office:value-type="float" office:value="1018.12504343333" calcext:value-type="float">
            <text:p>1,018.1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02" calcext:value-type="date">
            <text:p>2020-04-02</text:p>
          </table:table-cell>
          <table:table-cell table:number-columns-repeated="2"/>
          <table:table-cell table:formula="of:=[.J60]/160" office:value-type="float" office:value="2357.27430091171" calcext:value-type="float">
            <text:p>2357</text:p>
          </table:table-cell>
          <table:table-cell table:formula="of:=[.G59]+[.F60]" office:value-type="float" office:value="13378.6458054703" calcext:value-type="float">
            <text:p>13378.65</text:p>
          </table:table-cell>
          <table:table-cell/>
          <table:table-cell table:style-name="ce10" table:formula="of:=[.K60]" office:value-type="float" office:value="848.437536194438" calcext:value-type="float">
            <text:p>848.44</text:p>
          </table:table-cell>
          <table:table-cell table:style-name="ce10" table:formula="of:=[.J59]*1.2" office:value-type="float" office:value="377163.888145874" calcext:value-type="float">
            <text:p>377,163.89</text:p>
          </table:table-cell>
          <table:table-cell table:style-name="ce10" table:formula="of:=320000000/[.J60]" office:value-type="float" office:value="848.437536194438" calcext:value-type="float">
            <text:p>848.4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03" calcext:value-type="date">
            <text:p>2020-04-03</text:p>
          </table:table-cell>
          <table:table-cell table:number-columns-repeated="2"/>
          <table:table-cell table:formula="of:=[.J61]/160" office:value-type="float" office:value="2828.72916109406" calcext:value-type="float">
            <text:p>2829</text:p>
          </table:table-cell>
          <table:table-cell table:formula="of:=[.G60]+[.F61]" office:value-type="float" office:value="16207.3749665643" calcext:value-type="float">
            <text:p>16207.37</text:p>
          </table:table-cell>
          <table:table-cell/>
          <table:table-cell table:style-name="ce10" table:formula="of:=[.K61]" office:value-type="float" office:value="707.031280162032" calcext:value-type="float">
            <text:p>707.03</text:p>
          </table:table-cell>
          <table:table-cell table:style-name="ce10" table:formula="of:=[.J60]*1.2" office:value-type="float" office:value="452596.665775049" calcext:value-type="float">
            <text:p>452,596.67</text:p>
          </table:table-cell>
          <table:table-cell table:style-name="ce10" table:formula="of:=320000000/[.J61]" office:value-type="float" office:value="707.031280162032" calcext:value-type="float">
            <text:p>70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04" calcext:value-type="date">
            <text:p>2020-04-04</text:p>
          </table:table-cell>
          <table:table-cell table:number-columns-repeated="2"/>
          <table:table-cell table:formula="of:=[.J62]/160" office:value-type="float" office:value="3394.47499331287" calcext:value-type="float">
            <text:p>3394</text:p>
          </table:table-cell>
          <table:table-cell table:formula="of:=[.G61]+[.F62]" office:value-type="float" office:value="19601.8499598772" calcext:value-type="float">
            <text:p>19601.85</text:p>
          </table:table-cell>
          <table:table-cell/>
          <table:table-cell table:style-name="ce10" table:formula="of:=[.K62]" office:value-type="float" office:value="589.19273346836" calcext:value-type="float">
            <text:p>589.19</text:p>
          </table:table-cell>
          <table:table-cell table:style-name="ce10" table:formula="of:=[.J61]*1.2" office:value-type="float" office:value="543115.998930059" calcext:value-type="float">
            <text:p>543,116.00</text:p>
          </table:table-cell>
          <table:table-cell table:style-name="ce10" table:formula="of:=320000000/[.J62]" office:value-type="float" office:value="589.19273346836" calcext:value-type="float">
            <text:p>589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05" calcext:value-type="date">
            <text:p>2020-04-05</text:p>
          </table:table-cell>
          <table:table-cell table:formula="of:==[.D59] * 2" office:value-type="float" office:value="512" calcext:value-type="float">
            <text:p>512</text:p>
          </table:table-cell>
          <table:table-cell table:formula="of:=160 * [.D63]" office:value-type="float" office:value="81920" calcext:value-type="float">
            <text:p>81920</text:p>
          </table:table-cell>
          <table:table-cell table:formula="of:=[.J63]/160" office:value-type="float" office:value="4073.36999197544" calcext:value-type="float">
            <text:p>4073</text:p>
          </table:table-cell>
          <table:table-cell table:formula="of:=[.G62]+[.F63]" office:value-type="float" office:value="23675.2199518526" calcext:value-type="float">
            <text:p>23675.22</text:p>
          </table:table-cell>
          <table:table-cell/>
          <table:table-cell table:style-name="ce10" table:formula="of:=[.K63]" office:value-type="float" office:value="490.993944556966" calcext:value-type="float">
            <text:p>490.99</text:p>
          </table:table-cell>
          <table:table-cell table:style-name="ce10" table:formula="of:=[.J62]*1.2" office:value-type="float" office:value="651739.19871607" calcext:value-type="float">
            <text:p>651,739.20</text:p>
          </table:table-cell>
          <table:table-cell table:style-name="ce10" table:formula="of:=320000000/[.J63]" office:value-type="float" office:value="490.993944556966" calcext:value-type="float">
            <text:p>490.9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06" calcext:value-type="date">
            <text:p>2020-04-06</text:p>
          </table:table-cell>
          <table:table-cell table:number-columns-repeated="2"/>
          <table:table-cell table:formula="of:=[.J64]/160" office:value-type="float" office:value="4888.04399037053" calcext:value-type="float">
            <text:p>4888</text:p>
          </table:table-cell>
          <table:table-cell table:formula="of:=[.G63]+[.F64]" office:value-type="float" office:value="28563.2639422232" calcext:value-type="float">
            <text:p>28563.26</text:p>
          </table:table-cell>
          <table:table-cell/>
          <table:table-cell table:style-name="ce10" table:formula="of:=[.K64]" office:value-type="float" office:value="409.161620464139" calcext:value-type="float">
            <text:p>409.16</text:p>
          </table:table-cell>
          <table:table-cell table:style-name="ce10" table:formula="of:=[.J63]*1.2" office:value-type="float" office:value="782087.038459285" calcext:value-type="float">
            <text:p>782,087.04</text:p>
          </table:table-cell>
          <table:table-cell table:style-name="ce10" table:formula="of:=320000000/[.J64]" office:value-type="float" office:value="409.161620464139" calcext:value-type="float">
            <text:p>409.1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07" calcext:value-type="date">
            <text:p>2020-04-07</text:p>
          </table:table-cell>
          <table:table-cell table:number-columns-repeated="2"/>
          <table:table-cell table:formula="of:=[.J65]/160" office:value-type="float" office:value="5865.65278844463" calcext:value-type="float">
            <text:p>5866</text:p>
          </table:table-cell>
          <table:table-cell table:formula="of:=[.G64]+[.F65]" office:value-type="float" office:value="34428.9167306678" calcext:value-type="float">
            <text:p>34428.92</text:p>
          </table:table-cell>
          <table:table-cell/>
          <table:table-cell table:style-name="ce10" table:formula="of:=[.K65]" office:value-type="float" office:value="340.968017053449" calcext:value-type="float">
            <text:p>340.97</text:p>
          </table:table-cell>
          <table:table-cell table:style-name="ce10" table:formula="of:=[.J64]*1.2" office:value-type="float" office:value="938504.446151141" calcext:value-type="float">
            <text:p>938,504.45</text:p>
          </table:table-cell>
          <table:table-cell table:style-name="ce10" table:formula="of:=320000000/[.J65]" office:value-type="float" office:value="340.968017053449" calcext:value-type="float">
            <text:p>340.9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08" calcext:value-type="date">
            <text:p>2020-04-08</text:p>
          </table:table-cell>
          <table:table-cell table:number-columns-repeated="2"/>
          <table:table-cell table:formula="of:=[.J66]/160" office:value-type="float" office:value="7038.78334613356" calcext:value-type="float">
            <text:p>7039</text:p>
          </table:table-cell>
          <table:table-cell table:formula="of:=[.G65]+[.F66]" office:value-type="float" office:value="41467.7000768014" calcext:value-type="float">
            <text:p>41467.70</text:p>
          </table:table-cell>
          <table:table-cell/>
          <table:table-cell table:style-name="ce10" table:formula="of:=[.K66]" office:value-type="float" office:value="284.140014211207" calcext:value-type="float">
            <text:p>284.14</text:p>
          </table:table-cell>
          <table:table-cell table:style-name="ce10" table:formula="of:=[.J65]*1.2" office:value-type="float" office:value="1126205.33538137" calcext:value-type="float">
            <text:p>1,126,205.34</text:p>
          </table:table-cell>
          <table:table-cell table:style-name="ce10" table:formula="of:=320000000/[.J66]" office:value-type="float" office:value="284.140014211207" calcext:value-type="float">
            <text:p>284.1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09" calcext:value-type="date">
            <text:p>2020-04-09</text:p>
          </table:table-cell>
          <table:table-cell table:formula="of:==[.D63] * 2" office:value-type="float" office:value="1024" calcext:value-type="float">
            <text:p>1024</text:p>
          </table:table-cell>
          <table:table-cell table:formula="of:=160 * [.D67]" office:value-type="float" office:value="163840" calcext:value-type="float">
            <text:p>163840</text:p>
          </table:table-cell>
          <table:table-cell table:formula="of:=[.J67]/160" office:value-type="float" office:value="8446.54001536027" calcext:value-type="float">
            <text:p>8447</text:p>
          </table:table-cell>
          <table:table-cell table:formula="of:=[.G66]+[.F67]" office:value-type="float" office:value="49914.2400921616" calcext:value-type="float">
            <text:p>49914.24</text:p>
          </table:table-cell>
          <table:table-cell/>
          <table:table-cell table:style-name="ce10" table:formula="of:=[.K67]" office:value-type="float" office:value="236.783345176006" calcext:value-type="float">
            <text:p>236.78</text:p>
          </table:table-cell>
          <table:table-cell table:style-name="ce10" table:formula="of:=[.J66]*1.2" office:value-type="float" office:value="1351446.40245764" calcext:value-type="float">
            <text:p>1,351,446.40</text:p>
          </table:table-cell>
          <table:table-cell table:style-name="ce10" table:formula="of:=320000000/[.J67]" office:value-type="float" office:value="236.783345176006" calcext:value-type="float">
            <text:p>236.7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0" calcext:value-type="date">
            <text:p>2020-04-10</text:p>
          </table:table-cell>
          <table:table-cell table:number-columns-repeated="2"/>
          <table:table-cell table:formula="of:=[.J68]/160" office:value-type="float" office:value="10135.8480184323" calcext:value-type="float">
            <text:p>10136</text:p>
          </table:table-cell>
          <table:table-cell table:formula="of:=[.G67]+[.F68]" office:value-type="float" office:value="60050.088110594" calcext:value-type="float">
            <text:p>60050.09</text:p>
          </table:table-cell>
          <table:table-cell/>
          <table:table-cell table:style-name="ce10" table:formula="of:=[.K68]" office:value-type="float" office:value="197.319454313339" calcext:value-type="float">
            <text:p>197.32</text:p>
          </table:table-cell>
          <table:table-cell table:style-name="ce10" table:formula="of:=[.J67]*1.2" office:value-type="float" office:value="1621735.68294917" calcext:value-type="float">
            <text:p>1,621,735.68</text:p>
          </table:table-cell>
          <table:table-cell table:style-name="ce10" table:formula="of:=320000000/[.J68]" office:value-type="float" office:value="197.319454313339" calcext:value-type="float">
            <text:p>197.3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1" calcext:value-type="date">
            <text:p>2020-04-11</text:p>
          </table:table-cell>
          <table:table-cell table:number-columns-repeated="2"/>
          <table:table-cell table:formula="of:=[.J69]/160" office:value-type="float" office:value="12163.0176221188" calcext:value-type="float">
            <text:p>12163</text:p>
          </table:table-cell>
          <table:table-cell table:formula="of:=[.G68]+[.F69]" office:value-type="float" office:value="72213.1057327128" calcext:value-type="float">
            <text:p>72213.11</text:p>
          </table:table-cell>
          <table:table-cell/>
          <table:table-cell table:style-name="ce10" table:formula="of:=[.K69]" office:value-type="float" office:value="164.432878594449" calcext:value-type="float">
            <text:p>164.43</text:p>
          </table:table-cell>
          <table:table-cell table:style-name="ce10" table:formula="of:=[.J68]*1.2" office:value-type="float" office:value="1946082.81953901" calcext:value-type="float">
            <text:p>1,946,082.82</text:p>
          </table:table-cell>
          <table:table-cell table:style-name="ce10" table:formula="of:=320000000/[.J69]" office:value-type="float" office:value="164.432878594449" calcext:value-type="float">
            <text:p>164.4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2" calcext:value-type="date">
            <text:p>2020-04-12</text:p>
          </table:table-cell>
          <table:table-cell table:number-columns-repeated="2"/>
          <table:table-cell table:formula="of:=[.J70]/160" office:value-type="float" office:value="14595.6211465425" calcext:value-type="float">
            <text:p>14596</text:p>
          </table:table-cell>
          <table:table-cell table:formula="of:=[.G69]+[.F70]" office:value-type="float" office:value="86808.7268792553" calcext:value-type="float">
            <text:p>86808.73</text:p>
          </table:table-cell>
          <table:table-cell/>
          <table:table-cell table:style-name="ce10" table:formula="of:=[.K70]" office:value-type="float" office:value="137.027398828707" calcext:value-type="float">
            <text:p>137.03</text:p>
          </table:table-cell>
          <table:table-cell table:style-name="ce10" table:formula="of:=[.J69]*1.2" office:value-type="float" office:value="2335299.38344681" calcext:value-type="float">
            <text:p>2,335,299.38</text:p>
          </table:table-cell>
          <table:table-cell table:style-name="ce10" table:formula="of:=320000000/[.J70]" office:value-type="float" office:value="137.027398828707" calcext:value-type="float">
            <text:p>13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3" calcext:value-type="date">
            <text:p>2020-04-13</text:p>
          </table:table-cell>
          <table:table-cell table:formula="of:==[.D67] * 2" office:value-type="float" office:value="2048" calcext:value-type="float">
            <text:p>2048</text:p>
          </table:table-cell>
          <table:table-cell table:formula="of:=160 * [.D71]" office:value-type="float" office:value="327680" calcext:value-type="float">
            <text:p>327680</text:p>
          </table:table-cell>
          <table:table-cell table:formula="of:=[.J71]/160" office:value-type="float" office:value="17514.7453758511" calcext:value-type="float">
            <text:p>17515</text:p>
          </table:table-cell>
          <table:table-cell table:formula="of:=[.G70]+[.F71]" office:value-type="float" office:value="104323.472255106" calcext:value-type="float">
            <text:p>104323.47</text:p>
          </table:table-cell>
          <table:table-cell/>
          <table:table-cell table:style-name="ce10" table:formula="of:=[.K71]" office:value-type="float" office:value="114.189499023923" calcext:value-type="float">
            <text:p>114.19</text:p>
          </table:table-cell>
          <table:table-cell table:style-name="ce10" table:formula="of:=[.J70]*1.2" office:value-type="float" office:value="2802359.26013617" calcext:value-type="float">
            <text:p>2,802,359.26</text:p>
          </table:table-cell>
          <table:table-cell table:style-name="ce10" table:formula="of:=320000000/[.J71]" office:value-type="float" office:value="114.189499023923" calcext:value-type="float">
            <text:p>114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4" calcext:value-type="date">
            <text:p>2020-04-14</text:p>
          </table:table-cell>
          <table:table-cell table:number-columns-repeated="2"/>
          <table:table-cell table:formula="of:=[.J72]/160" office:value-type="float" office:value="21017.6944510213" calcext:value-type="float">
            <text:p>21018</text:p>
          </table:table-cell>
          <table:table-cell table:formula="of:=[.G71]+[.F72]" office:value-type="float" office:value="125341.166706128" calcext:value-type="float">
            <text:p>125341.17</text:p>
          </table:table-cell>
          <table:table-cell/>
          <table:table-cell table:style-name="ce10" table:formula="of:=[.K72]" office:value-type="float" office:value="95.157915853269" calcext:value-type="float">
            <text:p>95.16</text:p>
          </table:table-cell>
          <table:table-cell table:style-name="ce10" table:formula="of:=[.J71]*1.2" office:value-type="float" office:value="3362831.1121634" calcext:value-type="float">
            <text:p>3,362,831.11</text:p>
          </table:table-cell>
          <table:table-cell table:style-name="ce10" table:formula="of:=320000000/[.J72]" office:value-type="float" office:value="95.157915853269" calcext:value-type="float">
            <text:p>95.1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5" calcext:value-type="date">
            <text:p>2020-04-15</text:p>
          </table:table-cell>
          <table:table-cell table:number-columns-repeated="2"/>
          <table:table-cell table:formula="of:=[.J73]/160" office:value-type="float" office:value="25221.2333412255" calcext:value-type="float">
            <text:p>25221</text:p>
          </table:table-cell>
          <table:table-cell table:formula="of:=[.G72]+[.F73]" office:value-type="float" office:value="150562.400047353" calcext:value-type="float">
            <text:p>150562.40</text:p>
          </table:table-cell>
          <table:table-cell/>
          <table:table-cell table:style-name="ce10" table:formula="of:=[.K73]" office:value-type="float" office:value="79.2982632110575" calcext:value-type="float">
            <text:p>79.30</text:p>
          </table:table-cell>
          <table:table-cell table:style-name="ce10" table:formula="of:=[.J72]*1.2" office:value-type="float" office:value="4035397.33459608" calcext:value-type="float">
            <text:p>4,035,397.33</text:p>
          </table:table-cell>
          <table:table-cell table:style-name="ce10" table:formula="of:=320000000/[.J73]" office:value-type="float" office:value="79.2982632110575" calcext:value-type="float">
            <text:p>79.3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6" calcext:value-type="date">
            <text:p>2020-04-16</text:p>
          </table:table-cell>
          <table:table-cell table:number-columns-repeated="2"/>
          <table:table-cell table:formula="of:=[.J74]/160" office:value-type="float" office:value="30265.4800094706" calcext:value-type="float">
            <text:p>30265</text:p>
          </table:table-cell>
          <table:table-cell table:formula="of:=[.G73]+[.F74]" office:value-type="float" office:value="180827.880056824" calcext:value-type="float">
            <text:p>180827.88</text:p>
          </table:table-cell>
          <table:table-cell/>
          <table:table-cell table:style-name="ce10" table:formula="of:=[.K74]" office:value-type="float" office:value="66.0818860092146" calcext:value-type="float">
            <text:p>66.08</text:p>
          </table:table-cell>
          <table:table-cell table:style-name="ce10" table:formula="of:=[.J73]*1.2" office:value-type="float" office:value="4842476.8015153" calcext:value-type="float">
            <text:p>4,842,476.80</text:p>
          </table:table-cell>
          <table:table-cell table:style-name="ce10" table:formula="of:=320000000/[.J74]" office:value-type="float" office:value="66.0818860092146" calcext:value-type="float">
            <text:p>66.0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7" calcext:value-type="date">
            <text:p>2020-04-17</text:p>
          </table:table-cell>
          <table:table-cell table:formula="of:==[.D71] * 2" office:value-type="float" office:value="4096" calcext:value-type="float">
            <text:p>4096</text:p>
          </table:table-cell>
          <table:table-cell table:formula="of:=160 * [.D75]" office:value-type="float" office:value="655360" calcext:value-type="float">
            <text:p>655360</text:p>
          </table:table-cell>
          <table:table-cell table:formula="of:=[.J75]/160" office:value-type="float" office:value="36318.5760113647" calcext:value-type="float">
            <text:p>36319</text:p>
          </table:table-cell>
          <table:table-cell table:formula="of:=[.G74]+[.F75]" office:value-type="float" office:value="217146.456068189" calcext:value-type="float">
            <text:p>217146.46</text:p>
          </table:table-cell>
          <table:table-cell/>
          <table:table-cell table:style-name="ce10" table:formula="of:=[.K75]" office:value-type="float" office:value="55.0682383410121" calcext:value-type="float">
            <text:p>55.07</text:p>
          </table:table-cell>
          <table:table-cell table:style-name="ce10" table:formula="of:=[.J74]*1.2" office:value-type="float" office:value="5810972.16181836" calcext:value-type="float">
            <text:p>5,810,972.16</text:p>
          </table:table-cell>
          <table:table-cell table:style-name="ce10" table:formula="of:=320000000/[.J75]" office:value-type="float" office:value="55.0682383410121" calcext:value-type="float">
            <text:p>55.0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8" calcext:value-type="date">
            <text:p>2020-04-18</text:p>
          </table:table-cell>
          <table:table-cell table:number-columns-repeated="2"/>
          <table:table-cell table:formula="of:=[.J76]/160" office:value-type="float" office:value="43582.2912136377" calcext:value-type="float">
            <text:p>43582</text:p>
          </table:table-cell>
          <table:table-cell table:formula="of:=[.G75]+[.F76]" office:value-type="float" office:value="260728.747281826" calcext:value-type="float">
            <text:p>260728.75</text:p>
          </table:table-cell>
          <table:table-cell/>
          <table:table-cell table:style-name="ce10" table:formula="of:=[.K76]" office:value-type="float" office:value="45.8901986175101" calcext:value-type="float">
            <text:p>45.89</text:p>
          </table:table-cell>
          <table:table-cell table:style-name="ce10" table:formula="of:=[.J75]*1.2" office:value-type="float" office:value="6973166.59418203" calcext:value-type="float">
            <text:p>6,973,166.59</text:p>
          </table:table-cell>
          <table:table-cell table:style-name="ce10" table:formula="of:=320000000/[.J76]" office:value-type="float" office:value="45.8901986175101" calcext:value-type="float">
            <text:p>45.8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9" calcext:value-type="date">
            <text:p>2020-04-19</text:p>
          </table:table-cell>
          <table:table-cell table:number-columns-repeated="2"/>
          <table:table-cell table:formula="of:=[.J77]/160" office:value-type="float" office:value="52298.7494563652" calcext:value-type="float">
            <text:p>52299</text:p>
          </table:table-cell>
          <table:table-cell table:formula="of:=[.G76]+[.F77]" office:value-type="float" office:value="313027.496738191" calcext:value-type="float">
            <text:p>313027.50</text:p>
          </table:table-cell>
          <table:table-cell/>
          <table:table-cell table:style-name="ce10" table:formula="of:=[.K77]" office:value-type="float" office:value="38.2418321812584" calcext:value-type="float">
            <text:p>38.24</text:p>
          </table:table-cell>
          <table:table-cell table:style-name="ce10" table:formula="of:=[.J76]*1.2" office:value-type="float" office:value="8367799.91301844" calcext:value-type="float">
            <text:p>8,367,799.91</text:p>
          </table:table-cell>
          <table:table-cell table:style-name="ce10" table:formula="of:=320000000/[.J77]" office:value-type="float" office:value="38.2418321812584" calcext:value-type="float">
            <text:p>38.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20" calcext:value-type="date">
            <text:p>2020-04-20</text:p>
          </table:table-cell>
          <table:table-cell table:number-columns-repeated="2"/>
          <table:table-cell table:formula="of:=[.J78]/160" office:value-type="float" office:value="62758.4993476383" calcext:value-type="float">
            <text:p>62758</text:p>
          </table:table-cell>
          <table:table-cell table:formula="of:=[.G77]+[.F78]" office:value-type="float" office:value="375785.99608583" calcext:value-type="float">
            <text:p>375786.00</text:p>
          </table:table-cell>
          <table:table-cell/>
          <table:table-cell table:style-name="ce10" table:formula="of:=[.K78]" office:value-type="float" office:value="31.868193484382" calcext:value-type="float">
            <text:p>31.87</text:p>
          </table:table-cell>
          <table:table-cell table:style-name="ce10" table:formula="of:=[.J77]*1.2" office:value-type="float" office:value="10041359.8956221" calcext:value-type="float">
            <text:p>10,041,359.90</text:p>
          </table:table-cell>
          <table:table-cell table:style-name="ce10" table:formula="of:=320000000/[.J78]" office:value-type="float" office:value="31.868193484382" calcext:value-type="float">
            <text:p>31.8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21" calcext:value-type="date">
            <text:p>2020-04-21</text:p>
          </table:table-cell>
          <table:table-cell table:formula="of:==[.D75] * 2" office:value-type="float" office:value="8192" calcext:value-type="float">
            <text:p>8192</text:p>
          </table:table-cell>
          <table:table-cell table:formula="of:=160 * [.D79]" office:value-type="float" office:value="1310720" calcext:value-type="float">
            <text:p>1310720</text:p>
          </table:table-cell>
          <table:table-cell table:formula="of:=[.J79]/160" office:value-type="float" office:value="75310.1992171659" calcext:value-type="float">
            <text:p>75310</text:p>
          </table:table-cell>
          <table:table-cell table:formula="of:=[.G78]+[.F79]" office:value-type="float" office:value="451096.195302996" calcext:value-type="float">
            <text:p>451096.20</text:p>
          </table:table-cell>
          <table:table-cell/>
          <table:table-cell table:style-name="ce10" table:formula="of:=[.K79]" office:value-type="float" office:value="26.5568279036517" calcext:value-type="float">
            <text:p>26.56</text:p>
          </table:table-cell>
          <table:table-cell table:style-name="ce10" table:formula="of:=[.J78]*1.2" office:value-type="float" office:value="12049631.8747466" calcext:value-type="float">
            <text:p>12,049,631.87</text:p>
          </table:table-cell>
          <table:table-cell table:style-name="ce10" table:formula="of:=320000000/[.J79]" office:value-type="float" office:value="26.5568279036517" calcext:value-type="float">
            <text:p>26.5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22" calcext:value-type="date">
            <text:p>2020-04-22</text:p>
          </table:table-cell>
          <table:table-cell table:number-columns-repeated="2"/>
          <table:table-cell table:formula="of:=[.J80]/160" office:value-type="float" office:value="90372.2390605991" calcext:value-type="float">
            <text:p>90372</text:p>
          </table:table-cell>
          <table:table-cell table:formula="of:=[.G79]+[.F80]" office:value-type="float" office:value="541468.434363595" calcext:value-type="float">
            <text:p>541468.43</text:p>
          </table:table-cell>
          <table:table-cell/>
          <table:table-cell table:style-name="ce10" table:formula="of:=[.K80]" office:value-type="float" office:value="22.1306899197097" calcext:value-type="float">
            <text:p>22.13</text:p>
          </table:table-cell>
          <table:table-cell table:style-name="ce10" table:formula="of:=[.J79]*1.2" office:value-type="float" office:value="14459558.2496959" calcext:value-type="float">
            <text:p>14,459,558.25</text:p>
          </table:table-cell>
          <table:table-cell table:style-name="ce10" table:formula="of:=320000000/[.J80]" office:value-type="float" office:value="22.1306899197097" calcext:value-type="float">
            <text:p>22.1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23" calcext:value-type="date">
            <text:p>2020-04-23</text:p>
          </table:table-cell>
          <table:table-cell table:number-columns-repeated="2"/>
          <table:table-cell table:formula="of:=[.J81]/160" office:value-type="float" office:value="108446.686872719" calcext:value-type="float">
            <text:p>108447</text:p>
          </table:table-cell>
          <table:table-cell table:formula="of:=[.G80]+[.F81]" office:value-type="float" office:value="649915.121236314" calcext:value-type="float">
            <text:p>649915.12</text:p>
          </table:table-cell>
          <table:table-cell/>
          <table:table-cell table:style-name="ce10" table:formula="of:=[.K81]" office:value-type="float" office:value="18.4422415997581" calcext:value-type="float">
            <text:p>18.44</text:p>
          </table:table-cell>
          <table:table-cell table:style-name="ce10" table:formula="of:=[.J80]*1.2" office:value-type="float" office:value="17351469.899635" calcext:value-type="float">
            <text:p>17,351,469.90</text:p>
          </table:table-cell>
          <table:table-cell table:style-name="ce10" table:formula="of:=320000000/[.J81]" office:value-type="float" office:value="18.4422415997581" calcext:value-type="float">
            <text:p>18.4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24" calcext:value-type="date">
            <text:p>2020-04-24</text:p>
          </table:table-cell>
          <table:table-cell table:number-columns-repeated="2"/>
          <table:table-cell table:formula="of:=[.J82]/160" office:value-type="float" office:value="130136.024247263" calcext:value-type="float">
            <text:p>130136</text:p>
          </table:table-cell>
          <table:table-cell table:formula="of:=[.G81]+[.F82]" office:value-type="float" office:value="780051.145483577" calcext:value-type="float">
            <text:p>780051.15</text:p>
          </table:table-cell>
          <table:table-cell/>
          <table:table-cell table:style-name="ce10" table:formula="of:=[.K82]" office:value-type="float" office:value="15.3685346664651" calcext:value-type="float">
            <text:p>15.37</text:p>
          </table:table-cell>
          <table:table-cell table:style-name="ce10" table:formula="of:=[.J81]*1.2" office:value-type="float" office:value="20821763.879562" calcext:value-type="float">
            <text:p>20,821,763.88</text:p>
          </table:table-cell>
          <table:table-cell table:style-name="ce10" table:formula="of:=320000000/[.J82]" office:value-type="float" office:value="15.3685346664651" calcext:value-type="float">
            <text:p>15.3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25" calcext:value-type="date">
            <text:p>2020-04-25</text:p>
          </table:table-cell>
          <table:table-cell table:formula="of:==[.D79] * 2" office:value-type="float" office:value="16384" calcext:value-type="float">
            <text:p>16384</text:p>
          </table:table-cell>
          <table:table-cell table:formula="of:=160 * [.D83]" office:value-type="float" office:value="2621440" calcext:value-type="float">
            <text:p>2621440</text:p>
          </table:table-cell>
          <table:table-cell table:formula="of:=[.J83]/160" office:value-type="float" office:value="156163.229096715" calcext:value-type="float">
            <text:p>156163</text:p>
          </table:table-cell>
          <table:table-cell table:formula="of:=[.G82]+[.F83]" office:value-type="float" office:value="936214.374580292" calcext:value-type="float">
            <text:p>936214.37</text:p>
          </table:table-cell>
          <table:table-cell/>
          <table:table-cell table:style-name="ce10" table:formula="of:=[.K83]" office:value-type="float" office:value="12.8071122220542" calcext:value-type="float">
            <text:p>12.81</text:p>
          </table:table-cell>
          <table:table-cell table:style-name="ce10" table:formula="of:=[.J82]*1.2" office:value-type="float" office:value="24986116.6554744" calcext:value-type="float">
            <text:p>24,986,116.66</text:p>
          </table:table-cell>
          <table:table-cell table:style-name="ce10" table:formula="of:=320000000/[.J83]" office:value-type="float" office:value="12.8071122220542" calcext:value-type="float">
            <text:p>12.8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26" calcext:value-type="date">
            <text:p>2020-04-26</text:p>
          </table:table-cell>
          <table:table-cell table:number-columns-repeated="2"/>
          <table:table-cell table:formula="of:=[.J84]/160" office:value-type="float" office:value="187395.874916058" calcext:value-type="float">
            <text:p>187396</text:p>
          </table:table-cell>
          <table:table-cell table:formula="of:=[.G83]+[.F84]" office:value-type="float" office:value="1123610.24949635" calcext:value-type="float">
            <text:p>1123610.25</text:p>
          </table:table-cell>
          <table:table-cell/>
          <table:table-cell table:style-name="ce10" table:formula="of:=[.K84]" office:value-type="float" office:value="10.6725935183785" calcext:value-type="float">
            <text:p>10.67</text:p>
          </table:table-cell>
          <table:table-cell table:style-name="ce10" table:formula="of:=[.J83]*1.2" office:value-type="float" office:value="29983339.9865693" calcext:value-type="float">
            <text:p>29,983,339.99</text:p>
          </table:table-cell>
          <table:table-cell table:style-name="ce10" table:formula="of:=320000000/[.J84]" office:value-type="float" office:value="10.6725935183785" calcext:value-type="float">
            <text:p>10.6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27" calcext:value-type="date">
            <text:p>2020-04-27</text:p>
          </table:table-cell>
          <table:table-cell table:number-columns-repeated="2"/>
          <table:table-cell table:formula="of:=[.J85]/160" office:value-type="float" office:value="224875.04989927" calcext:value-type="float">
            <text:p>224875</text:p>
          </table:table-cell>
          <table:table-cell table:formula="of:=[.G84]+[.F85]" office:value-type="float" office:value="1348485.29939562" calcext:value-type="float">
            <text:p>1348485.30</text:p>
          </table:table-cell>
          <table:table-cell/>
          <table:table-cell table:style-name="ce10" table:formula="of:=[.K85]" office:value-type="float" office:value="8.89382793198212" calcext:value-type="float">
            <text:p>8.89</text:p>
          </table:table-cell>
          <table:table-cell table:style-name="ce10" table:formula="of:=[.J84]*1.2" office:value-type="float" office:value="35980007.9838832" calcext:value-type="float">
            <text:p>35,980,007.98</text:p>
          </table:table-cell>
          <table:table-cell table:style-name="ce10" table:formula="of:=320000000/[.J85]" office:value-type="float" office:value="8.89382793198212" calcext:value-type="float">
            <text:p>8.89</text:p>
          </table:table-cell>
          <table:table-cell table:number-columns-repeated="2"/>
        </table:table-row>
        <table:table-row table:style-name="ro1" table:number-rows-repeated="1048490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USA Charts" table:style-name="ta1">
        <table:shapes>
          <draw:frame draw:z-index="0" draw:style-name="gr1" draw:text-style-name="P1" svg:width="28.956cm" svg:height="16.075cm" svg:x="5.818cm" svg:y="2.349cm">
            <draw:object draw:notify-on-update-of-ranges="USA.C27:USA.C44 USA.C27:USA.C44 USA.I27:USA.I4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28.956cm" svg:height="16.075cm" svg:x="4.835cm" svg:y="20.592cm">
            <draw:object draw:notify-on-update-of-ranges="USA.C27:USA.C44 USA.C27:USA.C44 USA.I27:USA.I4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28.956cm" svg:height="16.075cm" svg:x="6.199cm" svg:y="39.405cm">
            <draw:object draw:notify-on-update-of-ranges="USA.C28:USA.C45 USA.I28:USA.I85 USA.C46:USA.C85 USA.I46:USA.I8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28.956cm" svg:height="16.075cm" svg:x="5.356cm" svg:y="57.014cm">
            <draw:object draw:notify-on-update-of-ranges="USA.C27:USA.C45 USA.C27:USA.C45 USA.I27:USA.I4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4" draw:style-name="gr1" draw:text-style-name="P1" svg:width="28.956cm" svg:height="16.075cm" svg:x="35.922cm" svg:y="39.224cm">
            <draw:object draw:notify-on-update-of-ranges="USA.C45:USA.C46 USA.C29:USA.C45 USA.I29:USA.I45 USA.C46:USA.C85 USA.I46:USA.I8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5" draw:style-name="gr1" draw:text-style-name="P1" svg:width="28.956cm" svg:height="16.075cm" svg:x="67.241cm" svg:y="38.834cm">
            <draw:object draw:notify-on-update-of-ranges="USA.C35:USA.C85 USA.C35:USA.C85 USA.I29:USA.I8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0">00/00/0000</text:date>, <text:time style:data-style-name="N2" text:time-value="01:17:54.7264751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8T12:23:51.283283586</meta:creation-date>
    <dc:date>2020-03-20T01:22:07.039393576</dc:date>
    <meta:editing-duration>PT7H4M46S</meta:editing-duration>
    <meta:editing-cycles>8</meta:editing-cycles>
    <meta:generator>LibreOffice/6.3.5.2$Linux_X86_64 LibreOffice_project/30$Build-2</meta:generator>
    <meta:document-statistic meta:table-count="6" meta:cell-count="1250" meta:object-count="14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957cm" svg:height="16.076cm" xlink:href=".." xlink:type="simple" chart:class="chart:scatter" chart:column-mapping="0" chart:style-name="ch1">
        <chart:title svg:x="10.672cm" svg:y="0.457cm" chart:style-name="ch2">
          <text:p>Risk of contracting Covid-19 in USA</text:p>
        </chart:title>
        <chart:subtitle svg:x="12.252cm" svg:y="1.551cm" chart:style-name="ch3">
          <text:p>Currently 1 in 15289
  are infetcted</text:p>
        </chart:subtitle>
        <chart:plot-area chart:style-name="ch4" table:cell-range-address="USA.C27:USA.C44 USA.I27:USA.I44" chart:data-source-has-labels="column" svg:x="1.655cm" svg:y="2.98cm" svg:width="26.807cm" svg:height="11.812cm">
          <chartooo:coordinate-region svg:x="4.212cm" svg:y="3.185cm" svg:width="23.314cm" svg:height="10.948cm"/>
          <chart:axis chart:dimension="x" chart:name="primary-x" chart:style-name="ch5" chartooo:axis-type="auto">
            <chart:title svg:x="14.665cm" svg:y="15.113cm" chart:style-name="ch6">
              <text:p>Date</text:p>
            </chart:title>
            <chart:categories table:cell-range-address="USA.C27:USA.C44"/>
          </chart:axis>
          <chart:axis chart:dimension="y" chart:name="primary-y" chart:style-name="ch7">
            <chart:title svg:x="0.536cm" svg:y="12.593cm" chart:style-name="ch8">
              <text:p>Number of people you have to meet to risk Infection</text:p>
            </chart:title>
            <chart:grid chart:style-name="ch9" chart:class="major"/>
          </chart:axis>
          <chart:series chart:style-name="ch10" chart:values-cell-range-address="USA.I27:USA.I44" chart:class="chart:scatter">
            <chart:domain table:cell-range-address="USA.C27:USA.C44"/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890">
                <text:p>43890</text:p>
                <draw:g>
                  <svg:desc>USA.C27:USA.C44</svg:desc>
                </draw:g>
              </table:table-cell>
              <table:table-cell office:value-type="float" office:value="43890">
                <text:p>43890</text:p>
                <draw:g>
                  <svg:desc>USA.C27:USA.C44</svg:desc>
                </draw:g>
              </table:table-cell>
              <table:table-cell office:value-type="float" office:value="2000000">
                <text:p>2000000</text:p>
                <draw:g>
                  <svg:desc>USA.I27:USA.I44</svg:desc>
                </draw:g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43891">
                <text:p>43891</text:p>
              </table:table-cell>
              <table:table-cell office:value-type="float" office:value="2000000">
                <text:p>2000000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43892">
                <text:p>43892</text:p>
              </table:table-cell>
              <table:table-cell office:value-type="float" office:value="333333.333333333">
                <text:p>333333.333333333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43893">
                <text:p>43893</text:p>
              </table:table-cell>
              <table:table-cell office:value-type="float" office:value="222222.222222222">
                <text:p>222222.222222222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43894">
                <text:p>43894</text:p>
              </table:table-cell>
              <table:table-cell office:value-type="float" office:value="181818.181818182">
                <text:p>181818.181818182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43895">
                <text:p>43895</text:p>
              </table:table-cell>
              <table:table-cell office:value-type="float" office:value="166666.666666667">
                <text:p>166666.666666667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3896">
                <text:p>43896</text:p>
              </table:table-cell>
              <table:table-cell office:value-type="float" office:value="133333.333333333">
                <text:p>133333.333333333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43897">
                <text:p>43897</text:p>
              </table:table-cell>
              <table:table-cell office:value-type="float" office:value="105263.157894737">
                <text:p>105263.157894737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8">
                <text:p>43898</text:p>
              </table:table-cell>
              <table:table-cell office:value-type="float" office:value="90909.0909090909">
                <text:p>90909.0909090909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76923.0769230769">
                <text:p>76923.076923076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66666.6666666667">
                <text:p>66666.6666666667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52631.5789473684">
                <text:p>52631.578947368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48780.4878048781">
                <text:p>48780.4878048781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40816.3265306122">
                <text:p>40816.3265306122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35087.7192982456">
                <text:p>35087.719298245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29411.7647058824">
                <text:p>29411.7647058824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23255.8139534884">
                <text:p>23255.8139534884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18348.623853211">
                <text:p>18348.6238532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957cm" svg:height="16.076cm" xlink:href=".." xlink:type="simple" chart:class="chart:scatter" chart:style-name="ch1">
        <chart:title svg:x="10.672cm" svg:y="0.457cm" chart:style-name="ch2">
          <text:p>Risk of contracting Covid-19 in USA</text:p>
        </chart:title>
        <chart:subtitle svg:x="9.882cm" svg:y="1.551cm" chart:style-name="ch3">
          <text:p>Currently 1 in 13071  are infetcted in USA : 18/3/2020</text:p>
        </chart:subtitle>
        <chart:plot-area chart:style-name="ch4" table:cell-range-address="USA.C29:USA.C46 USA.I29:USA.I85" chart:data-source-has-labels="column" svg:x="1.89cm" svg:y="2.483cm" svg:width="26.311cm" svg:height="12.25cm">
          <chartooo:coordinate-region svg:x="3.951cm" svg:y="2.688cm" svg:width="23.314cm" svg:height="11.386cm"/>
          <chart:axis chart:dimension="x" chart:name="primary-x" chart:style-name="ch5" chartooo:axis-type="auto">
            <chart:title svg:x="14.652cm" svg:y="15.054cm" chart:style-name="ch6">
              <text:p>Date</text:p>
            </chart:title>
            <chart:categories table:cell-range-address="USA.C45:USA.C46"/>
          </chart:axis>
          <chart:axis chart:dimension="y" chart:name="primary-y" chart:style-name="ch7">
            <chart:title svg:x="0.771cm" svg:y="12.315cm" chart:style-name="ch8">
              <text:p>Number of people you have to meet to risk Infection</text:p>
            </chart:title>
            <chart:grid chart:style-name="ch9" chart:class="major"/>
          </chart:axis>
          <chart:series chart:style-name="ch10" chart:values-cell-range-address="USA.I29:USA.I45" chart:class="chart:scatter">
            <chart:domain table:cell-range-address="USA.C29:USA.C45"/>
            <chart:data-point chart:repeated="17"/>
          </chart:series>
          <chart:series chart:style-name="ch11" chart:values-cell-range-address="USA.I46:USA.I85" chart:class="chart:scatter">
            <chart:domain table:cell-range-address="USA.C46:USA.C85"/>
            <chart:data-point chart:repeated="4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08">
                <text:p>43908</text:p>
                <draw:g>
                  <svg:desc>USA.C45:USA.C46</svg:desc>
                </draw:g>
              </table:table-cell>
              <table:table-cell office:value-type="float" office:value="43892">
                <text:p>43892</text:p>
                <draw:g>
                  <svg:desc>USA.C29:USA.C45</svg:desc>
                </draw:g>
              </table:table-cell>
              <table:table-cell office:value-type="float" office:value="333333.333333333">
                <text:p>333333.333333333</text:p>
                <draw:g>
                  <svg:desc>USA.I29:USA.I45</svg:desc>
                </draw:g>
              </table:table-cell>
              <table:table-cell office:value-type="float" office:value="43909">
                <text:p>43909</text:p>
                <draw:g>
                  <svg:desc>USA.C46:USA.C85</svg:desc>
                </draw:g>
              </table:table-cell>
              <table:table-cell office:value-type="float" office:value="10893.2461873638">
                <text:p>10893.2461873638</text:p>
                <draw:g>
                  <svg:desc>USA.I46:USA.I85</svg:desc>
                </draw:g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3893">
                <text:p>43893</text:p>
              </table:table-cell>
              <table:table-cell office:value-type="float" office:value="222222.222222222">
                <text:p>222222.222222222</text:p>
              </table:table-cell>
              <table:table-cell office:value-type="float" office:value="43910">
                <text:p>43910</text:p>
              </table:table-cell>
              <table:table-cell office:value-type="float" office:value="9077.70515613653">
                <text:p>9077.70515613653</text:p>
              </table:table-cell>
            </table:table-row>
            <table:table-row>
              <table:table-cell office:value-type="string"/>
              <table:table-cell office:value-type="float" office:value="43894">
                <text:p>43894</text:p>
              </table:table-cell>
              <table:table-cell office:value-type="float" office:value="181818.181818182">
                <text:p>181818.181818182</text:p>
              </table:table-cell>
              <table:table-cell office:value-type="float" office:value="43911">
                <text:p>43911</text:p>
              </table:table-cell>
              <table:table-cell office:value-type="float" office:value="7564.75429678044">
                <text:p>7564.75429678044</text:p>
              </table:table-cell>
            </table:table-row>
            <table:table-row>
              <table:table-cell office:value-type="string"/>
              <table:table-cell office:value-type="float" office:value="43895">
                <text:p>43895</text:p>
              </table:table-cell>
              <table:table-cell office:value-type="float" office:value="166666.666666667">
                <text:p>166666.666666667</text:p>
              </table:table-cell>
              <table:table-cell office:value-type="float" office:value="43912">
                <text:p>43912</text:p>
              </table:table-cell>
              <table:table-cell office:value-type="float" office:value="6303.9619139837">
                <text:p>6303.9619139837</text:p>
              </table:table-cell>
            </table:table-row>
            <table:table-row>
              <table:table-cell office:value-type="string"/>
              <table:table-cell office:value-type="float" office:value="43896">
                <text:p>43896</text:p>
              </table:table-cell>
              <table:table-cell office:value-type="float" office:value="133333.333333333">
                <text:p>133333.333333333</text:p>
              </table:table-cell>
              <table:table-cell office:value-type="float" office:value="43913">
                <text:p>43913</text:p>
              </table:table-cell>
              <table:table-cell office:value-type="float" office:value="5253.30159498642">
                <text:p>5253.30159498642</text:p>
              </table:table-cell>
            </table:table-row>
            <table:table-row>
              <table:table-cell office:value-type="string"/>
              <table:table-cell office:value-type="float" office:value="43897">
                <text:p>43897</text:p>
              </table:table-cell>
              <table:table-cell office:value-type="float" office:value="105263.157894737">
                <text:p>105263.157894737</text:p>
              </table:table-cell>
              <table:table-cell office:value-type="float" office:value="43914">
                <text:p>43914</text:p>
              </table:table-cell>
              <table:table-cell office:value-type="float" office:value="4377.75132915535">
                <text:p>4377.75132915535</text:p>
              </table:table-cell>
            </table:table-row>
            <table:table-row>
              <table:table-cell office:value-type="string"/>
              <table:table-cell office:value-type="float" office:value="43898">
                <text:p>43898</text:p>
              </table:table-cell>
              <table:table-cell office:value-type="float" office:value="90909.0909090909">
                <text:p>90909.0909090909</text:p>
              </table:table-cell>
              <table:table-cell office:value-type="float" office:value="43915">
                <text:p>43915</text:p>
              </table:table-cell>
              <table:table-cell office:value-type="float" office:value="3648.12610762946">
                <text:p>3648.12610762946</text:p>
              </table:table-cell>
            </table:table-row>
            <table:table-row>
              <table:table-cell office:value-type="string"/>
              <table:table-cell office:value-type="float" office:value="43899">
                <text:p>43899</text:p>
              </table:table-cell>
              <table:table-cell office:value-type="float" office:value="76923.0769230769">
                <text:p>76923.0769230769</text:p>
              </table:table-cell>
              <table:table-cell office:value-type="float" office:value="43916">
                <text:p>43916</text:p>
              </table:table-cell>
              <table:table-cell office:value-type="float" office:value="3040.10508969121">
                <text:p>3040.10508969121</text:p>
              </table:table-cell>
            </table:table-row>
            <table:table-row>
              <table:table-cell office:value-type="string"/>
              <table:table-cell office:value-type="float" office:value="43900">
                <text:p>43900</text:p>
              </table:table-cell>
              <table:table-cell office:value-type="float" office:value="66666.6666666667">
                <text:p>66666.6666666667</text:p>
              </table:table-cell>
              <table:table-cell office:value-type="float" office:value="43917">
                <text:p>43917</text:p>
              </table:table-cell>
              <table:table-cell office:value-type="float" office:value="2533.42090807601">
                <text:p>2533.42090807601</text:p>
              </table:table-cell>
            </table:table-row>
            <table:table-row>
              <table:table-cell office:value-type="string"/>
              <table:table-cell office:value-type="float" office:value="43901">
                <text:p>43901</text:p>
              </table:table-cell>
              <table:table-cell office:value-type="float" office:value="52631.5789473684">
                <text:p>52631.5789473684</text:p>
              </table:table-cell>
              <table:table-cell office:value-type="float" office:value="43918">
                <text:p>43918</text:p>
              </table:table-cell>
              <table:table-cell office:value-type="float" office:value="2111.18409006334">
                <text:p>2111.18409006334</text:p>
              </table:table-cell>
            </table:table-row>
            <table:table-row>
              <table:table-cell office:value-type="string"/>
              <table:table-cell office:value-type="float" office:value="43902">
                <text:p>43902</text:p>
              </table:table-cell>
              <table:table-cell office:value-type="float" office:value="48780.4878048781">
                <text:p>48780.4878048781</text:p>
              </table:table-cell>
              <table:table-cell office:value-type="float" office:value="43919">
                <text:p>43919</text:p>
              </table:table-cell>
              <table:table-cell office:value-type="float" office:value="1759.32007505279">
                <text:p>1759.32007505279</text:p>
              </table:table-cell>
            </table:table-row>
            <table:table-row>
              <table:table-cell office:value-type="string"/>
              <table:table-cell office:value-type="float" office:value="43903">
                <text:p>43903</text:p>
              </table:table-cell>
              <table:table-cell office:value-type="float" office:value="40816.3265306122">
                <text:p>40816.3265306122</text:p>
              </table:table-cell>
              <table:table-cell office:value-type="float" office:value="43920">
                <text:p>43920</text:p>
              </table:table-cell>
              <table:table-cell office:value-type="float" office:value="1466.10006254399">
                <text:p>1466.10006254399</text:p>
              </table:table-cell>
            </table:table-row>
            <table:table-row>
              <table:table-cell office:value-type="string"/>
              <table:table-cell office:value-type="float" office:value="43904">
                <text:p>43904</text:p>
              </table:table-cell>
              <table:table-cell office:value-type="float" office:value="35087.7192982456">
                <text:p>35087.7192982456</text:p>
              </table:table-cell>
              <table:table-cell office:value-type="float" office:value="43921">
                <text:p>43921</text:p>
              </table:table-cell>
              <table:table-cell office:value-type="float" office:value="1221.75005211999">
                <text:p>1221.75005211999</text:p>
              </table:table-cell>
            </table:table-row>
            <table:table-row>
              <table:table-cell office:value-type="string"/>
              <table:table-cell office:value-type="float" office:value="43905">
                <text:p>43905</text:p>
              </table:table-cell>
              <table:table-cell office:value-type="float" office:value="29411.7647058824">
                <text:p>29411.7647058824</text:p>
              </table:table-cell>
              <table:table-cell office:value-type="float" office:value="43922">
                <text:p>43922</text:p>
              </table:table-cell>
              <table:table-cell office:value-type="float" office:value="1018.12504343333">
                <text:p>1018.12504343333</text:p>
              </table:table-cell>
            </table:table-row>
            <table:table-row>
              <table:table-cell office:value-type="string"/>
              <table:table-cell office:value-type="float" office:value="43906">
                <text:p>43906</text:p>
              </table:table-cell>
              <table:table-cell office:value-type="float" office:value="23255.8139534884">
                <text:p>23255.8139534884</text:p>
              </table:table-cell>
              <table:table-cell office:value-type="float" office:value="43923">
                <text:p>43923</text:p>
              </table:table-cell>
              <table:table-cell office:value-type="float" office:value="848.437536194438">
                <text:p>848.437536194438</text:p>
              </table:table-cell>
            </table:table-row>
            <table:table-row>
              <table:table-cell office:value-type="string"/>
              <table:table-cell office:value-type="float" office:value="43907">
                <text:p>43907</text:p>
              </table:table-cell>
              <table:table-cell office:value-type="float" office:value="18348.623853211">
                <text:p>18348.623853211</text:p>
              </table:table-cell>
              <table:table-cell office:value-type="float" office:value="43924">
                <text:p>43924</text:p>
              </table:table-cell>
              <table:table-cell office:value-type="float" office:value="707.031280162032">
                <text:p>707.031280162032</text:p>
              </table:table-cell>
            </table:table-row>
            <table:table-row>
              <table:table-cell office:value-type="string"/>
              <table:table-cell office:value-type="float" office:value="43908">
                <text:p>43908</text:p>
              </table:table-cell>
              <table:table-cell office:value-type="float" office:value="13071.8954248366">
                <text:p>13071.8954248366</text:p>
              </table:table-cell>
              <table:table-cell office:value-type="float" office:value="43925">
                <text:p>43925</text:p>
              </table:table-cell>
              <table:table-cell office:value-type="float" office:value="589.19273346836">
                <text:p>589.192733468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6">
                <text:p>43926</text:p>
              </table:table-cell>
              <table:table-cell office:value-type="float" office:value="490.993944556966">
                <text:p>490.9939445569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7">
                <text:p>43927</text:p>
              </table:table-cell>
              <table:table-cell office:value-type="float" office:value="409.161620464139">
                <text:p>409.161620464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8">
                <text:p>43928</text:p>
              </table:table-cell>
              <table:table-cell office:value-type="float" office:value="340.968017053449">
                <text:p>340.9680170534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9">
                <text:p>43929</text:p>
              </table:table-cell>
              <table:table-cell office:value-type="float" office:value="284.140014211207">
                <text:p>284.1400142112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0">
                <text:p>43930</text:p>
              </table:table-cell>
              <table:table-cell office:value-type="float" office:value="236.783345176006">
                <text:p>236.7833451760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1">
                <text:p>43931</text:p>
              </table:table-cell>
              <table:table-cell office:value-type="float" office:value="197.319454313339">
                <text:p>197.319454313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2">
                <text:p>43932</text:p>
              </table:table-cell>
              <table:table-cell office:value-type="float" office:value="164.432878594449">
                <text:p>164.4328785944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3">
                <text:p>43933</text:p>
              </table:table-cell>
              <table:table-cell office:value-type="float" office:value="137.027398828707">
                <text:p>137.0273988287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4">
                <text:p>43934</text:p>
              </table:table-cell>
              <table:table-cell office:value-type="float" office:value="114.189499023923">
                <text:p>114.1894990239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5">
                <text:p>43935</text:p>
              </table:table-cell>
              <table:table-cell office:value-type="float" office:value="95.157915853269">
                <text:p>95.1579158532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6">
                <text:p>43936</text:p>
              </table:table-cell>
              <table:table-cell office:value-type="float" office:value="79.2982632110575">
                <text:p>79.29826321105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7">
                <text:p>43937</text:p>
              </table:table-cell>
              <table:table-cell office:value-type="float" office:value="66.0818860092146">
                <text:p>66.08188600921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8">
                <text:p>43938</text:p>
              </table:table-cell>
              <table:table-cell office:value-type="float" office:value="55.0682383410121">
                <text:p>55.06823834101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9">
                <text:p>43939</text:p>
              </table:table-cell>
              <table:table-cell office:value-type="float" office:value="45.8901986175101">
                <text:p>45.89019861751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0">
                <text:p>43940</text:p>
              </table:table-cell>
              <table:table-cell office:value-type="float" office:value="38.2418321812584">
                <text:p>38.24183218125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1">
                <text:p>43941</text:p>
              </table:table-cell>
              <table:table-cell office:value-type="float" office:value="31.868193484382">
                <text:p>31.8681934843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2">
                <text:p>43942</text:p>
              </table:table-cell>
              <table:table-cell office:value-type="float" office:value="26.5568279036517">
                <text:p>26.55682790365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3">
                <text:p>43943</text:p>
              </table:table-cell>
              <table:table-cell office:value-type="float" office:value="22.1306899197097">
                <text:p>22.13068991970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4">
                <text:p>43944</text:p>
              </table:table-cell>
              <table:table-cell office:value-type="float" office:value="18.4422415997581">
                <text:p>18.44224159975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5">
                <text:p>43945</text:p>
              </table:table-cell>
              <table:table-cell office:value-type="float" office:value="15.3685346664651">
                <text:p>15.36853466646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6">
                <text:p>43946</text:p>
              </table:table-cell>
              <table:table-cell office:value-type="float" office:value="12.8071122220542">
                <text:p>12.80711222205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7">
                <text:p>43947</text:p>
              </table:table-cell>
              <table:table-cell office:value-type="float" office:value="10.6725935183785">
                <text:p>10.67259351837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8">
                <text:p>43948</text:p>
              </table:table-cell>
              <table:table-cell office:value-type="float" office:value="8.89382793198212">
                <text:p>8.8938279319821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957cm" svg:height="16.076cm" xlink:href=".." xlink:type="simple" chart:class="chart:scatter" chart:style-name="ch1">
        <chart:title svg:x="10.672cm" svg:y="0.457cm" chart:style-name="ch2">
          <text:p>Risk of contracting Covid-19 in USA</text:p>
        </chart:title>
        <chart:subtitle svg:x="9.97cm" svg:y="1.611cm" chart:style-name="ch3">
          <text:p>Currently 1 in 13071  are infetcted in USA : 18/3/2020</text:p>
        </chart:subtitle>
        <chart:plot-area chart:style-name="ch4" table:cell-range-address="USA.C35:USA.C85 USA.I29:USA.I85" chart:data-source-has-labels="column" svg:x="1.89cm" svg:y="2.483cm" svg:width="26.311cm" svg:height="12.25cm">
          <chartooo:coordinate-region svg:x="3.951cm" svg:y="2.688cm" svg:width="23.314cm" svg:height="11.386cm"/>
          <chart:axis chart:dimension="x" chart:name="primary-x" chart:style-name="ch5" chartooo:axis-type="auto">
            <chart:title svg:x="14.652cm" svg:y="15.054cm" chart:style-name="ch6">
              <text:p>Date</text:p>
            </chart:title>
            <chart:categories table:cell-range-address="USA.C35:USA.C85"/>
          </chart:axis>
          <chart:axis chart:dimension="y" chart:name="primary-y" chart:style-name="ch7">
            <chart:title svg:x="0.771cm" svg:y="12.315cm" chart:style-name="ch8">
              <text:p>Number of people you have to meet to risk Infection</text:p>
            </chart:title>
            <chart:grid chart:style-name="ch9" chart:class="major"/>
          </chart:axis>
          <chart:series chart:style-name="ch10" chart:values-cell-range-address="USA.I29:USA.I85" chart:class="chart:scatter">
            <chart:domain table:cell-range-address="USA.C35:USA.C85"/>
            <chart:data-point chart:repeated="5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898">
                <text:p>43898</text:p>
                <draw:g>
                  <svg:desc>USA.C35:USA.C85</svg:desc>
                </draw:g>
              </table:table-cell>
              <table:table-cell office:value-type="float" office:value="43898">
                <text:p>43898</text:p>
                <draw:g>
                  <svg:desc>USA.C35:USA.C85</svg:desc>
                </draw:g>
              </table:table-cell>
              <table:table-cell office:value-type="float" office:value="333333.333333333">
                <text:p>333333.333333333</text:p>
                <draw:g>
                  <svg:desc>USA.I29:USA.I85</svg:desc>
                </draw:g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222222.222222222">
                <text:p>222222.22222222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181818.181818182">
                <text:p>181818.181818182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166666.666666667">
                <text:p>166666.666666667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133333.333333333">
                <text:p>133333.333333333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105263.157894737">
                <text:p>105263.157894737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90909.0909090909">
                <text:p>90909.0909090909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76923.0769230769">
                <text:p>76923.0769230769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66666.6666666667">
                <text:p>66666.666666666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52631.5789473684">
                <text:p>52631.5789473684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8">
                <text:p>43908</text:p>
              </table:table-cell>
              <table:table-cell office:value-type="float" office:value="48780.4878048781">
                <text:p>48780.487804878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3909">
                <text:p>43909</text:p>
              </table:table-cell>
              <table:table-cell office:value-type="float" office:value="40816.3265306122">
                <text:p>40816.326530612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3910">
                <text:p>43910</text:p>
              </table:table-cell>
              <table:table-cell office:value-type="float" office:value="35087.7192982456">
                <text:p>35087.7192982456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3911">
                <text:p>43911</text:p>
              </table:table-cell>
              <table:table-cell office:value-type="float" office:value="29411.7647058824">
                <text:p>29411.7647058824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3912">
                <text:p>43912</text:p>
              </table:table-cell>
              <table:table-cell office:value-type="float" office:value="23255.8139534884">
                <text:p>23255.8139534884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13">
                <text:p>43913</text:p>
              </table:table-cell>
              <table:table-cell office:value-type="float" office:value="18348.623853211">
                <text:p>18348.623853211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14">
                <text:p>43914</text:p>
              </table:table-cell>
              <table:table-cell office:value-type="float" office:value="13071.8954248366">
                <text:p>13071.895424836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15">
                <text:p>43915</text:p>
              </table:table-cell>
              <table:table-cell office:value-type="float" office:value="10893.2461873638">
                <text:p>10893.2461873638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16">
                <text:p>43916</text:p>
              </table:table-cell>
              <table:table-cell office:value-type="float" office:value="9077.70515613653">
                <text:p>9077.70515613653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17">
                <text:p>43917</text:p>
              </table:table-cell>
              <table:table-cell office:value-type="float" office:value="7564.75429678044">
                <text:p>7564.75429678044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18">
                <text:p>43918</text:p>
              </table:table-cell>
              <table:table-cell office:value-type="float" office:value="6303.9619139837">
                <text:p>6303.9619139837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19">
                <text:p>43919</text:p>
              </table:table-cell>
              <table:table-cell office:value-type="float" office:value="5253.30159498642">
                <text:p>5253.3015949864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20">
                <text:p>43920</text:p>
              </table:table-cell>
              <table:table-cell office:value-type="float" office:value="4377.75132915535">
                <text:p>4377.7513291553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21">
                <text:p>43921</text:p>
              </table:table-cell>
              <table:table-cell office:value-type="float" office:value="3648.12610762946">
                <text:p>3648.12610762946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22">
                <text:p>43922</text:p>
              </table:table-cell>
              <table:table-cell office:value-type="float" office:value="3040.10508969121">
                <text:p>3040.10508969121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3923">
                <text:p>43923</text:p>
              </table:table-cell>
              <table:table-cell office:value-type="float" office:value="2533.42090807601">
                <text:p>2533.4209080760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3924">
                <text:p>43924</text:p>
              </table:table-cell>
              <table:table-cell office:value-type="float" office:value="2111.18409006334">
                <text:p>2111.18409006334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3925">
                <text:p>43925</text:p>
              </table:table-cell>
              <table:table-cell office:value-type="float" office:value="1759.32007505279">
                <text:p>1759.3200750527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43926">
                <text:p>43926</text:p>
              </table:table-cell>
              <table:table-cell office:value-type="float" office:value="1466.10006254399">
                <text:p>1466.10006254399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43927">
                <text:p>43927</text:p>
              </table:table-cell>
              <table:table-cell office:value-type="float" office:value="1221.75005211999">
                <text:p>1221.75005211999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43928">
                <text:p>43928</text:p>
              </table:table-cell>
              <table:table-cell office:value-type="float" office:value="1018.12504343333">
                <text:p>1018.12504343333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43929">
                <text:p>43929</text:p>
              </table:table-cell>
              <table:table-cell office:value-type="float" office:value="848.437536194438">
                <text:p>848.437536194438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43930">
                <text:p>43930</text:p>
              </table:table-cell>
              <table:table-cell office:value-type="float" office:value="707.031280162032">
                <text:p>707.031280162032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43931">
                <text:p>43931</text:p>
              </table:table-cell>
              <table:table-cell office:value-type="float" office:value="589.19273346836">
                <text:p>589.192733468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3932">
                <text:p>43932</text:p>
              </table:table-cell>
              <table:table-cell office:value-type="float" office:value="490.993944556966">
                <text:p>490.993944556966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43933">
                <text:p>43933</text:p>
              </table:table-cell>
              <table:table-cell office:value-type="float" office:value="409.161620464139">
                <text:p>409.161620464139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3934">
                <text:p>43934</text:p>
              </table:table-cell>
              <table:table-cell office:value-type="float" office:value="340.968017053449">
                <text:p>340.96801705344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3935">
                <text:p>43935</text:p>
              </table:table-cell>
              <table:table-cell office:value-type="float" office:value="284.140014211207">
                <text:p>284.140014211207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3936">
                <text:p>43936</text:p>
              </table:table-cell>
              <table:table-cell office:value-type="float" office:value="236.783345176006">
                <text:p>236.783345176006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43937">
                <text:p>43937</text:p>
              </table:table-cell>
              <table:table-cell office:value-type="float" office:value="197.319454313339">
                <text:p>197.31945431333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3938">
                <text:p>43938</text:p>
              </table:table-cell>
              <table:table-cell office:value-type="float" office:value="164.432878594449">
                <text:p>164.432878594449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3939">
                <text:p>43939</text:p>
              </table:table-cell>
              <table:table-cell office:value-type="float" office:value="137.027398828707">
                <text:p>137.027398828707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3940">
                <text:p>43940</text:p>
              </table:table-cell>
              <table:table-cell office:value-type="float" office:value="114.189499023923">
                <text:p>114.18949902392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43941">
                <text:p>43941</text:p>
              </table:table-cell>
              <table:table-cell office:value-type="float" office:value="95.157915853269">
                <text:p>95.157915853269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3942">
                <text:p>43942</text:p>
              </table:table-cell>
              <table:table-cell office:value-type="float" office:value="79.2982632110575">
                <text:p>79.2982632110575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3943">
                <text:p>43943</text:p>
              </table:table-cell>
              <table:table-cell office:value-type="float" office:value="66.0818860092146">
                <text:p>66.0818860092146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43944">
                <text:p>43944</text:p>
              </table:table-cell>
              <table:table-cell office:value-type="float" office:value="55.0682383410121">
                <text:p>55.0682383410121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43945">
                <text:p>43945</text:p>
              </table:table-cell>
              <table:table-cell office:value-type="float" office:value="45.8901986175101">
                <text:p>45.8901986175101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43946">
                <text:p>43946</text:p>
              </table:table-cell>
              <table:table-cell office:value-type="float" office:value="38.2418321812584">
                <text:p>38.2418321812584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43947">
                <text:p>43947</text:p>
              </table:table-cell>
              <table:table-cell office:value-type="float" office:value="31.868193484382">
                <text:p>31.868193484382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43948">
                <text:p>43948</text:p>
              </table:table-cell>
              <table:table-cell office:value-type="float" office:value="26.5568279036517">
                <text:p>26.55682790365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2.1306899197097">
                <text:p>22.13068991970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8.4422415997581">
                <text:p>18.44224159975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5.3685346664651">
                <text:p>15.36853466646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2.8071122220542">
                <text:p>12.80711222205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0.6725935183785">
                <text:p>10.67259351837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8.89382793198212">
                <text:p>8.8938279319821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5cm" svg:height="13.969cm" xlink:href=".." xlink:type="simple" chart:class="chart:scatter" chart:style-name="ch1">
        <chart:title svg:x="9.944cm" svg:y="0.415cm" chart:style-name="ch2">
          <text:p>Risk that Someone is infected UK</text:p>
        </chart:title>
        <chart:subtitle svg:x="11.169cm" svg:y="1.467cm" chart:style-name="ch3">
          <text:p>1 in 3640   as of 18/3/2020</text:p>
        </chart:subtitle>
        <chart:plot-area chart:style-name="ch4" table:cell-range-address="'UK -'.C29:'UK -'.C42 'UK -'.I30:'UK -'.I42" chart:data-source-has-labels="column" svg:x="1.531cm" svg:y="2.417cm" svg:width="24.934cm" svg:height="10.312cm">
          <chartooo:coordinate-region svg:x="3.388cm" svg:y="2.623cm" svg:width="21.937cm" svg:height="9.447cm"/>
          <chart:axis chart:dimension="x" chart:name="primary-x" chart:style-name="ch5" chartooo:axis-type="auto">
            <chart:title svg:x="13.605cm" svg:y="13.008cm" chart:style-name="ch6">
              <text:p>Date</text:p>
            </chart:title>
            <chart:categories table:cell-range-address="'UK -'.C30:'UK -'.C42"/>
          </chart:axis>
          <chart:axis chart:dimension="y" chart:name="primary-y" chart:style-name="ch7">
            <chart:title svg:x="0.451cm" svg:y="10.448cm" chart:style-name="ch8">
              <text:p>Number of people to meet to be infected</text:p>
            </chart:title>
            <chart:grid chart:style-name="ch9" chart:class="major"/>
          </chart:axis>
          <chart:series chart:style-name="ch10" chart:values-cell-range-address="'UK -'.I30:'UK -'.I42" chart:class="chart:scatter">
            <chart:domain table:cell-range-address="'UK -'.C29:'UK -'.C42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897">
                <text:p>43897</text:p>
                <draw:g>
                  <svg:desc>'UK -'.C30:'UK -'.C42</svg:desc>
                </draw:g>
              </table:table-cell>
              <table:table-cell office:value-type="float" office:value="43896">
                <text:p>43896</text:p>
                <draw:g>
                  <svg:desc>'UK -'.C29:'UK -'.C42</svg:desc>
                </draw:g>
              </table:table-cell>
              <table:table-cell office:value-type="float" office:value="187500">
                <text:p>187500</text:p>
                <draw:g>
                  <svg:desc>'UK -'.I30:'UK -'.I42</svg:desc>
                </draw:g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7">
                <text:p>43897</text:p>
              </table:table-cell>
              <table:table-cell office:value-type="float" office:value="125000">
                <text:p>125000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8">
                <text:p>43898</text:p>
              </table:table-cell>
              <table:table-cell office:value-type="float" office:value="75000">
                <text:p>75000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899">
                <text:p>43899</text:p>
              </table:table-cell>
              <table:table-cell office:value-type="float" office:value="62500">
                <text:p>6250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0">
                <text:p>43900</text:p>
              </table:table-cell>
              <table:table-cell office:value-type="float" office:value="46875">
                <text:p>46875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1">
                <text:p>43901</text:p>
              </table:table-cell>
              <table:table-cell office:value-type="float" office:value="37500">
                <text:p>3750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2">
                <text:p>43902</text:p>
              </table:table-cell>
              <table:table-cell office:value-type="float" office:value="34090.9090909091">
                <text:p>34090.9090909091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3">
                <text:p>43903</text:p>
              </table:table-cell>
              <table:table-cell office:value-type="float" office:value="17857.1428571429">
                <text:p>17857.1428571429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4">
                <text:p>43904</text:p>
              </table:table-cell>
              <table:table-cell office:value-type="float" office:value="10714.2857142857">
                <text:p>10714.285714285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5">
                <text:p>43905</text:p>
              </table:table-cell>
              <table:table-cell office:value-type="float" office:value="6818.18181818182">
                <text:p>6818.18181818182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6">
                <text:p>43906</text:p>
              </table:table-cell>
              <table:table-cell office:value-type="float" office:value="5281.69014084507">
                <text:p>5281.69014084507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7">
                <text:p>43907</text:p>
              </table:table-cell>
              <table:table-cell office:value-type="float" office:value="3605.76923076923">
                <text:p>3605.76923076923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3908">
                <text:p>43908</text:p>
              </table:table-cell>
              <table:table-cell office:value-type="float" office:value="2604.16666666667">
                <text:p>2604.16666666667</text:p>
              </table:table-cell>
            </table:table-row>
            <table:table-row>
              <table:table-cell office:value-type="string"/>
              <table:table-cell office:value-type="float" office:value="43909">
                <text:p>4390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4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005cm" svg:height="13.969cm" xlink:href=".." xlink:type="simple" chart:class="chart:scatter" chart:style-name="ch1">
        <chart:title svg:x="6.178cm" svg:y="0.415cm" chart:style-name="ch2">
          <text:p>Risk that Someone is infected UK - Red Prediction 4 day Double Time</text:p>
        </chart:title>
        <chart:subtitle svg:x="11.169cm" svg:y="1.467cm" chart:style-name="ch3">
          <text:p>1 in 2604   as of 19/3/2020</text:p>
        </chart:subtitle>
        <chart:plot-area chart:style-name="ch4" table:cell-range-address="'UK -'.C29:'UK -'.C81 'UK -'.I29:'UK -'.I81" chart:data-source-has-labels="column" svg:x="1.531cm" svg:y="2.417cm" svg:width="24.934cm" svg:height="10.312cm">
          <chartooo:coordinate-region svg:x="2.687cm" svg:y="2.623cm" svg:width="21.645cm" svg:height="9.447cm"/>
          <chart:axis chart:dimension="x" chart:name="primary-x" chart:style-name="ch5" chartooo:axis-type="auto">
            <chart:title svg:x="13.605cm" svg:y="13.008cm" chart:style-name="ch6">
              <text:p>Date</text:p>
            </chart:title>
            <chart:categories table:cell-range-address="'UK -'.C42:'UK -'.C81"/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10.448cm" chart:style-name="ch10">
              <text:p>Number of people to meet to be infected</text:p>
            </chart:title>
            <chart:grid chart:style-name="ch7" chart:class="major"/>
          </chart:axis>
          <chart:series chart:style-name="ch11" chart:values-cell-range-address="'UK -'.I29:'UK -'.I42" chart:class="chart:scatter">
            <chart:domain table:cell-range-address="'UK -'.C29:'UK -'.C42"/>
            <chart:data-point chart:repeated="14"/>
          </chart:series>
          <chart:series chart:style-name="ch12" chart:values-cell-range-address="'UK -'.I42:'UK -'.I81" chart:class="chart:scatter">
            <chart:domain table:cell-range-address="'UK -'.C42:'UK -'.C81"/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43896">
                <text:p>43896</text:p>
                <draw:g>
                  <svg:desc>'UK -'.C29:'UK -'.C42</svg:desc>
                </draw:g>
              </table:table-cell>
              <table:table-cell office:value-type="float" office:value="187500">
                <text:p>187500</text:p>
                <draw:g>
                  <svg:desc>'UK -'.I29:'UK -'.I42</svg:desc>
                </draw:g>
              </table:table-cell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2604.16666666667">
                <text:p>2604.16666666667</text:p>
                <draw:g>
                  <svg:desc>'UK -'.I42:'UK -'.I81</svg:desc>
                </draw:g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3897">
                <text:p>43897</text:p>
              </table:table-cell>
              <table:table-cell office:value-type="float" office:value="187500">
                <text:p>187500</text:p>
              </table:table-cell>
              <table:table-cell office:value-type="float" office:value="43910">
                <text:p>43910</text:p>
              </table:table-cell>
              <table:table-cell office:value-type="float" office:value="1276.5522875817">
                <text:p>1276.5522875817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3898">
                <text:p>43898</text:p>
              </table:table-cell>
              <table:table-cell office:value-type="float" office:value="125000">
                <text:p>125000</text:p>
              </table:table-cell>
              <table:table-cell office:value-type="float" office:value="43911">
                <text:p>43911</text:p>
              </table:table-cell>
              <table:table-cell office:value-type="float" office:value="792.021492295215">
                <text:p>792.021492295215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3899">
                <text:p>43899</text:p>
              </table:table-cell>
              <table:table-cell office:value-type="float" office:value="75000">
                <text:p>75000</text:p>
              </table:table-cell>
              <table:table-cell office:value-type="float" office:value="43912">
                <text:p>43912</text:p>
              </table:table-cell>
              <table:table-cell office:value-type="float" office:value="544.167223893904">
                <text:p>544.167223893904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00">
                <text:p>43900</text:p>
              </table:table-cell>
              <table:table-cell office:value-type="float" office:value="62500">
                <text:p>62500</text:p>
              </table:table-cell>
              <table:table-cell office:value-type="float" office:value="43913">
                <text:p>43913</text:p>
              </table:table-cell>
              <table:table-cell office:value-type="float" office:value="395.606476755303">
                <text:p>395.606476755303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01">
                <text:p>43901</text:p>
              </table:table-cell>
              <table:table-cell office:value-type="float" office:value="46875">
                <text:p>46875</text:p>
              </table:table-cell>
              <table:table-cell office:value-type="float" office:value="43914">
                <text:p>43914</text:p>
              </table:table-cell>
              <table:table-cell office:value-type="float" office:value="297.984666290739">
                <text:p>297.984666290739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02">
                <text:p>43902</text:p>
              </table:table-cell>
              <table:table-cell office:value-type="float" office:value="37500">
                <text:p>37500</text:p>
              </table:table-cell>
              <table:table-cell office:value-type="float" office:value="43915">
                <text:p>43915</text:p>
              </table:table-cell>
              <table:table-cell office:value-type="float" office:value="229.905518999033">
                <text:p>229.905518999033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03">
                <text:p>43903</text:p>
              </table:table-cell>
              <table:table-cell office:value-type="float" office:value="34090.9090909091">
                <text:p>34090.9090909091</text:p>
              </table:table-cell>
              <table:table-cell office:value-type="float" office:value="43916">
                <text:p>43916</text:p>
              </table:table-cell>
              <table:table-cell office:value-type="float" office:value="180.437167525378">
                <text:p>180.43716752537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04">
                <text:p>43904</text:p>
              </table:table-cell>
              <table:table-cell office:value-type="float" office:value="17857.1428571429">
                <text:p>17857.1428571429</text:p>
              </table:table-cell>
              <table:table-cell office:value-type="float" office:value="43917">
                <text:p>43917</text:p>
              </table:table-cell>
              <table:table-cell office:value-type="float" office:value="143.408764552645">
                <text:p>143.40876455264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05">
                <text:p>43905</text:p>
              </table:table-cell>
              <table:table-cell office:value-type="float" office:value="10714.2857142857">
                <text:p>10714.2857142857</text:p>
              </table:table-cell>
              <table:table-cell office:value-type="float" office:value="43918">
                <text:p>43918</text:p>
              </table:table-cell>
              <table:table-cell office:value-type="float" office:value="115.071496015873">
                <text:p>115.07149601587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06">
                <text:p>43906</text:p>
              </table:table-cell>
              <table:table-cell office:value-type="float" office:value="6818.18181818182">
                <text:p>6818.18181818182</text:p>
              </table:table-cell>
              <table:table-cell office:value-type="float" office:value="43919">
                <text:p>43919</text:p>
              </table:table-cell>
              <table:table-cell office:value-type="float" office:value="93.0158207068241">
                <text:p>93.0158207068241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07">
                <text:p>43907</text:p>
              </table:table-cell>
              <table:table-cell office:value-type="float" office:value="5281.69014084507">
                <text:p>5281.69014084507</text:p>
              </table:table-cell>
              <table:table-cell office:value-type="float" office:value="43920">
                <text:p>43920</text:p>
              </table:table-cell>
              <table:table-cell office:value-type="float" office:value="75.6224227569381">
                <text:p>75.622422756938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08">
                <text:p>43908</text:p>
              </table:table-cell>
              <table:table-cell office:value-type="float" office:value="3605.76923076923">
                <text:p>3605.76923076923</text:p>
              </table:table-cell>
              <table:table-cell office:value-type="float" office:value="43921">
                <text:p>43921</text:p>
              </table:table-cell>
              <table:table-cell office:value-type="float" office:value="61.7632059671415">
                <text:p>61.763205967141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09">
                <text:p>43909</text:p>
              </table:table-cell>
              <table:table-cell office:value-type="float" office:value="2604.16666666667">
                <text:p>2604.16666666667</text:p>
              </table:table-cell>
              <table:table-cell office:value-type="float" office:value="43922">
                <text:p>43922</text:p>
              </table:table-cell>
              <table:table-cell office:value-type="float" office:value="50.6288014870533">
                <text:p>50.6288014870533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3">
                <text:p>43923</text:p>
              </table:table-cell>
              <table:table-cell office:value-type="float" office:value="41.6242032152603">
                <text:p>41.6242032152603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4">
                <text:p>43924</text:p>
              </table:table-cell>
              <table:table-cell office:value-type="float" office:value="34.3030335775025">
                <text:p>34.303033577502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5">
                <text:p>43925</text:p>
              </table:table-cell>
              <table:table-cell office:value-type="float" office:value="28.3246891162067">
                <text:p>28.3246891162067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6">
                <text:p>43926</text:p>
              </table:table-cell>
              <table:table-cell office:value-type="float" office:value="23.4255530158783">
                <text:p>23.425553015878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7">
                <text:p>43927</text:p>
              </table:table-cell>
              <table:table-cell office:value-type="float" office:value="19.3991418834542">
                <text:p>19.3991418834542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8">
                <text:p>43928</text:p>
              </table:table-cell>
              <table:table-cell office:value-type="float" office:value="16.0820916739741">
                <text:p>16.08209167397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9">
                <text:p>43929</text:p>
              </table:table-cell>
              <table:table-cell office:value-type="float" office:value="13.3440584817037">
                <text:p>13.344058481703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0">
                <text:p>43930</text:p>
              </table:table-cell>
              <table:table-cell office:value-type="float" office:value="11.0803049780801">
                <text:p>11.080304978080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1">
                <text:p>43931</text:p>
              </table:table-cell>
              <table:table-cell office:value-type="float" office:value="9.20616796016877">
                <text:p>9.20616796016877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2">
                <text:p>43932</text:p>
              </table:table-cell>
              <table:table-cell office:value-type="float" office:value="7.65286870721975">
                <text:p>7.6528687072197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3">
                <text:p>43933</text:p>
              </table:table-cell>
              <table:table-cell office:value-type="float" office:value="6.36429864719081">
                <text:p>6.36429864719081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4">
                <text:p>43934</text:p>
              </table:table-cell>
              <table:table-cell office:value-type="float" office:value="5.29452473822646">
                <text:p>5.29452473822646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5">
                <text:p>43935</text:p>
              </table:table-cell>
              <table:table-cell office:value-type="float" office:value="4.40583370587867">
                <text:p>4.40583370587867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6">
                <text:p>43936</text:p>
              </table:table-cell>
              <table:table-cell office:value-type="float" office:value="3.66718508457555">
                <text:p>3.66718508457555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7">
                <text:p>43937</text:p>
              </table:table-cell>
              <table:table-cell office:value-type="float" office:value="3.05297812980015">
                <text:p>3.05297812980015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8">
                <text:p>43938</text:p>
              </table:table-cell>
              <table:table-cell office:value-type="float" office:value="2.54206232215093">
                <text:p>2.5420623221509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9">
                <text:p>43939</text:p>
              </table:table-cell>
              <table:table-cell office:value-type="float" office:value="2.1169387507635">
                <text:p>2.116938750763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0">
                <text:p>43940</text:p>
              </table:table-cell>
              <table:table-cell office:value-type="float" office:value="1.76311235628267">
                <text:p>1.76311235628267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1">
                <text:p>43941</text:p>
              </table:table-cell>
              <table:table-cell office:value-type="float" office:value="1.46856430814791">
                <text:p>1.4685643081479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2">
                <text:p>43942</text:p>
              </table:table-cell>
              <table:table-cell office:value-type="float" office:value="1.22332068417793">
                <text:p>1.2233206841779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3">
                <text:p>43943</text:p>
              </table:table-cell>
              <table:table-cell office:value-type="float" office:value="1.0190987946518">
                <text:p>1.0190987946518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4">
                <text:p>43944</text:p>
              </table:table-cell>
              <table:table-cell office:value-type="float" office:value="0.849016421285975">
                <text:p>0.849016421285975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5">
                <text:p>43945</text:p>
              </table:table-cell>
              <table:table-cell office:value-type="float" office:value="0.707352255575629">
                <text:p>0.707352255575629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6">
                <text:p>43946</text:p>
              </table:table-cell>
              <table:table-cell office:value-type="float" office:value="0.589348156509875">
                <text:p>0.589348156509875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7">
                <text:p>43947</text:p>
              </table:table-cell>
              <table:table-cell office:value-type="float" office:value="0.491045673881545">
                <text:p>0.49104567388154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8">
                <text:p>43948</text:p>
              </table:table-cell>
              <table:table-cell office:value-type="float" office:value="0.409150723171656">
                <text:p>0.40915072317165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005cm" svg:height="13.969cm" xlink:href=".." xlink:type="simple" chart:class="chart:scatter" chart:style-name="ch1">
        <chart:title svg:x="6.178cm" svg:y="0.415cm" chart:style-name="ch2">
          <text:p>Risk that Someone is infected UK - Red Prediction 4 day Double Time</text:p>
        </chart:title>
        <chart:subtitle svg:x="11.169cm" svg:y="1.467cm" chart:style-name="ch3">
          <text:p>1 in 2604   as of 19/3/2020</text:p>
        </chart:subtitle>
        <chart:plot-area chart:style-name="ch4" table:cell-range-address="'UK -'.C29:'UK -'.C81 'UK -'.I29:'UK -'.I81" chart:data-source-has-labels="column" svg:x="1.531cm" svg:y="2.417cm" svg:width="24.934cm" svg:height="10.312cm">
          <chartooo:coordinate-region svg:x="3.388cm" svg:y="2.623cm" svg:width="21.937cm" svg:height="9.447cm"/>
          <chart:axis chart:dimension="x" chart:name="primary-x" chart:style-name="ch5" chartooo:axis-type="auto">
            <chart:title svg:x="13.605cm" svg:y="13.008cm" chart:style-name="ch6">
              <text:p>Date</text:p>
            </chart:title>
            <chart:categories table:cell-range-address="'UK -'.C42:'UK -'.C81"/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10.448cm" chart:style-name="ch10">
              <text:p>Number of people to meet to be infected</text:p>
            </chart:title>
            <chart:grid chart:style-name="ch7" chart:class="major"/>
          </chart:axis>
          <chart:series chart:style-name="ch11" chart:values-cell-range-address="'UK -'.I29:'UK -'.I42" chart:class="chart:scatter">
            <chart:domain table:cell-range-address="'UK -'.C29:'UK -'.C42"/>
            <chart:data-point chart:repeated="14"/>
          </chart:series>
          <chart:series chart:style-name="ch12" chart:values-cell-range-address="'UK -'.I42:'UK -'.I81" chart:class="chart:scatter">
            <chart:domain table:cell-range-address="'UK -'.C42:'UK -'.C81"/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43896">
                <text:p>43896</text:p>
                <draw:g>
                  <svg:desc>'UK -'.C29:'UK -'.C42</svg:desc>
                </draw:g>
              </table:table-cell>
              <table:table-cell office:value-type="float" office:value="187500">
                <text:p>187500</text:p>
                <draw:g>
                  <svg:desc>'UK -'.I29:'UK -'.I42</svg:desc>
                </draw:g>
              </table:table-cell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2604.16666666667">
                <text:p>2604.16666666667</text:p>
                <draw:g>
                  <svg:desc>'UK -'.I42:'UK -'.I81</svg:desc>
                </draw:g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3897">
                <text:p>43897</text:p>
              </table:table-cell>
              <table:table-cell office:value-type="float" office:value="187500">
                <text:p>187500</text:p>
              </table:table-cell>
              <table:table-cell office:value-type="float" office:value="43910">
                <text:p>43910</text:p>
              </table:table-cell>
              <table:table-cell office:value-type="float" office:value="1276.5522875817">
                <text:p>1276.5522875817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3898">
                <text:p>43898</text:p>
              </table:table-cell>
              <table:table-cell office:value-type="float" office:value="125000">
                <text:p>125000</text:p>
              </table:table-cell>
              <table:table-cell office:value-type="float" office:value="43911">
                <text:p>43911</text:p>
              </table:table-cell>
              <table:table-cell office:value-type="float" office:value="792.021492295215">
                <text:p>792.021492295215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3899">
                <text:p>43899</text:p>
              </table:table-cell>
              <table:table-cell office:value-type="float" office:value="75000">
                <text:p>75000</text:p>
              </table:table-cell>
              <table:table-cell office:value-type="float" office:value="43912">
                <text:p>43912</text:p>
              </table:table-cell>
              <table:table-cell office:value-type="float" office:value="544.167223893904">
                <text:p>544.167223893904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00">
                <text:p>43900</text:p>
              </table:table-cell>
              <table:table-cell office:value-type="float" office:value="62500">
                <text:p>62500</text:p>
              </table:table-cell>
              <table:table-cell office:value-type="float" office:value="43913">
                <text:p>43913</text:p>
              </table:table-cell>
              <table:table-cell office:value-type="float" office:value="395.606476755303">
                <text:p>395.606476755303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01">
                <text:p>43901</text:p>
              </table:table-cell>
              <table:table-cell office:value-type="float" office:value="46875">
                <text:p>46875</text:p>
              </table:table-cell>
              <table:table-cell office:value-type="float" office:value="43914">
                <text:p>43914</text:p>
              </table:table-cell>
              <table:table-cell office:value-type="float" office:value="297.984666290739">
                <text:p>297.984666290739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02">
                <text:p>43902</text:p>
              </table:table-cell>
              <table:table-cell office:value-type="float" office:value="37500">
                <text:p>37500</text:p>
              </table:table-cell>
              <table:table-cell office:value-type="float" office:value="43915">
                <text:p>43915</text:p>
              </table:table-cell>
              <table:table-cell office:value-type="float" office:value="229.905518999033">
                <text:p>229.905518999033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03">
                <text:p>43903</text:p>
              </table:table-cell>
              <table:table-cell office:value-type="float" office:value="34090.9090909091">
                <text:p>34090.9090909091</text:p>
              </table:table-cell>
              <table:table-cell office:value-type="float" office:value="43916">
                <text:p>43916</text:p>
              </table:table-cell>
              <table:table-cell office:value-type="float" office:value="180.437167525378">
                <text:p>180.43716752537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04">
                <text:p>43904</text:p>
              </table:table-cell>
              <table:table-cell office:value-type="float" office:value="17857.1428571429">
                <text:p>17857.1428571429</text:p>
              </table:table-cell>
              <table:table-cell office:value-type="float" office:value="43917">
                <text:p>43917</text:p>
              </table:table-cell>
              <table:table-cell office:value-type="float" office:value="143.408764552645">
                <text:p>143.40876455264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05">
                <text:p>43905</text:p>
              </table:table-cell>
              <table:table-cell office:value-type="float" office:value="10714.2857142857">
                <text:p>10714.2857142857</text:p>
              </table:table-cell>
              <table:table-cell office:value-type="float" office:value="43918">
                <text:p>43918</text:p>
              </table:table-cell>
              <table:table-cell office:value-type="float" office:value="115.071496015873">
                <text:p>115.07149601587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06">
                <text:p>43906</text:p>
              </table:table-cell>
              <table:table-cell office:value-type="float" office:value="6818.18181818182">
                <text:p>6818.18181818182</text:p>
              </table:table-cell>
              <table:table-cell office:value-type="float" office:value="43919">
                <text:p>43919</text:p>
              </table:table-cell>
              <table:table-cell office:value-type="float" office:value="93.0158207068241">
                <text:p>93.0158207068241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07">
                <text:p>43907</text:p>
              </table:table-cell>
              <table:table-cell office:value-type="float" office:value="5281.69014084507">
                <text:p>5281.69014084507</text:p>
              </table:table-cell>
              <table:table-cell office:value-type="float" office:value="43920">
                <text:p>43920</text:p>
              </table:table-cell>
              <table:table-cell office:value-type="float" office:value="75.6224227569381">
                <text:p>75.622422756938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08">
                <text:p>43908</text:p>
              </table:table-cell>
              <table:table-cell office:value-type="float" office:value="3605.76923076923">
                <text:p>3605.76923076923</text:p>
              </table:table-cell>
              <table:table-cell office:value-type="float" office:value="43921">
                <text:p>43921</text:p>
              </table:table-cell>
              <table:table-cell office:value-type="float" office:value="61.7632059671415">
                <text:p>61.763205967141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09">
                <text:p>43909</text:p>
              </table:table-cell>
              <table:table-cell office:value-type="float" office:value="2604.16666666667">
                <text:p>2604.16666666667</text:p>
              </table:table-cell>
              <table:table-cell office:value-type="float" office:value="43922">
                <text:p>43922</text:p>
              </table:table-cell>
              <table:table-cell office:value-type="float" office:value="50.6288014870533">
                <text:p>50.6288014870533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3">
                <text:p>43923</text:p>
              </table:table-cell>
              <table:table-cell office:value-type="float" office:value="41.6242032152603">
                <text:p>41.6242032152603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4">
                <text:p>43924</text:p>
              </table:table-cell>
              <table:table-cell office:value-type="float" office:value="34.3030335775025">
                <text:p>34.303033577502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5">
                <text:p>43925</text:p>
              </table:table-cell>
              <table:table-cell office:value-type="float" office:value="28.3246891162067">
                <text:p>28.3246891162067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6">
                <text:p>43926</text:p>
              </table:table-cell>
              <table:table-cell office:value-type="float" office:value="23.4255530158783">
                <text:p>23.425553015878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7">
                <text:p>43927</text:p>
              </table:table-cell>
              <table:table-cell office:value-type="float" office:value="19.3991418834542">
                <text:p>19.3991418834542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8">
                <text:p>43928</text:p>
              </table:table-cell>
              <table:table-cell office:value-type="float" office:value="16.0820916739741">
                <text:p>16.08209167397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9">
                <text:p>43929</text:p>
              </table:table-cell>
              <table:table-cell office:value-type="float" office:value="13.3440584817037">
                <text:p>13.344058481703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0">
                <text:p>43930</text:p>
              </table:table-cell>
              <table:table-cell office:value-type="float" office:value="11.0803049780801">
                <text:p>11.080304978080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1">
                <text:p>43931</text:p>
              </table:table-cell>
              <table:table-cell office:value-type="float" office:value="9.20616796016877">
                <text:p>9.20616796016877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2">
                <text:p>43932</text:p>
              </table:table-cell>
              <table:table-cell office:value-type="float" office:value="7.65286870721975">
                <text:p>7.6528687072197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3">
                <text:p>43933</text:p>
              </table:table-cell>
              <table:table-cell office:value-type="float" office:value="6.36429864719081">
                <text:p>6.36429864719081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4">
                <text:p>43934</text:p>
              </table:table-cell>
              <table:table-cell office:value-type="float" office:value="5.29452473822646">
                <text:p>5.29452473822646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5">
                <text:p>43935</text:p>
              </table:table-cell>
              <table:table-cell office:value-type="float" office:value="4.40583370587867">
                <text:p>4.40583370587867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6">
                <text:p>43936</text:p>
              </table:table-cell>
              <table:table-cell office:value-type="float" office:value="3.66718508457555">
                <text:p>3.66718508457555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7">
                <text:p>43937</text:p>
              </table:table-cell>
              <table:table-cell office:value-type="float" office:value="3.05297812980015">
                <text:p>3.05297812980015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8">
                <text:p>43938</text:p>
              </table:table-cell>
              <table:table-cell office:value-type="float" office:value="2.54206232215093">
                <text:p>2.5420623221509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9">
                <text:p>43939</text:p>
              </table:table-cell>
              <table:table-cell office:value-type="float" office:value="2.1169387507635">
                <text:p>2.116938750763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0">
                <text:p>43940</text:p>
              </table:table-cell>
              <table:table-cell office:value-type="float" office:value="1.76311235628267">
                <text:p>1.76311235628267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1">
                <text:p>43941</text:p>
              </table:table-cell>
              <table:table-cell office:value-type="float" office:value="1.46856430814791">
                <text:p>1.4685643081479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2">
                <text:p>43942</text:p>
              </table:table-cell>
              <table:table-cell office:value-type="float" office:value="1.22332068417793">
                <text:p>1.2233206841779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3">
                <text:p>43943</text:p>
              </table:table-cell>
              <table:table-cell office:value-type="float" office:value="1.0190987946518">
                <text:p>1.0190987946518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4">
                <text:p>43944</text:p>
              </table:table-cell>
              <table:table-cell office:value-type="float" office:value="0.849016421285975">
                <text:p>0.849016421285975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5">
                <text:p>43945</text:p>
              </table:table-cell>
              <table:table-cell office:value-type="float" office:value="0.707352255575629">
                <text:p>0.707352255575629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6">
                <text:p>43946</text:p>
              </table:table-cell>
              <table:table-cell office:value-type="float" office:value="0.589348156509875">
                <text:p>0.589348156509875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7">
                <text:p>43947</text:p>
              </table:table-cell>
              <table:table-cell office:value-type="float" office:value="0.491045673881545">
                <text:p>0.49104567388154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8">
                <text:p>43948</text:p>
              </table:table-cell>
              <table:table-cell office:value-type="float" office:value="0.409150723171656">
                <text:p>0.40915072317165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881cm" svg:height="14.48cm" xlink:href=".." xlink:type="simple" chart:class="chart:scatter" chart:column-mapping="0" chart:style-name="ch1">
        <chart:title svg:x="9.495cm" svg:y="0.456cm" chart:style-name="ch2">
          <text:p>Risk of Someone is infetcted</text:p>
        </chart:title>
        <chart:subtitle svg:x="8.341cm" svg:y="1.487cm" chart:style-name="ch3">
          <text:p>18/3/2020  1 : 2500 people in France is infected</text:p>
        </chart:subtitle>
        <chart:legend chart:legend-position="end" svg:x="17.208cm" svg:y="3.857cm" style:legend-expansion="custom" chartooo:width="2.444cm" chartooo:height="0.589cm" style:legend-expansion-aspect-ratio="4.14940577249576" chart:style-name="ch4"/>
        <chart:plot-area chart:style-name="ch5" table:cell-range-address="France.B7:France.B40 France.H6:France.H40" chart:data-source-has-labels="both" svg:x="0.425cm" svg:y="1.854cm" svg:width="23.379cm" svg:height="12.356cm">
          <chartooo:coordinate-region svg:x="2.486cm" svg:y="2.059cm" svg:width="20.382cm" svg:height="11.492cm"/>
          <chart:axis chart:dimension="x" chart:name="primary-x" chart:style-name="ch6" chartooo:axis-type="auto">
            <chart:categories table:cell-range-address="France.B7:France.B4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France.H7:France.H40" chart:label-cell-address="France.H6:France.H6" chart:class="chart:scatter">
            <chart:domain table:cell-range-address="France.B7:France.B40"/>
            <chart:data-point chart:repeated="3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Risk France</text:p>
                <draw:g>
                  <svg:desc>France.H6:France.H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France.B7:France.B40</svg:desc>
                </draw:g>
              </table:table-cell>
              <table:table-cell office:value-type="float" office:value="NaN">
                <text:p>NaN</text:p>
                <draw:g>
                  <svg:desc>France.B7:France.B40</svg:desc>
                </draw:g>
              </table:table-cell>
              <table:table-cell office:value-type="float" office:value="NaN">
                <text:p>NaN</text:p>
                <draw:g>
                  <svg:desc>France.H7:France.H40</svg:desc>
                </draw:g>
              </table:table-cell>
            </table:table-row>
            <table:table-row>
              <table:table-cell office:value-type="float" office:value="43876">
                <text:p>43876</text:p>
              </table:table-cell>
              <table:table-cell office:value-type="float" office:value="43876">
                <text:p>43876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77">
                <text:p>43877</text:p>
              </table:table-cell>
              <table:table-cell office:value-type="float" office:value="43877">
                <text:p>43877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78">
                <text:p>43878</text:p>
              </table:table-cell>
              <table:table-cell office:value-type="float" office:value="43878">
                <text:p>43878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79">
                <text:p>43879</text:p>
              </table:table-cell>
              <table:table-cell office:value-type="float" office:value="43879">
                <text:p>43879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0">
                <text:p>43880</text:p>
              </table:table-cell>
              <table:table-cell office:value-type="float" office:value="43880">
                <text:p>43880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1">
                <text:p>43881</text:p>
              </table:table-cell>
              <table:table-cell office:value-type="float" office:value="43881">
                <text:p>43881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43882">
                <text:p>43882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43883">
                <text:p>43883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43884">
                <text:p>43884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43885">
                <text:p>43885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43886">
                <text:p>43886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43887">
                <text:p>43887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43888">
                <text:p>43888</text:p>
              </table:table-cell>
              <table:table-cell office:value-type="float" office:value="187500">
                <text:p>187500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43889">
                <text:p>43889</text:p>
              </table:table-cell>
              <table:table-cell office:value-type="float" office:value="187500">
                <text:p>187500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43890">
                <text:p>43890</text:p>
              </table:table-cell>
              <table:table-cell office:value-type="float" office:value="187500">
                <text:p>187500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43891">
                <text:p>43891</text:p>
              </table:table-cell>
              <table:table-cell office:value-type="float" office:value="187500">
                <text:p>187500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43892">
                <text:p>43892</text:p>
              </table:table-cell>
              <table:table-cell office:value-type="float" office:value="187500">
                <text:p>187500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43893">
                <text:p>43893</text:p>
              </table:table-cell>
              <table:table-cell office:value-type="float" office:value="125000">
                <text:p>125000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43894">
                <text:p>43894</text:p>
              </table:table-cell>
              <table:table-cell office:value-type="float" office:value="93750">
                <text:p>93750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43895">
                <text:p>43895</text:p>
              </table:table-cell>
              <table:table-cell office:value-type="float" office:value="93750">
                <text:p>93750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3896">
                <text:p>43896</text:p>
              </table:table-cell>
              <table:table-cell office:value-type="float" office:value="53571.4285714286">
                <text:p>53571.4285714286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43897">
                <text:p>43897</text:p>
              </table:table-cell>
              <table:table-cell office:value-type="float" office:value="41666.6666666667">
                <text:p>41666.6666666667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8">
                <text:p>43898</text:p>
              </table:table-cell>
              <table:table-cell office:value-type="float" office:value="37500">
                <text:p>37500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19736.8421052632">
                <text:p>19736.842105263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12500">
                <text:p>1250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11363.6363636364">
                <text:p>11363.636363636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7812.5">
                <text:p>7812.5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6147.54098360656">
                <text:p>6147.54098360656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4746.83544303798">
                <text:p>4746.83544303798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4120.87912087912">
                <text:p>4120.8791208791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2952.75590551181">
                <text:p>2952.75590551181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2533.78378378378">
                <text:p>2533.78378378378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8">
                <text:p>43908</text:p>
              </table:table-cell>
              <table:table-cell office:value-type="float" office:value="2142.85714285714">
                <text:p>2142.857142857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5cm" svg:height="13.969cm" xlink:href=".." xlink:type="simple" chart:class="chart:scatter" chart:column-mapping="0" chart:style-name="ch1">
        <chart:title svg:x="9.944cm" svg:y="0.415cm" chart:style-name="ch2">
          <text:p>Risk that Someone is infected UK</text:p>
        </chart:title>
        <chart:subtitle svg:x="11.169cm" svg:y="1.467cm" chart:style-name="ch3">
          <text:p>1 in 3640   as of 18/3/2020</text:p>
        </chart:subtitle>
        <chart:plot-area chart:style-name="ch4" table:cell-range-address="'UK -'.C29:'UK -'.C42 'UK -'.I29:'UK -'.I42" chart:data-source-has-labels="column" svg:x="1.531cm" svg:y="2.417cm" svg:width="24.934cm" svg:height="10.312cm">
          <chartooo:coordinate-region svg:x="3.388cm" svg:y="2.623cm" svg:width="21.937cm" svg:height="9.447cm"/>
          <chart:axis chart:dimension="x" chart:name="primary-x" chart:style-name="ch5" chartooo:axis-type="auto">
            <chart:title svg:x="13.605cm" svg:y="13.008cm" chart:style-name="ch6">
              <text:p>Date</text:p>
            </chart:title>
            <chart:categories table:cell-range-address="'UK -'.C29:'UK -'.C42"/>
          </chart:axis>
          <chart:axis chart:dimension="y" chart:name="primary-y" chart:style-name="ch7">
            <chart:title svg:x="0.451cm" svg:y="10.448cm" chart:style-name="ch8">
              <text:p>Number of people to meet to be infected</text:p>
            </chart:title>
            <chart:grid chart:style-name="ch9" chart:class="major"/>
          </chart:axis>
          <chart:series chart:style-name="ch10" chart:values-cell-range-address="'UK -'.I29:'UK -'.I42" chart:class="chart:scatter">
            <chart:domain table:cell-range-address="'UK -'.C29:'UK -'.C42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'UK -'.C29:'UK -'.C42</svg:desc>
                </draw:g>
              </table:table-cell>
              <table:table-cell office:value-type="float" office:value="43896">
                <text:p>43896</text:p>
                <draw:g>
                  <svg:desc>'UK -'.C29:'UK -'.C42</svg:desc>
                </draw:g>
              </table:table-cell>
              <table:table-cell office:value-type="float" office:value="187500">
                <text:p>187500</text:p>
                <draw:g>
                  <svg:desc>'UK -'.I29:'UK -'.I42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43897">
                <text:p>43897</text:p>
              </table:table-cell>
              <table:table-cell office:value-type="float" office:value="187500">
                <text:p>18750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8">
                <text:p>43898</text:p>
              </table:table-cell>
              <table:table-cell office:value-type="float" office:value="125000">
                <text:p>125000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75000">
                <text:p>75000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62500">
                <text:p>6250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46875">
                <text:p>46875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37500">
                <text:p>3750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34090.9090909091">
                <text:p>34090.9090909091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17857.1428571429">
                <text:p>17857.1428571429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10714.2857142857">
                <text:p>10714.285714285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6818.18181818182">
                <text:p>6818.18181818182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5281.69014084507">
                <text:p>5281.69014084507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8">
                <text:p>43908</text:p>
              </table:table-cell>
              <table:table-cell office:value-type="float" office:value="3605.76923076923">
                <text:p>3605.76923076923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3909">
                <text:p>43909</text:p>
              </table:table-cell>
              <table:table-cell office:value-type="float" office:value="2604.16666666667">
                <text:p>2604.16666666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5cm" svg:height="13.969cm" xlink:href=".." xlink:type="simple" chart:class="chart:scatter" chart:column-mapping="0" chart:style-name="ch1">
        <chart:title svg:x="9.944cm" svg:y="0.415cm" chart:style-name="ch2">
          <text:p>Risk that Someone is infected UK</text:p>
        </chart:title>
        <chart:subtitle svg:x="11.169cm" svg:y="1.467cm" chart:style-name="ch3">
          <text:p>1 in 3640   as of 18/3/2020</text:p>
        </chart:subtitle>
        <chart:plot-area chart:style-name="ch4" table:cell-range-address="'UK -'.C29:'UK -'.C42 'UK -'.I29:'UK -'.I42" chart:data-source-has-labels="column" svg:x="1.531cm" svg:y="2.417cm" svg:width="24.934cm" svg:height="10.312cm">
          <chartooo:coordinate-region svg:x="3.592cm" svg:y="2.623cm" svg:width="21.645cm" svg:height="9.447cm"/>
          <chart:axis chart:dimension="x" chart:name="primary-x" chart:style-name="ch5" chartooo:axis-type="auto">
            <chart:title svg:x="13.605cm" svg:y="13.008cm" chart:style-name="ch6">
              <text:p>Date</text:p>
            </chart:title>
            <chart:categories table:cell-range-address="'UK -'.C29:'UK -'.C42"/>
          </chart:axis>
          <chart:axis chart:dimension="y" chart:name="primary-y" chart:style-name="ch7">
            <chart:title svg:x="0.451cm" svg:y="10.448cm" chart:style-name="ch8">
              <text:p>Number of people to meet to be infected</text:p>
            </chart:title>
            <chart:grid chart:style-name="ch9" chart:class="major"/>
          </chart:axis>
          <chart:series chart:style-name="ch10" chart:values-cell-range-address="'UK -'.I29:'UK -'.I42" chart:class="chart:scatter">
            <chart:domain table:cell-range-address="'UK -'.C29:'UK -'.C42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'UK -'.C29:'UK -'.C42</svg:desc>
                </draw:g>
              </table:table-cell>
              <table:table-cell office:value-type="float" office:value="43896">
                <text:p>43896</text:p>
                <draw:g>
                  <svg:desc>'UK -'.C29:'UK -'.C42</svg:desc>
                </draw:g>
              </table:table-cell>
              <table:table-cell office:value-type="float" office:value="187500">
                <text:p>187500</text:p>
                <draw:g>
                  <svg:desc>'UK -'.I29:'UK -'.I42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43897">
                <text:p>43897</text:p>
              </table:table-cell>
              <table:table-cell office:value-type="float" office:value="187500">
                <text:p>18750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8">
                <text:p>43898</text:p>
              </table:table-cell>
              <table:table-cell office:value-type="float" office:value="125000">
                <text:p>125000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75000">
                <text:p>75000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62500">
                <text:p>6250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46875">
                <text:p>46875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37500">
                <text:p>3750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34090.9090909091">
                <text:p>34090.9090909091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17857.1428571429">
                <text:p>17857.1428571429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10714.2857142857">
                <text:p>10714.285714285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6818.18181818182">
                <text:p>6818.18181818182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5281.69014084507">
                <text:p>5281.69014084507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8">
                <text:p>43908</text:p>
              </table:table-cell>
              <table:table-cell office:value-type="float" office:value="3605.76923076923">
                <text:p>3605.76923076923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3909">
                <text:p>43909</text:p>
              </table:table-cell>
              <table:table-cell office:value-type="float" office:value="2604.16666666667">
                <text:p>2604.166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324cm" svg:height="15.369cm" xlink:href=".." xlink:type="simple" chart:class="chart:scatter" chart:column-mapping="0" chart:style-name="ch1">
        <chart:title svg:x="9.973cm" svg:y="0.443cm" chart:style-name="ch2">
          <text:p>Covid-19 Risk Factor predicted UK</text:p>
        </chart:title>
        <chart:subtitle svg:x="10.468cm" svg:y="1.523cm" chart:style-name="ch3">
          <text:p>1.2 increase per day, 4 day doubling.</text:p>
        </chart:subtitle>
        <chart:plot-area chart:style-name="ch4" table:cell-range-address="'UK -'.C42:'UK -'.C81 'UK -'.K42:'UK -'.K81" chart:data-source-has-labels="column" svg:x="1.537cm" svg:y="2.501cm" svg:width="25.241cm" svg:height="11.6cm">
          <chartooo:coordinate-region svg:x="3.189cm" svg:y="2.706cm" svg:width="22.653cm" svg:height="10.736cm"/>
          <chart:axis chart:dimension="x" chart:name="primary-x" chart:style-name="ch5" chartooo:axis-type="auto">
            <chart:title svg:x="13.764cm" svg:y="14.408cm" chart:style-name="ch6">
              <text:p>Date</text:p>
            </chart:title>
            <chart:categories table:cell-range-address="'UK -'.C42:'UK -'.C81"/>
          </chart:axis>
          <chart:axis chart:dimension="y" chart:name="primary-y" chart:style-name="ch7">
            <chart:title svg:x="0.451cm" svg:y="11.219cm" chart:style-name="ch8">
              <text:p>Number of people to meet to get infected</text:p>
            </chart:title>
            <chart:grid chart:style-name="ch9" chart:class="major"/>
          </chart:axis>
          <chart:series chart:style-name="ch10" chart:values-cell-range-address="'UK -'.K42:'UK -'.K81" chart:class="chart:scatter">
            <chart:domain table:cell-range-address="'UK -'.C42:'UK -'.C81"/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3004.80769230769">
                <text:p>3004.80769230769</text:p>
                <draw:g>
                  <svg:desc>'UK -'.K42:'UK -'.K81</svg:desc>
                </draw:g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3910">
                <text:p>43910</text:p>
              </table:table-cell>
              <table:table-cell office:value-type="float" office:value="2504.00641025641">
                <text:p>2504.0064102564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3911">
                <text:p>43911</text:p>
              </table:table-cell>
              <table:table-cell office:value-type="float" office:value="2086.67200854701">
                <text:p>2086.67200854701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3912">
                <text:p>43912</text:p>
              </table:table-cell>
              <table:table-cell office:value-type="float" office:value="1738.89334045584">
                <text:p>1738.89334045584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13">
                <text:p>43913</text:p>
              </table:table-cell>
              <table:table-cell office:value-type="float" office:value="1449.0777837132">
                <text:p>1449.077783713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14">
                <text:p>43914</text:p>
              </table:table-cell>
              <table:table-cell office:value-type="float" office:value="1207.564819761">
                <text:p>1207.56481976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15">
                <text:p>43915</text:p>
              </table:table-cell>
              <table:table-cell office:value-type="float" office:value="1006.3040164675">
                <text:p>1006.304016467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16">
                <text:p>43916</text:p>
              </table:table-cell>
              <table:table-cell office:value-type="float" office:value="838.586680389584">
                <text:p>838.58668038958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17">
                <text:p>43917</text:p>
              </table:table-cell>
              <table:table-cell office:value-type="float" office:value="698.822233657987">
                <text:p>698.82223365798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18">
                <text:p>43918</text:p>
              </table:table-cell>
              <table:table-cell office:value-type="float" office:value="582.351861381656">
                <text:p>582.35186138165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19">
                <text:p>43919</text:p>
              </table:table-cell>
              <table:table-cell office:value-type="float" office:value="485.293217818046">
                <text:p>485.29321781804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20">
                <text:p>43920</text:p>
              </table:table-cell>
              <table:table-cell office:value-type="float" office:value="404.411014848372">
                <text:p>404.41101484837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21">
                <text:p>43921</text:p>
              </table:table-cell>
              <table:table-cell office:value-type="float" office:value="337.00917904031">
                <text:p>337.00917904031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22">
                <text:p>43922</text:p>
              </table:table-cell>
              <table:table-cell office:value-type="float" office:value="280.840982533592">
                <text:p>280.84098253359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3923">
                <text:p>43923</text:p>
              </table:table-cell>
              <table:table-cell office:value-type="float" office:value="234.034152111326">
                <text:p>234.034152111326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3924">
                <text:p>43924</text:p>
              </table:table-cell>
              <table:table-cell office:value-type="float" office:value="195.028460092772">
                <text:p>195.028460092772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3925">
                <text:p>43925</text:p>
              </table:table-cell>
              <table:table-cell office:value-type="float" office:value="162.523716743977">
                <text:p>162.523716743977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43926">
                <text:p>43926</text:p>
              </table:table-cell>
              <table:table-cell office:value-type="float" office:value="135.436430619981">
                <text:p>135.436430619981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43927">
                <text:p>43927</text:p>
              </table:table-cell>
              <table:table-cell office:value-type="float" office:value="112.863692183317">
                <text:p>112.863692183317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43928">
                <text:p>43928</text:p>
              </table:table-cell>
              <table:table-cell office:value-type="float" office:value="94.0530768194309">
                <text:p>94.053076819430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43929">
                <text:p>43929</text:p>
              </table:table-cell>
              <table:table-cell office:value-type="float" office:value="78.3775640161924">
                <text:p>78.3775640161924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43930">
                <text:p>43930</text:p>
              </table:table-cell>
              <table:table-cell office:value-type="float" office:value="65.3146366801604">
                <text:p>65.3146366801604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43931">
                <text:p>43931</text:p>
              </table:table-cell>
              <table:table-cell office:value-type="float" office:value="54.4288639001336">
                <text:p>54.42886390013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3932">
                <text:p>43932</text:p>
              </table:table-cell>
              <table:table-cell office:value-type="float" office:value="45.3573865834447">
                <text:p>45.3573865834447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43933">
                <text:p>43933</text:p>
              </table:table-cell>
              <table:table-cell office:value-type="float" office:value="37.7978221528706">
                <text:p>37.797822152870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3934">
                <text:p>43934</text:p>
              </table:table-cell>
              <table:table-cell office:value-type="float" office:value="31.4981851273922">
                <text:p>31.4981851273922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3935">
                <text:p>43935</text:p>
              </table:table-cell>
              <table:table-cell office:value-type="float" office:value="26.2484876061601">
                <text:p>26.248487606160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3936">
                <text:p>43936</text:p>
              </table:table-cell>
              <table:table-cell office:value-type="float" office:value="21.8737396718001">
                <text:p>21.873739671800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43937">
                <text:p>43937</text:p>
              </table:table-cell>
              <table:table-cell office:value-type="float" office:value="18.2281163931668">
                <text:p>18.2281163931668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3938">
                <text:p>43938</text:p>
              </table:table-cell>
              <table:table-cell office:value-type="float" office:value="15.1900969943056">
                <text:p>15.190096994305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3939">
                <text:p>43939</text:p>
              </table:table-cell>
              <table:table-cell office:value-type="float" office:value="12.6584141619214">
                <text:p>12.658414161921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3940">
                <text:p>43940</text:p>
              </table:table-cell>
              <table:table-cell office:value-type="float" office:value="10.5486784682678">
                <text:p>10.5486784682678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43941">
                <text:p>43941</text:p>
              </table:table-cell>
              <table:table-cell office:value-type="float" office:value="8.79056539022317">
                <text:p>8.79056539022317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3942">
                <text:p>43942</text:p>
              </table:table-cell>
              <table:table-cell office:value-type="float" office:value="7.32547115851931">
                <text:p>7.3254711585193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3943">
                <text:p>43943</text:p>
              </table:table-cell>
              <table:table-cell office:value-type="float" office:value="6.10455929876609">
                <text:p>6.10455929876609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43944">
                <text:p>43944</text:p>
              </table:table-cell>
              <table:table-cell office:value-type="float" office:value="5.08713274897174">
                <text:p>5.0871327489717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43945">
                <text:p>43945</text:p>
              </table:table-cell>
              <table:table-cell office:value-type="float" office:value="4.23927729080978">
                <text:p>4.23927729080978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43946">
                <text:p>43946</text:p>
              </table:table-cell>
              <table:table-cell office:value-type="float" office:value="3.53273107567482">
                <text:p>3.53273107567482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43947">
                <text:p>43947</text:p>
              </table:table-cell>
              <table:table-cell office:value-type="float" office:value="2.94394256306235">
                <text:p>2.9439425630623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43948">
                <text:p>43948</text:p>
              </table:table-cell>
              <table:table-cell office:value-type="float" office:value="2.45328546921862">
                <text:p>2.4532854692186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324cm" svg:height="15.369cm" xlink:href=".." xlink:type="simple" chart:class="chart:scatter" chart:column-mapping="0" chart:style-name="ch1">
        <chart:title svg:x="9.973cm" svg:y="0.443cm" chart:style-name="ch2">
          <text:p>Covid-19 Risk Factor predicted UK</text:p>
        </chart:title>
        <chart:subtitle svg:x="10.468cm" svg:y="1.523cm" chart:style-name="ch3">
          <text:p>1.2 increase per day, 4 day doubling.</text:p>
        </chart:subtitle>
        <chart:plot-area chart:style-name="ch4" table:cell-range-address="'UK -'.C42:'UK -'.C81 'UK -'.K42:'UK -'.K81" chart:data-source-has-labels="column" svg:x="1.537cm" svg:y="2.501cm" svg:width="25.241cm" svg:height="11.6cm">
          <chartooo:coordinate-region svg:x="2.897cm" svg:y="2.706cm" svg:width="22.448cm" svg:height="10.736cm"/>
          <chart:axis chart:dimension="x" chart:name="primary-x" chart:style-name="ch5" chartooo:axis-type="auto">
            <chart:title svg:x="13.764cm" svg:y="14.408cm" chart:style-name="ch6">
              <text:p>Date</text:p>
            </chart:title>
            <chart:categories table:cell-range-address="'UK -'.C42:'UK -'.C81"/>
          </chart:axis>
          <chart:axis chart:dimension="y" chart:name="primary-y" chart:style-name="ch7">
            <chart:title svg:x="0.451cm" svg:y="11.219cm" chart:style-name="ch8">
              <text:p>Number of people to meet to get infected</text:p>
            </chart:title>
            <chart:grid chart:style-name="ch9" chart:class="major"/>
          </chart:axis>
          <chart:series chart:style-name="ch10" chart:values-cell-range-address="'UK -'.K42:'UK -'.K81" chart:class="chart:scatter">
            <chart:domain table:cell-range-address="'UK -'.C42:'UK -'.C81"/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3004.80769230769">
                <text:p>3004.80769230769</text:p>
                <draw:g>
                  <svg:desc>'UK -'.K42:'UK -'.K81</svg:desc>
                </draw:g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3910">
                <text:p>43910</text:p>
              </table:table-cell>
              <table:table-cell office:value-type="float" office:value="2504.00641025641">
                <text:p>2504.0064102564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3911">
                <text:p>43911</text:p>
              </table:table-cell>
              <table:table-cell office:value-type="float" office:value="2086.67200854701">
                <text:p>2086.67200854701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3912">
                <text:p>43912</text:p>
              </table:table-cell>
              <table:table-cell office:value-type="float" office:value="1738.89334045584">
                <text:p>1738.89334045584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13">
                <text:p>43913</text:p>
              </table:table-cell>
              <table:table-cell office:value-type="float" office:value="1449.0777837132">
                <text:p>1449.077783713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14">
                <text:p>43914</text:p>
              </table:table-cell>
              <table:table-cell office:value-type="float" office:value="1207.564819761">
                <text:p>1207.56481976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15">
                <text:p>43915</text:p>
              </table:table-cell>
              <table:table-cell office:value-type="float" office:value="1006.3040164675">
                <text:p>1006.304016467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16">
                <text:p>43916</text:p>
              </table:table-cell>
              <table:table-cell office:value-type="float" office:value="838.586680389584">
                <text:p>838.58668038958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17">
                <text:p>43917</text:p>
              </table:table-cell>
              <table:table-cell office:value-type="float" office:value="698.822233657987">
                <text:p>698.82223365798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18">
                <text:p>43918</text:p>
              </table:table-cell>
              <table:table-cell office:value-type="float" office:value="582.351861381656">
                <text:p>582.35186138165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19">
                <text:p>43919</text:p>
              </table:table-cell>
              <table:table-cell office:value-type="float" office:value="485.293217818046">
                <text:p>485.29321781804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20">
                <text:p>43920</text:p>
              </table:table-cell>
              <table:table-cell office:value-type="float" office:value="404.411014848372">
                <text:p>404.41101484837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21">
                <text:p>43921</text:p>
              </table:table-cell>
              <table:table-cell office:value-type="float" office:value="337.00917904031">
                <text:p>337.00917904031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22">
                <text:p>43922</text:p>
              </table:table-cell>
              <table:table-cell office:value-type="float" office:value="280.840982533592">
                <text:p>280.84098253359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3923">
                <text:p>43923</text:p>
              </table:table-cell>
              <table:table-cell office:value-type="float" office:value="234.034152111326">
                <text:p>234.034152111326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3924">
                <text:p>43924</text:p>
              </table:table-cell>
              <table:table-cell office:value-type="float" office:value="195.028460092772">
                <text:p>195.028460092772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3925">
                <text:p>43925</text:p>
              </table:table-cell>
              <table:table-cell office:value-type="float" office:value="162.523716743977">
                <text:p>162.523716743977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43926">
                <text:p>43926</text:p>
              </table:table-cell>
              <table:table-cell office:value-type="float" office:value="135.436430619981">
                <text:p>135.436430619981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43927">
                <text:p>43927</text:p>
              </table:table-cell>
              <table:table-cell office:value-type="float" office:value="112.863692183317">
                <text:p>112.863692183317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43928">
                <text:p>43928</text:p>
              </table:table-cell>
              <table:table-cell office:value-type="float" office:value="94.0530768194309">
                <text:p>94.053076819430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43929">
                <text:p>43929</text:p>
              </table:table-cell>
              <table:table-cell office:value-type="float" office:value="78.3775640161924">
                <text:p>78.3775640161924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43930">
                <text:p>43930</text:p>
              </table:table-cell>
              <table:table-cell office:value-type="float" office:value="65.3146366801604">
                <text:p>65.3146366801604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43931">
                <text:p>43931</text:p>
              </table:table-cell>
              <table:table-cell office:value-type="float" office:value="54.4288639001336">
                <text:p>54.42886390013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3932">
                <text:p>43932</text:p>
              </table:table-cell>
              <table:table-cell office:value-type="float" office:value="45.3573865834447">
                <text:p>45.3573865834447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43933">
                <text:p>43933</text:p>
              </table:table-cell>
              <table:table-cell office:value-type="float" office:value="37.7978221528706">
                <text:p>37.797822152870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3934">
                <text:p>43934</text:p>
              </table:table-cell>
              <table:table-cell office:value-type="float" office:value="31.4981851273922">
                <text:p>31.4981851273922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3935">
                <text:p>43935</text:p>
              </table:table-cell>
              <table:table-cell office:value-type="float" office:value="26.2484876061601">
                <text:p>26.248487606160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3936">
                <text:p>43936</text:p>
              </table:table-cell>
              <table:table-cell office:value-type="float" office:value="21.8737396718001">
                <text:p>21.873739671800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43937">
                <text:p>43937</text:p>
              </table:table-cell>
              <table:table-cell office:value-type="float" office:value="18.2281163931668">
                <text:p>18.2281163931668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3938">
                <text:p>43938</text:p>
              </table:table-cell>
              <table:table-cell office:value-type="float" office:value="15.1900969943056">
                <text:p>15.190096994305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3939">
                <text:p>43939</text:p>
              </table:table-cell>
              <table:table-cell office:value-type="float" office:value="12.6584141619214">
                <text:p>12.658414161921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3940">
                <text:p>43940</text:p>
              </table:table-cell>
              <table:table-cell office:value-type="float" office:value="10.5486784682678">
                <text:p>10.5486784682678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43941">
                <text:p>43941</text:p>
              </table:table-cell>
              <table:table-cell office:value-type="float" office:value="8.79056539022317">
                <text:p>8.79056539022317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3942">
                <text:p>43942</text:p>
              </table:table-cell>
              <table:table-cell office:value-type="float" office:value="7.32547115851931">
                <text:p>7.3254711585193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3943">
                <text:p>43943</text:p>
              </table:table-cell>
              <table:table-cell office:value-type="float" office:value="6.10455929876609">
                <text:p>6.10455929876609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43944">
                <text:p>43944</text:p>
              </table:table-cell>
              <table:table-cell office:value-type="float" office:value="5.08713274897174">
                <text:p>5.0871327489717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43945">
                <text:p>43945</text:p>
              </table:table-cell>
              <table:table-cell office:value-type="float" office:value="4.23927729080978">
                <text:p>4.23927729080978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43946">
                <text:p>43946</text:p>
              </table:table-cell>
              <table:table-cell office:value-type="float" office:value="3.53273107567482">
                <text:p>3.53273107567482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43947">
                <text:p>43947</text:p>
              </table:table-cell>
              <table:table-cell office:value-type="float" office:value="2.94394256306235">
                <text:p>2.9439425630623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43948">
                <text:p>43948</text:p>
              </table:table-cell>
              <table:table-cell office:value-type="float" office:value="2.45328546921862">
                <text:p>2.4532854692186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957cm" svg:height="16.076cm" xlink:href=".." xlink:type="simple" chart:class="chart:scatter" chart:column-mapping="0" chart:style-name="ch1">
        <chart:title svg:x="10.672cm" svg:y="0.457cm" chart:style-name="ch2">
          <text:p>Risk of contracting Covid-19 in USA</text:p>
        </chart:title>
        <chart:subtitle svg:x="11.547cm" svg:y="1.551cm" chart:style-name="ch3">
          <text:p>Currently 1 in 15289  are infetcted</text:p>
        </chart:subtitle>
        <chart:plot-area chart:style-name="ch4" table:cell-range-address="USA.C27:USA.C44 USA.I27:USA.I44" chart:data-source-has-labels="column" svg:x="1.335cm" svg:y="2.542cm" svg:width="27.099cm" svg:height="12.25cm">
          <chartooo:coordinate-region svg:x="3.688cm" svg:y="2.748cm" svg:width="23.81cm" svg:height="11.385cm"/>
          <chart:axis chart:dimension="x" chart:name="primary-x" chart:style-name="ch5" chartooo:axis-type="auto">
            <chart:title svg:x="14.491cm" svg:y="15.113cm" chart:style-name="ch6">
              <text:p>Date</text:p>
            </chart:title>
            <chart:categories table:cell-range-address="USA.C27:USA.C44"/>
          </chart:axis>
          <chart:axis chart:dimension="y" chart:name="primary-y" chart:style-name="ch7">
            <chart:title svg:x="0.216cm" svg:y="12.374cm" chart:style-name="ch8">
              <text:p>Number of people you have to meet to risk Infection</text:p>
            </chart:title>
            <chart:grid chart:style-name="ch9" chart:class="major"/>
          </chart:axis>
          <chart:series chart:style-name="ch10" chart:values-cell-range-address="USA.I27:USA.I44" chart:class="chart:scatter">
            <chart:domain table:cell-range-address="USA.C27:USA.C44"/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890">
                <text:p>43890</text:p>
                <draw:g>
                  <svg:desc>USA.C27:USA.C44</svg:desc>
                </draw:g>
              </table:table-cell>
              <table:table-cell office:value-type="float" office:value="43890">
                <text:p>43890</text:p>
                <draw:g>
                  <svg:desc>USA.C27:USA.C44</svg:desc>
                </draw:g>
              </table:table-cell>
              <table:table-cell office:value-type="float" office:value="2000000">
                <text:p>2000000</text:p>
                <draw:g>
                  <svg:desc>USA.I27:USA.I44</svg:desc>
                </draw:g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43891">
                <text:p>43891</text:p>
              </table:table-cell>
              <table:table-cell office:value-type="float" office:value="2000000">
                <text:p>2000000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43892">
                <text:p>43892</text:p>
              </table:table-cell>
              <table:table-cell office:value-type="float" office:value="333333.333333333">
                <text:p>333333.333333333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43893">
                <text:p>43893</text:p>
              </table:table-cell>
              <table:table-cell office:value-type="float" office:value="222222.222222222">
                <text:p>222222.222222222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43894">
                <text:p>43894</text:p>
              </table:table-cell>
              <table:table-cell office:value-type="float" office:value="181818.181818182">
                <text:p>181818.181818182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43895">
                <text:p>43895</text:p>
              </table:table-cell>
              <table:table-cell office:value-type="float" office:value="166666.666666667">
                <text:p>166666.666666667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3896">
                <text:p>43896</text:p>
              </table:table-cell>
              <table:table-cell office:value-type="float" office:value="133333.333333333">
                <text:p>133333.333333333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43897">
                <text:p>43897</text:p>
              </table:table-cell>
              <table:table-cell office:value-type="float" office:value="105263.157894737">
                <text:p>105263.157894737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8">
                <text:p>43898</text:p>
              </table:table-cell>
              <table:table-cell office:value-type="float" office:value="90909.0909090909">
                <text:p>90909.0909090909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76923.0769230769">
                <text:p>76923.076923076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66666.6666666667">
                <text:p>66666.6666666667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52631.5789473684">
                <text:p>52631.578947368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48780.4878048781">
                <text:p>48780.4878048781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40816.3265306122">
                <text:p>40816.3265306122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35087.7192982456">
                <text:p>35087.719298245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29411.7647058824">
                <text:p>29411.7647058824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23255.8139534884">
                <text:p>23255.8139534884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18348.623853211">
                <text:p>18348.62385321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957cm" svg:height="16.076cm" xlink:href=".." xlink:type="simple" chart:class="chart:scatter" chart:style-name="ch1">
        <chart:title svg:x="5.505cm" svg:y="0.457cm" chart:style-name="ch2">
          <text:p>Risk of contracting Covid-19 in USA - Red is predicted chance of meet infected person</text:p>
        </chart:title>
        <chart:subtitle svg:x="9.941cm" svg:y="1.551cm" chart:style-name="ch3">
          <text:p>Currently 1 in 13071  are infected in USA : 18/3/2020</text:p>
        </chart:subtitle>
        <chart:plot-area chart:style-name="ch4" table:cell-range-address="USA.C28:USA.C45 USA.I28:USA.I85" svg:x="1.394cm" svg:y="2.483cm" svg:width="26.807cm" svg:height="12.25cm">
          <chartooo:coordinate-region svg:x="3.951cm" svg:y="2.688cm" svg:width="23.314cm" svg:height="11.386cm"/>
          <chart:axis chart:dimension="x" chart:name="primary-x" chart:style-name="ch5">
            <chart:title svg:x="14.404cm" svg:y="15.054cm" chart:style-name="ch6">
              <text:p>Date</text:p>
            </chart:title>
          </chart:axis>
          <chart:axis chart:dimension="y" chart:name="primary-y" chart:style-name="ch7">
            <chart:title svg:x="0.275cm" svg:y="12.315cm" chart:style-name="ch8">
              <text:p>Number of people you have to meet to risk Infection</text:p>
            </chart:title>
            <chart:grid chart:style-name="ch9" chart:class="major"/>
          </chart:axis>
          <chart:series chart:style-name="ch10" chart:values-cell-range-address="USA.I28:USA.I85" chart:class="chart:scatter">
            <chart:domain table:cell-range-address="USA.C28:USA.C45"/>
            <chart:data-point chart:repeated="58"/>
          </chart:series>
          <chart:series chart:style-name="ch11" chart:values-cell-range-address="USA.I46:USA.I85" chart:class="chart:scatter">
            <chart:domain table:cell-range-address="USA.C46:USA.C85"/>
            <chart:data-point chart:repeated="4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891">
                <text:p>43891</text:p>
                <draw:g>
                  <svg:desc>USA.C28:USA.C45</svg:desc>
                </draw:g>
              </table:table-cell>
              <table:table-cell office:value-type="float" office:value="2000000">
                <text:p>2000000</text:p>
                <draw:g>
                  <svg:desc>USA.I28:USA.I85</svg:desc>
                </draw:g>
              </table:table-cell>
              <table:table-cell office:value-type="float" office:value="43909">
                <text:p>43909</text:p>
                <draw:g>
                  <svg:desc>USA.C46:USA.C85</svg:desc>
                </draw:g>
              </table:table-cell>
              <table:table-cell office:value-type="float" office:value="10893.2461873638">
                <text:p>10893.2461873638</text:p>
                <draw:g>
                  <svg:desc>USA.I46:USA.I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892">
                <text:p>43892</text:p>
              </table:table-cell>
              <table:table-cell office:value-type="float" office:value="333333.333333333">
                <text:p>333333.333333333</text:p>
              </table:table-cell>
              <table:table-cell office:value-type="float" office:value="43910">
                <text:p>43910</text:p>
              </table:table-cell>
              <table:table-cell office:value-type="float" office:value="9077.70515613653">
                <text:p>9077.705156136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893">
                <text:p>43893</text:p>
              </table:table-cell>
              <table:table-cell office:value-type="float" office:value="222222.222222222">
                <text:p>222222.222222222</text:p>
              </table:table-cell>
              <table:table-cell office:value-type="float" office:value="43911">
                <text:p>43911</text:p>
              </table:table-cell>
              <table:table-cell office:value-type="float" office:value="7564.75429678044">
                <text:p>7564.754296780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894">
                <text:p>43894</text:p>
              </table:table-cell>
              <table:table-cell office:value-type="float" office:value="181818.181818182">
                <text:p>181818.181818182</text:p>
              </table:table-cell>
              <table:table-cell office:value-type="float" office:value="43912">
                <text:p>43912</text:p>
              </table:table-cell>
              <table:table-cell office:value-type="float" office:value="6303.9619139837">
                <text:p>6303.96191398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895">
                <text:p>43895</text:p>
              </table:table-cell>
              <table:table-cell office:value-type="float" office:value="166666.666666667">
                <text:p>166666.666666667</text:p>
              </table:table-cell>
              <table:table-cell office:value-type="float" office:value="43913">
                <text:p>43913</text:p>
              </table:table-cell>
              <table:table-cell office:value-type="float" office:value="5253.30159498642">
                <text:p>5253.301594986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896">
                <text:p>43896</text:p>
              </table:table-cell>
              <table:table-cell office:value-type="float" office:value="133333.333333333">
                <text:p>133333.333333333</text:p>
              </table:table-cell>
              <table:table-cell office:value-type="float" office:value="43914">
                <text:p>43914</text:p>
              </table:table-cell>
              <table:table-cell office:value-type="float" office:value="4377.75132915535">
                <text:p>4377.751329155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897">
                <text:p>43897</text:p>
              </table:table-cell>
              <table:table-cell office:value-type="float" office:value="105263.157894737">
                <text:p>105263.157894737</text:p>
              </table:table-cell>
              <table:table-cell office:value-type="float" office:value="43915">
                <text:p>43915</text:p>
              </table:table-cell>
              <table:table-cell office:value-type="float" office:value="3648.12610762946">
                <text:p>3648.126107629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898">
                <text:p>43898</text:p>
              </table:table-cell>
              <table:table-cell office:value-type="float" office:value="90909.0909090909">
                <text:p>90909.0909090909</text:p>
              </table:table-cell>
              <table:table-cell office:value-type="float" office:value="43916">
                <text:p>43916</text:p>
              </table:table-cell>
              <table:table-cell office:value-type="float" office:value="3040.10508969121">
                <text:p>3040.105089691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899">
                <text:p>43899</text:p>
              </table:table-cell>
              <table:table-cell office:value-type="float" office:value="76923.0769230769">
                <text:p>76923.0769230769</text:p>
              </table:table-cell>
              <table:table-cell office:value-type="float" office:value="43917">
                <text:p>43917</text:p>
              </table:table-cell>
              <table:table-cell office:value-type="float" office:value="2533.42090807601">
                <text:p>2533.420908076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900">
                <text:p>43900</text:p>
              </table:table-cell>
              <table:table-cell office:value-type="float" office:value="66666.6666666667">
                <text:p>66666.6666666667</text:p>
              </table:table-cell>
              <table:table-cell office:value-type="float" office:value="43918">
                <text:p>43918</text:p>
              </table:table-cell>
              <table:table-cell office:value-type="float" office:value="2111.18409006334">
                <text:p>2111.184090063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901">
                <text:p>43901</text:p>
              </table:table-cell>
              <table:table-cell office:value-type="float" office:value="52631.5789473684">
                <text:p>52631.5789473684</text:p>
              </table:table-cell>
              <table:table-cell office:value-type="float" office:value="43919">
                <text:p>43919</text:p>
              </table:table-cell>
              <table:table-cell office:value-type="float" office:value="1759.32007505279">
                <text:p>1759.320075052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902">
                <text:p>43902</text:p>
              </table:table-cell>
              <table:table-cell office:value-type="float" office:value="48780.4878048781">
                <text:p>48780.4878048781</text:p>
              </table:table-cell>
              <table:table-cell office:value-type="float" office:value="43920">
                <text:p>43920</text:p>
              </table:table-cell>
              <table:table-cell office:value-type="float" office:value="1466.10006254399">
                <text:p>1466.100062543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903">
                <text:p>43903</text:p>
              </table:table-cell>
              <table:table-cell office:value-type="float" office:value="40816.3265306122">
                <text:p>40816.3265306122</text:p>
              </table:table-cell>
              <table:table-cell office:value-type="float" office:value="43921">
                <text:p>43921</text:p>
              </table:table-cell>
              <table:table-cell office:value-type="float" office:value="1221.75005211999">
                <text:p>1221.750052119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904">
                <text:p>43904</text:p>
              </table:table-cell>
              <table:table-cell office:value-type="float" office:value="35087.7192982456">
                <text:p>35087.7192982456</text:p>
              </table:table-cell>
              <table:table-cell office:value-type="float" office:value="43922">
                <text:p>43922</text:p>
              </table:table-cell>
              <table:table-cell office:value-type="float" office:value="1018.12504343333">
                <text:p>1018.1250434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905">
                <text:p>43905</text:p>
              </table:table-cell>
              <table:table-cell office:value-type="float" office:value="29411.7647058824">
                <text:p>29411.7647058824</text:p>
              </table:table-cell>
              <table:table-cell office:value-type="float" office:value="43923">
                <text:p>43923</text:p>
              </table:table-cell>
              <table:table-cell office:value-type="float" office:value="848.437536194438">
                <text:p>848.4375361944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906">
                <text:p>43906</text:p>
              </table:table-cell>
              <table:table-cell office:value-type="float" office:value="23255.8139534884">
                <text:p>23255.8139534884</text:p>
              </table:table-cell>
              <table:table-cell office:value-type="float" office:value="43924">
                <text:p>43924</text:p>
              </table:table-cell>
              <table:table-cell office:value-type="float" office:value="707.031280162032">
                <text:p>707.0312801620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907">
                <text:p>43907</text:p>
              </table:table-cell>
              <table:table-cell office:value-type="float" office:value="18348.623853211">
                <text:p>18348.623853211</text:p>
              </table:table-cell>
              <table:table-cell office:value-type="float" office:value="43925">
                <text:p>43925</text:p>
              </table:table-cell>
              <table:table-cell office:value-type="float" office:value="589.19273346836">
                <text:p>589.192733468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908">
                <text:p>43908</text:p>
              </table:table-cell>
              <table:table-cell office:value-type="float" office:value="13071.8954248366">
                <text:p>13071.8954248366</text:p>
              </table:table-cell>
              <table:table-cell office:value-type="float" office:value="43926">
                <text:p>43926</text:p>
              </table:table-cell>
              <table:table-cell office:value-type="float" office:value="490.993944556966">
                <text:p>490.9939445569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0893.2461873638">
                <text:p>10893.2461873638</text:p>
              </table:table-cell>
              <table:table-cell office:value-type="float" office:value="43927">
                <text:p>43927</text:p>
              </table:table-cell>
              <table:table-cell office:value-type="float" office:value="409.161620464139">
                <text:p>409.1616204641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9077.70515613653">
                <text:p>9077.70515613653</text:p>
              </table:table-cell>
              <table:table-cell office:value-type="float" office:value="43928">
                <text:p>43928</text:p>
              </table:table-cell>
              <table:table-cell office:value-type="float" office:value="340.968017053449">
                <text:p>340.9680170534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7564.75429678044">
                <text:p>7564.75429678044</text:p>
              </table:table-cell>
              <table:table-cell office:value-type="float" office:value="43929">
                <text:p>43929</text:p>
              </table:table-cell>
              <table:table-cell office:value-type="float" office:value="284.140014211207">
                <text:p>284.1400142112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6303.9619139837">
                <text:p>6303.9619139837</text:p>
              </table:table-cell>
              <table:table-cell office:value-type="float" office:value="43930">
                <text:p>43930</text:p>
              </table:table-cell>
              <table:table-cell office:value-type="float" office:value="236.783345176006">
                <text:p>236.7833451760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5253.30159498642">
                <text:p>5253.30159498642</text:p>
              </table:table-cell>
              <table:table-cell office:value-type="float" office:value="43931">
                <text:p>43931</text:p>
              </table:table-cell>
              <table:table-cell office:value-type="float" office:value="197.319454313339">
                <text:p>197.3194543133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4377.75132915535">
                <text:p>4377.75132915535</text:p>
              </table:table-cell>
              <table:table-cell office:value-type="float" office:value="43932">
                <text:p>43932</text:p>
              </table:table-cell>
              <table:table-cell office:value-type="float" office:value="164.432878594449">
                <text:p>164.4328785944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3648.12610762946">
                <text:p>3648.12610762946</text:p>
              </table:table-cell>
              <table:table-cell office:value-type="float" office:value="43933">
                <text:p>43933</text:p>
              </table:table-cell>
              <table:table-cell office:value-type="float" office:value="137.027398828707">
                <text:p>137.0273988287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3040.10508969121">
                <text:p>3040.10508969121</text:p>
              </table:table-cell>
              <table:table-cell office:value-type="float" office:value="43934">
                <text:p>43934</text:p>
              </table:table-cell>
              <table:table-cell office:value-type="float" office:value="114.189499023923">
                <text:p>114.1894990239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2533.42090807601">
                <text:p>2533.42090807601</text:p>
              </table:table-cell>
              <table:table-cell office:value-type="float" office:value="43935">
                <text:p>43935</text:p>
              </table:table-cell>
              <table:table-cell office:value-type="float" office:value="95.157915853269">
                <text:p>95.1579158532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2111.18409006334">
                <text:p>2111.18409006334</text:p>
              </table:table-cell>
              <table:table-cell office:value-type="float" office:value="43936">
                <text:p>43936</text:p>
              </table:table-cell>
              <table:table-cell office:value-type="float" office:value="79.2982632110575">
                <text:p>79.29826321105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1759.32007505279">
                <text:p>1759.32007505279</text:p>
              </table:table-cell>
              <table:table-cell office:value-type="float" office:value="43937">
                <text:p>43937</text:p>
              </table:table-cell>
              <table:table-cell office:value-type="float" office:value="66.0818860092146">
                <text:p>66.08188600921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1466.10006254399">
                <text:p>1466.10006254399</text:p>
              </table:table-cell>
              <table:table-cell office:value-type="float" office:value="43938">
                <text:p>43938</text:p>
              </table:table-cell>
              <table:table-cell office:value-type="float" office:value="55.0682383410121">
                <text:p>55.06823834101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1221.75005211999">
                <text:p>1221.75005211999</text:p>
              </table:table-cell>
              <table:table-cell office:value-type="float" office:value="43939">
                <text:p>43939</text:p>
              </table:table-cell>
              <table:table-cell office:value-type="float" office:value="45.8901986175101">
                <text:p>45.89019861751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1018.12504343333">
                <text:p>1018.12504343333</text:p>
              </table:table-cell>
              <table:table-cell office:value-type="float" office:value="43940">
                <text:p>43940</text:p>
              </table:table-cell>
              <table:table-cell office:value-type="float" office:value="38.2418321812584">
                <text:p>38.24183218125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848.437536194438">
                <text:p>848.437536194438</text:p>
              </table:table-cell>
              <table:table-cell office:value-type="float" office:value="43941">
                <text:p>43941</text:p>
              </table:table-cell>
              <table:table-cell office:value-type="float" office:value="31.868193484382">
                <text:p>31.8681934843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707.031280162032">
                <text:p>707.031280162032</text:p>
              </table:table-cell>
              <table:table-cell office:value-type="float" office:value="43942">
                <text:p>43942</text:p>
              </table:table-cell>
              <table:table-cell office:value-type="float" office:value="26.5568279036517">
                <text:p>26.55682790365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589.19273346836">
                <text:p>589.19273346836</text:p>
              </table:table-cell>
              <table:table-cell office:value-type="float" office:value="43943">
                <text:p>43943</text:p>
              </table:table-cell>
              <table:table-cell office:value-type="float" office:value="22.1306899197097">
                <text:p>22.13068991970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490.993944556966">
                <text:p>490.993944556966</text:p>
              </table:table-cell>
              <table:table-cell office:value-type="float" office:value="43944">
                <text:p>43944</text:p>
              </table:table-cell>
              <table:table-cell office:value-type="float" office:value="18.4422415997581">
                <text:p>18.44224159975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409.161620464139">
                <text:p>409.161620464139</text:p>
              </table:table-cell>
              <table:table-cell office:value-type="float" office:value="43945">
                <text:p>43945</text:p>
              </table:table-cell>
              <table:table-cell office:value-type="float" office:value="15.3685346664651">
                <text:p>15.3685346664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340.968017053449">
                <text:p>340.968017053449</text:p>
              </table:table-cell>
              <table:table-cell office:value-type="float" office:value="43946">
                <text:p>43946</text:p>
              </table:table-cell>
              <table:table-cell office:value-type="float" office:value="12.8071122220542">
                <text:p>12.80711222205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284.140014211207">
                <text:p>284.140014211207</text:p>
              </table:table-cell>
              <table:table-cell office:value-type="float" office:value="43947">
                <text:p>43947</text:p>
              </table:table-cell>
              <table:table-cell office:value-type="float" office:value="10.6725935183785">
                <text:p>10.67259351837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236.783345176006">
                <text:p>236.783345176006</text:p>
              </table:table-cell>
              <table:table-cell office:value-type="float" office:value="43948">
                <text:p>43948</text:p>
              </table:table-cell>
              <table:table-cell office:value-type="float" office:value="8.89382793198212">
                <text:p>8.893827931982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197.319454313339">
                <text:p>197.319454313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164.432878594449">
                <text:p>164.432878594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137.027398828707">
                <text:p>137.027398828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114.189499023923">
                <text:p>114.189499023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95.157915853269">
                <text:p>95.157915853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79.2982632110575">
                <text:p>79.2982632110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66.0818860092146">
                <text:p>66.0818860092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55.0682383410121">
                <text:p>55.0682383410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45.8901986175101">
                <text:p>45.8901986175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38.2418321812584">
                <text:p>38.2418321812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31.868193484382">
                <text:p>31.868193484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26.5568279036517">
                <text:p>26.5568279036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22.1306899197097">
                <text:p>22.1306899197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18.4422415997581">
                <text:p>18.4422415997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15.3685346664651">
                <text:p>15.3685346664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12.8071122220542">
                <text:p>12.8071122220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10.6725935183785">
                <text:p>10.6725935183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8.89382793198212">
                <text:p>8.89382793198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957cm" svg:height="16.076cm" xlink:href=".." xlink:type="simple" chart:class="chart:scatter" chart:column-mapping="0" chart:style-name="ch1">
        <chart:title svg:x="10.672cm" svg:y="0.457cm" chart:style-name="ch2">
          <text:p>Risk of contracting Covid-19 in USA</text:p>
        </chart:title>
        <chart:subtitle svg:x="9.882cm" svg:y="1.551cm" chart:style-name="ch3">
          <text:p>Currently 1 in 13071  are infetcted in USA : 18/3/2020</text:p>
        </chart:subtitle>
        <chart:plot-area chart:style-name="ch4" table:cell-range-address="USA.C27:USA.C45 USA.I27:USA.I45" chart:data-source-has-labels="column" svg:x="1.57cm" svg:y="2.543cm" svg:width="26.808cm" svg:height="12.251cm">
          <chartooo:coordinate-region svg:x="3.923cm" svg:y="2.748cm" svg:width="23.315cm" svg:height="11.387cm"/>
          <chart:axis chart:dimension="x" chart:name="primary-x" chart:style-name="ch5" chartooo:axis-type="auto">
            <chart:title svg:x="14.581cm" svg:y="15.115cm" chart:style-name="ch6">
              <text:p>Date</text:p>
            </chart:title>
            <chart:categories table:cell-range-address="USA.C27:USA.C45"/>
          </chart:axis>
          <chart:axis chart:dimension="y" chart:name="primary-y" chart:style-name="ch7">
            <chart:title svg:x="0.451cm" svg:y="12.375cm" chart:style-name="ch8">
              <text:p>Number of people you have to meet to risk Infection</text:p>
            </chart:title>
            <chart:grid chart:style-name="ch9" chart:class="major"/>
          </chart:axis>
          <chart:series chart:style-name="ch10" chart:values-cell-range-address="USA.I27:USA.I45" chart:class="chart:scatter">
            <chart:domain table:cell-range-address="USA.C27:USA.C45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890">
                <text:p>43890</text:p>
                <draw:g>
                  <svg:desc>USA.C27:USA.C45</svg:desc>
                </draw:g>
              </table:table-cell>
              <table:table-cell office:value-type="float" office:value="43890">
                <text:p>43890</text:p>
                <draw:g>
                  <svg:desc>USA.C27:USA.C45</svg:desc>
                </draw:g>
              </table:table-cell>
              <table:table-cell office:value-type="float" office:value="2000000">
                <text:p>2000000</text:p>
                <draw:g>
                  <svg:desc>USA.I27:USA.I45</svg:desc>
                </draw:g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43891">
                <text:p>43891</text:p>
              </table:table-cell>
              <table:table-cell office:value-type="float" office:value="2000000">
                <text:p>2000000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43892">
                <text:p>43892</text:p>
              </table:table-cell>
              <table:table-cell office:value-type="float" office:value="333333.333333333">
                <text:p>333333.333333333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43893">
                <text:p>43893</text:p>
              </table:table-cell>
              <table:table-cell office:value-type="float" office:value="222222.222222222">
                <text:p>222222.222222222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43894">
                <text:p>43894</text:p>
              </table:table-cell>
              <table:table-cell office:value-type="float" office:value="181818.181818182">
                <text:p>181818.181818182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43895">
                <text:p>43895</text:p>
              </table:table-cell>
              <table:table-cell office:value-type="float" office:value="166666.666666667">
                <text:p>166666.666666667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3896">
                <text:p>43896</text:p>
              </table:table-cell>
              <table:table-cell office:value-type="float" office:value="133333.333333333">
                <text:p>133333.333333333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43897">
                <text:p>43897</text:p>
              </table:table-cell>
              <table:table-cell office:value-type="float" office:value="105263.157894737">
                <text:p>105263.157894737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8">
                <text:p>43898</text:p>
              </table:table-cell>
              <table:table-cell office:value-type="float" office:value="90909.0909090909">
                <text:p>90909.0909090909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76923.0769230769">
                <text:p>76923.076923076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66666.6666666667">
                <text:p>66666.6666666667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52631.5789473684">
                <text:p>52631.578947368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48780.4878048781">
                <text:p>48780.4878048781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40816.3265306122">
                <text:p>40816.3265306122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35087.7192982456">
                <text:p>35087.719298245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29411.7647058824">
                <text:p>29411.7647058824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23255.8139534884">
                <text:p>23255.8139534884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18348.623853211">
                <text:p>18348.623853211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8">
                <text:p>43908</text:p>
              </table:table-cell>
              <table:table-cell office:value-type="float" office:value="13071.8954248366">
                <text:p>13071.895424836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